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Source Han Sans CN" svg:font-family="'Source Han Sans CN'" style:font-family-generic="system" style:font-pitch="variable"/>
    <style:font-face style:name="Z003" svg:font-family="Z003" style:font-pitch="variable"/>
  </office:font-face-decls>
  <office:automatic-styles>
    <style:style style:name="Table12" style:family="table">
      <style:table-properties style:width="7.3701in" table:align="margins"/>
    </style:style>
    <style:style style:name="Table12.A" style:family="table-column">
      <style:table-column-properties style:column-width="0.3632in" style:rel-column-width="3230*"/>
    </style:style>
    <style:style style:name="Table12.B" style:family="table-column">
      <style:table-column-properties style:column-width="0.2507in" style:rel-column-width="2232*"/>
    </style:style>
    <style:style style:name="Table12.C" style:family="table-column">
      <style:table-column-properties style:column-width="2.2833in" style:rel-column-width="20301*"/>
    </style:style>
    <style:style style:name="Table12.D" style:family="table-column">
      <style:table-column-properties style:column-width="0.616in" style:rel-column-width="5475*"/>
    </style:style>
    <style:style style:name="Table12.E" style:family="table-column">
      <style:table-column-properties style:column-width="0.4333in" style:rel-column-width="3851*"/>
    </style:style>
    <style:style style:name="Table12.F" style:family="table-column">
      <style:table-column-properties style:column-width="0.4264in" style:rel-column-width="3790*"/>
    </style:style>
    <style:style style:name="Table12.G" style:family="table-column">
      <style:table-column-properties style:column-width="0.1188in" style:rel-column-width="1058*"/>
    </style:style>
    <style:style style:name="Table12.H" style:family="table-column">
      <style:table-column-properties style:column-width="1.9076in" style:rel-column-width="16961*"/>
    </style:style>
    <style:style style:name="Table12.I" style:family="table-column">
      <style:table-column-properties style:column-width="0.7486in" style:rel-column-width="6655*"/>
    </style:style>
    <style:style style:name="Table12.J" style:family="table-column">
      <style:table-column-properties style:column-width="0.2229in" style:rel-column-width="1982*"/>
    </style:style>
    <style:style style:name="Table12.A1" style:family="table-cell">
      <style:table-cell-properties fo:padding="0in" fo:border="none" style:writing-mode="page"/>
    </style:style>
    <style:style style:name="Table1" style:family="table">
      <style:table-properties style:width="7.3701in" fo:break-before="page" table:align="margins"/>
    </style:style>
    <style:style style:name="Table1.A" style:family="table-column">
      <style:table-column-properties style:column-width="0.1826in" style:rel-column-width="263*"/>
    </style:style>
    <style:style style:name="Table1.B" style:family="table-column">
      <style:table-column-properties style:column-width="0.4326in" style:rel-column-width="623*"/>
    </style:style>
    <style:style style:name="Table1.C" style:family="table-column">
      <style:table-column-properties style:column-width="4.9111in" style:rel-column-width="7072*"/>
    </style:style>
    <style:style style:name="Table1.D" style:family="table-column">
      <style:table-column-properties style:column-width="0.9215in" style:rel-column-width="1327*"/>
    </style:style>
    <style:style style:name="Table1.E" style:family="table-column">
      <style:table-column-properties style:column-width="0.9222in" style:rel-column-width="1328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7.3701in" table:align="margins"/>
    </style:style>
    <style:style style:name="Table13.A" style:family="table-column">
      <style:table-column-properties style:column-width="0.2465in" style:rel-column-width="355*"/>
    </style:style>
    <style:style style:name="Table13.B" style:family="table-column">
      <style:table-column-properties style:column-width="0.1319in" style:rel-column-width="190*"/>
    </style:style>
    <style:style style:name="Table13.C" style:family="table-column">
      <style:table-column-properties style:column-width="2.2035in" style:rel-column-width="3173*"/>
    </style:style>
    <style:style style:name="Table13.D" style:family="table-column">
      <style:table-column-properties style:column-width="0.3in" style:rel-column-width="432*"/>
    </style:style>
    <style:style style:name="Table13.E" style:family="table-column">
      <style:table-column-properties style:column-width="0.4861in" style:rel-column-width="700*"/>
    </style:style>
    <style:style style:name="Table13.F" style:family="table-column">
      <style:table-column-properties style:column-width="0.3264in" style:rel-column-width="470*"/>
    </style:style>
    <style:style style:name="Table13.G" style:family="table-column">
      <style:table-column-properties style:column-width="0.3688in" style:rel-column-width="531*"/>
    </style:style>
    <style:style style:name="Table13.H" style:family="table-column">
      <style:table-column-properties style:column-width="2.0938in" style:rel-column-width="3015*"/>
    </style:style>
    <style:style style:name="Table13.I" style:family="table-column">
      <style:table-column-properties style:column-width="0.1861in" style:rel-column-width="268*"/>
    </style:style>
    <style:style style:name="Table13.J" style:family="table-column">
      <style:table-column-properties style:column-width="0.2194in" style:rel-column-width="316*"/>
    </style:style>
    <style:style style:name="Table13.K" style:family="table-column">
      <style:table-column-properties style:column-width="0.3819in" style:rel-column-width="550*"/>
    </style:style>
    <style:style style:name="Table13.L" style:family="table-column">
      <style:table-column-properties style:column-width="0.4257in" style:rel-column-width="613*"/>
    </style:style>
    <style:style style:name="Table13.1" style:family="table-row">
      <style:table-row-properties style:min-row-height="0.434in"/>
    </style:style>
    <style:style style:name="Table13.A1" style:family="table-cell">
      <style:table-cell-properties fo:padding="0in" fo:border="none" style:writing-mode="page"/>
    </style:style>
    <style:style style:name="Table13.8" style:family="table-row">
      <style:table-row-properties style:min-row-height="0.7181in"/>
    </style:style>
    <style:style style:name="Table13.15" style:family="table-row">
      <style:table-row-properties style:min-row-height="0.6368in"/>
    </style:style>
    <style:style style:name="Table13.16" style:family="table-row">
      <style:table-row-properties style:min-row-height="0.316in"/>
    </style:style>
    <style:style style:name="Table19" style:family="table">
      <style:table-properties style:width="7.3701in" fo:break-before="page" table:align="margins"/>
    </style:style>
    <style:style style:name="Table19.A" style:family="table-column">
      <style:table-column-properties style:column-width="0.275in" style:rel-column-width="396*"/>
    </style:style>
    <style:style style:name="Table19.B" style:family="table-column">
      <style:table-column-properties style:column-width="0.1104in" style:rel-column-width="159*"/>
    </style:style>
    <style:style style:name="Table19.C" style:family="table-column">
      <style:table-column-properties style:column-width="2.6826in" style:rel-column-width="3863*"/>
    </style:style>
    <style:style style:name="Table19.D" style:family="table-column">
      <style:table-column-properties style:column-width="0.1139in" style:rel-column-width="164*"/>
    </style:style>
    <style:style style:name="Table19.E" style:family="table-column">
      <style:table-column-properties style:column-width="0.4465in" style:rel-column-width="643*"/>
    </style:style>
    <style:style style:name="Table19.F" style:family="table-column">
      <style:table-column-properties style:column-width="0.2806in" style:rel-column-width="404*"/>
    </style:style>
    <style:style style:name="Table19.G" style:family="table-column">
      <style:table-column-properties style:column-width="0.2174in" style:rel-column-width="313*"/>
    </style:style>
    <style:style style:name="Table19.H" style:family="table-column">
      <style:table-column-properties style:column-width="0.109in" style:rel-column-width="157*"/>
    </style:style>
    <style:style style:name="Table19.I" style:family="table-column">
      <style:table-column-properties style:column-width="2.4306in" style:rel-column-width="3500*"/>
    </style:style>
    <style:style style:name="Table19.J" style:family="table-column">
      <style:table-column-properties style:column-width="0.4521in" style:rel-column-width="651*"/>
    </style:style>
    <style:style style:name="Table19.K" style:family="table-column">
      <style:table-column-properties style:column-width="0.2521in" style:rel-column-width="363*"/>
    </style:style>
    <style:style style:name="Table19.A1" style:family="table-cell">
      <style:table-cell-properties fo:padding="0in" fo:border="none" style:writing-mode="page"/>
    </style:style>
    <style:style style:name="Table19.9" style:family="table-row">
      <style:table-row-properties style:min-row-height="0.5153in"/>
    </style:style>
    <style:style style:name="Table20" style:family="table">
      <style:table-properties style:width="7.3701in" fo:break-before="page" table:align="margins"/>
    </style:style>
    <style:style style:name="Table20.A" style:family="table-column">
      <style:table-column-properties style:column-width="0.2951in" style:rel-column-width="425*"/>
    </style:style>
    <style:style style:name="Table20.B" style:family="table-column">
      <style:table-column-properties style:column-width="0.1368in" style:rel-column-width="197*"/>
    </style:style>
    <style:style style:name="Table20.C" style:family="table-column">
      <style:table-column-properties style:column-width="2.4243in" style:rel-column-width="3491*"/>
    </style:style>
    <style:style style:name="Table20.D" style:family="table-column">
      <style:table-column-properties style:column-width="0.4729in" style:rel-column-width="681*"/>
    </style:style>
    <style:style style:name="Table20.E" style:family="table-column">
      <style:table-column-properties style:column-width="0.4208in" style:rel-column-width="606*"/>
    </style:style>
    <style:style style:name="Table20.F" style:family="table-column">
      <style:table-column-properties style:column-width="0.1285in" style:rel-column-width="185*"/>
    </style:style>
    <style:style style:name="Table20.G" style:family="table-column">
      <style:table-column-properties style:column-width="2.3715in" style:rel-column-width="3415*"/>
    </style:style>
    <style:style style:name="Table20.H" style:family="table-column">
      <style:table-column-properties style:column-width="0.1972in" style:rel-column-width="284*"/>
    </style:style>
    <style:style style:name="Table20.I" style:family="table-column">
      <style:table-column-properties style:column-width="0.6188in" style:rel-column-width="891*"/>
    </style:style>
    <style:style style:name="Table20.J" style:family="table-column">
      <style:table-column-properties style:column-width="0.3042in" style:rel-column-width="438*"/>
    </style:style>
    <style:style style:name="Table20.A1" style:family="table-cell">
      <style:table-cell-properties fo:padding="0in" fo:border="none" style:writing-mode="page"/>
    </style:style>
    <style:style style:name="Table20.9" style:family="table-row">
      <style:table-row-properties style:min-row-height="0.5299in"/>
    </style:style>
    <style:style style:name="Table17" style:family="table">
      <style:table-properties style:width="7.2438in" fo:break-before="page" table:align="left" fo:background-color="transparent">
        <style:background-image/>
      </style:table-properties>
    </style:style>
    <style:style style:name="Table17.A" style:family="table-column">
      <style:table-column-properties style:column-width="0.3688in"/>
    </style:style>
    <style:style style:name="Table17.B" style:family="table-column">
      <style:table-column-properties style:column-width="0.1278in"/>
    </style:style>
    <style:style style:name="Table17.C" style:family="table-column">
      <style:table-column-properties style:column-width="2.1319in"/>
    </style:style>
    <style:style style:name="Table17.D" style:family="table-column">
      <style:table-column-properties style:column-width="0.8785in"/>
    </style:style>
    <style:style style:name="Table17.E" style:family="table-column">
      <style:table-column-properties style:column-width="0.3125in"/>
    </style:style>
    <style:style style:name="Table17.F" style:family="table-column">
      <style:table-column-properties style:column-width="0.4271in"/>
    </style:style>
    <style:style style:name="Table17.G" style:family="table-column">
      <style:table-column-properties style:column-width="1.9396in"/>
    </style:style>
    <style:style style:name="Table17.H" style:family="table-column">
      <style:table-column-properties style:column-width="1.0576in"/>
    </style:style>
    <style:style style:name="Table17.1" style:family="table-row">
      <style:table-row-properties style:min-row-height="0.3125in"/>
    </style:style>
    <style:style style:name="Table17.A1" style:family="table-cell">
      <style:table-cell-properties fo:padding="0in" fo:border="none" style:writing-mode="page"/>
    </style:style>
    <style:style style:name="Table17.11" style:family="table-row">
      <style:table-row-properties style:min-row-height="0.4201in"/>
    </style:style>
    <style:style style:name="Table17.A19" style:family="table-cell">
      <style:table-cell-properties fo:padding="0.0201in" fo:border-left="none" fo:border-right="none" fo:border-top="1.5pt solid #000000" fo:border-bottom="none" style:writing-mode="page"/>
    </style:style>
    <style:style style:name="Table17.20" style:family="table-row">
      <style:table-row-properties fo:background-color="transparent">
        <style:background-image/>
      </style:table-row-properties>
    </style:style>
    <style:style style:name="Table17.A20" style:family="table-cell">
      <style:table-cell-properties fo:padding="0.0201in" fo:border="none" style:writing-mode="page"/>
    </style:style>
    <style:style style:name="Table18" style:family="table">
      <style:table-properties style:width="7.3125in" fo:break-before="page" table:align="left"/>
    </style:style>
    <style:style style:name="Table18.A" style:family="table-column">
      <style:table-column-properties style:column-width="0.2563in"/>
    </style:style>
    <style:style style:name="Table18.B" style:family="table-column">
      <style:table-column-properties style:column-width="1.8097in"/>
    </style:style>
    <style:style style:name="Table18.C" style:family="table-column">
      <style:table-column-properties style:column-width="1.3715in"/>
    </style:style>
    <style:style style:name="Table18.D" style:family="table-column">
      <style:table-column-properties style:column-width="0.3125in"/>
    </style:style>
    <style:style style:name="Table18.E" style:family="table-column">
      <style:table-column-properties style:column-width="0.25in"/>
    </style:style>
    <style:style style:name="Table18.F" style:family="table-column">
      <style:table-column-properties style:column-width="2.1285in"/>
    </style:style>
    <style:style style:name="Table18.G" style:family="table-column">
      <style:table-column-properties style:column-width="1.184in"/>
    </style:style>
    <style:style style:name="Table18.A1" style:family="table-cell">
      <style:table-cell-properties fo:padding="0in" fo:border="none" style:writing-mode="page"/>
    </style:style>
    <style:style style:name="Table18.16" style:family="table-row">
      <style:table-row-properties style:min-row-height="0.0979in"/>
    </style:style>
    <style:style style:name="P1" style:family="paragraph" style:parent-style-name="Footer">
      <style:paragraph-properties fo:text-align="center" style:justify-single-word="false"/>
      <style:text-properties style:font-name="Ligconsolata" fo:font-style="normal" officeooo:paragraph-rsid="001f53ad" style:font-style-asian="normal" style:font-style-complex="normal"/>
    </style:style>
    <style:style style:name="P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6pt" officeooo:paragraph-rsid="001f53ad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6pt" fo:font-style="italic" officeooo:paragraph-rsid="001f53ad" style:font-size-asian="16pt" style:font-style-asian="italic" style:font-size-complex="16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6pt" fo:font-weight="bold" officeooo:paragraph-rsid="001f53ad" style:font-size-asian="16pt" style:font-weight-asian="bold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style:font-name="Ligconsolata" fo:font-size="16pt" style:text-underline-style="none" fo:font-weight="bold" officeooo:rsid="0018a9cd" officeooo:paragraph-rsid="0020ce77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4pt" style:text-underline-style="solid" style:text-underline-width="auto" style:text-underline-color="font-color" fo:font-weight="bold" officeooo:rsid="0018a9cd" officeooo:paragraph-rsid="0020ce77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style:font-name="Ligconsolata" fo:font-size="12pt" fo:font-weight="bold" officeooo:rsid="001dd83d" officeooo:paragraph-rsid="0020ce77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style:font-name="Ligconsolata" fo:font-size="12pt" fo:font-weight="bold" officeooo:rsid="0018a9cd" officeooo:paragraph-rsid="0020ce7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style:font-name="Ligconsolata" fo:font-size="12pt" fo:font-weight="bold" officeooo:rsid="001dd83d" officeooo:paragraph-rsid="0020ce77" style:font-size-asian="12pt" style:font-weight-asian="bold" style:font-name-complex="Calibri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2pt" officeooo:rsid="001dd83d" officeooo:paragraph-rsid="0020ce7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2pt" officeooo:paragraph-rsid="0020ce7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2pt" fo:language="en" fo:country="US" fo:font-weight="bold" officeooo:rsid="001dd83d" officeooo:paragraph-rsid="0020ce77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2pt" fo:language="en" fo:country="US" officeooo:paragraph-rsid="0020ce77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2pt" fo:font-style="italic" officeooo:paragraph-rsid="0020ce77" style:font-size-asian="12pt" style:font-style-asian="italic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2pt" fo:font-style="italic" fo:font-weight="normal" officeooo:paragraph-rsid="0020ce77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0pt" fo:font-weight="bold" officeooo:rsid="001dd83d" officeooo:paragraph-rsid="0020ce7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0pt" fo:font-weight="bold" officeooo:rsid="001be775" officeooo:paragraph-rsid="0020ce7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Ligconsolata" fo:font-size="10pt" fo:font-weight="bold" officeooo:paragraph-rsid="0020ce7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officeooo:paragraph-rsid="001f53a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officeooo:paragraph-rsid="001f53a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4pt" officeooo:paragraph-rsid="0020ce7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officeooo:paragraph-rsid="002206f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4pt" officeooo:rsid="0018a9cd" officeooo:paragraph-rsid="0020ce7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fo:font-weight="bold" officeooo:paragraph-rsid="001f53a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weight="bold" officeooo:paragraph-rsid="001f53a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rsid="001be775" officeooo:paragraph-rsid="002206f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paragraph-rsid="002206f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fo:font-style="italic" officeooo:paragraph-rsid="001f53ad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style="italic" officeooo:paragraph-rsid="001f53ad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style="italic" fo:font-weight="bold" officeooo:paragraph-rsid="001f53ad" style:font-size-asian="14pt" style:font-style-asian="italic" style:font-weight-asian="bold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List_20_Paragraph">
      <style:paragraph-properties fo:margin-left="0in" fo:margin-right="0in" fo:text-align="end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0b77b2" officeooo:paragraph-rsid="001f53ad" style:font-size-asian="14pt" style:font-weight-asian="bold" style:font-size-complex="14pt" style:font-weight-complex="bold"/>
    </style:style>
    <style:style style:name="P32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4pt" style:text-underline-style="solid" style:text-underline-width="auto" style:text-underline-color="font-color" fo:font-weight="bold" officeooo:rsid="000cfbd3" officeooo:paragraph-rsid="001f53ad" style:font-size-asian="14pt" style:font-weight-asian="bold" style:font-size-complex="14pt" style:font-weight-complex="bold"/>
    </style:style>
    <style:style style:name="P3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0cfbd3" officeooo:paragraph-rsid="001f53ad" style:font-size-asian="14pt" style:font-weight-asian="bold" style:font-size-complex="14pt" style:font-weight-complex="bold"/>
    </style:style>
    <style:style style:name="P34" style:family="paragraph" style:parent-style-name="List_20_Paragraph">
      <style:paragraph-properties fo:margin-left="0in" fo:margin-right="0in" fo:text-align="end" style:justify-single-word="false" fo:text-indent="0in" style:auto-text-indent="false" fo:break-before="page"/>
      <style:text-properties fo:font-size="14pt" style:text-underline-style="solid" style:text-underline-width="auto" style:text-underline-color="font-color" fo:font-weight="bold" officeooo:rsid="000cfbd3" officeooo:paragraph-rsid="001f53ad" style:font-size-asian="14pt" style:font-weight-asian="bold" style:font-size-complex="14pt" style:font-weight-complex="bold"/>
    </style:style>
    <style:style style:name="P35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 fo:break-before="page"/>
      <style:text-properties fo:font-size="14pt" style:text-underline-style="solid" style:text-underline-width="auto" style:text-underline-color="font-color" fo:font-weight="bold" officeooo:paragraph-rsid="001f53a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4pt" style:text-underline-style="solid" style:text-underline-width="auto" style:text-underline-color="font-color" fo:font-weight="bold" officeooo:paragraph-rsid="001f53a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style:text-underline-style="solid" style:text-underline-width="auto" style:text-underline-color="font-color" fo:font-weight="bold" officeooo:paragraph-rsid="002206f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/>
      <style:text-properties fo:font-size="14pt" style:text-underline-style="solid" style:text-underline-width="auto" style:text-underline-color="font-color" officeooo:paragraph-rsid="001f53a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style:text-underline-style="solid" style:text-underline-width="auto" style:text-underline-color="font-color" officeooo:paragraph-rsid="002206f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4pt" style:text-underline-style="solid" style:text-underline-width="auto" style:text-underline-color="font-color" officeooo:paragraph-rsid="0020ce7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4pt" fo:font-style="normal" style:text-underline-style="solid" style:text-underline-width="auto" style:text-underline-color="font-color" officeooo:paragraph-rsid="0020ce77" style:font-size-asian="14pt" style:font-style-asian="normal" style:font-size-complex="14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 fo:break-before="page"/>
      <style:text-properties fo:font-size="18pt" fo:font-weight="bold" officeooo:paragraph-rsid="001f53ad" style:font-size-asian="18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fo:font-size="18pt" fo:font-weight="bold" officeooo:paragraph-rsid="001f53ad" style:font-size-asian="18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 fo:break-before="page"/>
      <style:text-properties fo:font-size="18pt" style:text-underline-style="solid" style:text-underline-width="auto" style:text-underline-color="font-color" fo:font-weight="bold" officeooo:paragraph-rsid="001f53ad" style:font-size-asian="18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paragraph-rsid="001f53a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paragraph-rsid="0020ce7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fo:font-size="10pt" officeooo:paragraph-rsid="001f53a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rsid="001a9467" officeooo:paragraph-rsid="001f53a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officeooo:rsid="001a9467" officeooo:paragraph-rsid="0020ce7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rsid="001a9467" officeooo:paragraph-rsid="0020ce7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officeooo:paragraph-rsid="002206f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officeooo:rsid="001be775" officeooo:paragraph-rsid="002206f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20ce7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0pt" fo:font-weight="bold" officeooo:paragraph-rsid="0020ce7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1a9467" officeooo:paragraph-rsid="001f53ad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/>
      <style:text-properties fo:font-size="10pt" fo:font-weight="bold" officeooo:rsid="001a9467" officeooo:paragraph-rsid="0020ce7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1a9467" officeooo:paragraph-rsid="001f53a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List_20_Paragraph">
      <style:paragraph-properties fo:margin-left="0in" fo:margin-right="0in" fo:text-align="end" style:justify-single-word="false" fo:text-indent="0in" style:auto-text-indent="false" fo:break-before="page"/>
      <style:text-properties fo:font-size="10pt" fo:font-weight="bold" officeooo:rsid="001a9467" officeooo:paragraph-rsid="0020ce77" style:font-size-asian="10pt" style:font-weight-asian="bold" style:font-size-complex="10pt" style:font-weight-complex="bold"/>
    </style:style>
    <style:style style:name="P59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0pt" fo:font-weight="bold" officeooo:rsid="000cfbd3" officeooo:paragraph-rsid="0020ce77" style:font-size-asian="10pt" style:font-weight-asian="bold" style:font-size-complex="10pt" style:font-weight-complex="bold"/>
    </style:style>
    <style:style style:name="P6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2206f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0pt" fo:font-weight="bold" officeooo:paragraph-rsid="002206f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paragraph-rsid="002206f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2206f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20ce77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20ce77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 fo:break-before="page"/>
      <style:text-properties fo:font-size="10pt" fo:font-weight="bold" officeooo:paragraph-rsid="0020ce7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20ce77" style:font-size-asian="10pt" style:font-weight-asian="bold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0pt" fo:font-weight="bold" officeooo:rsid="0018a9cd" officeooo:paragraph-rsid="0020ce7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rsid="001dd83d" officeooo:paragraph-rsid="002206fd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2206fd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20ce7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fo:font-weight="bold" officeooo:rsid="001a9467" officeooo:paragraph-rsid="001f53ad" style:font-size-asian="8.75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1a9467" officeooo:paragraph-rsid="001f53ad" style:font-size-asian="8.75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paragraph-rsid="001f53ad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rsid="001a9467" officeooo:paragraph-rsid="0020ce77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normal" officeooo:rsid="001be775" officeooo:paragraph-rsid="002206fd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fo:font-size="10pt" fo:font-style="italic" fo:font-weight="normal" officeooo:paragraph-rsid="001f53ad" style:font-size-asian="10pt" style:font-style-asian="italic" style:font-weight-asian="normal" style:font-size-complex="10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6pt" officeooo:paragraph-rsid="001f53ad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6pt" officeooo:paragraph-rsid="001f53ad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List_20_Paragraph">
      <style:paragraph-properties fo:margin-left="0in" fo:margin-right="0in" fo:text-align="end" style:justify-single-word="false" fo:text-indent="0in" style:auto-text-indent="false" fo:break-before="page"/>
      <style:text-properties fo:font-size="16pt" fo:language="en" fo:country="US" style:text-underline-style="solid" style:text-underline-width="auto" style:text-underline-color="font-color" fo:font-weight="bold" officeooo:rsid="000cfbd3" officeooo:paragraph-rsid="0020ce77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81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 fo:break-before="page"/>
      <style:text-properties fo:font-size="16pt" style:text-underline-style="solid" style:text-underline-width="auto" style:text-underline-color="font-color" fo:font-weight="bold" officeooo:paragraph-rsid="001f53a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1pt" fo:font-weight="bold" officeooo:rsid="000b77b2" officeooo:paragraph-rsid="001f53ad" style:font-size-asian="11pt" style:font-weight-asian="bold" style:font-size-complex="11pt" style:font-weight-complex="bold"/>
    </style:style>
    <style:style style:name="P8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paragraph-rsid="001f53ad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rsid="001a9467" officeooo:paragraph-rsid="001f53ad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 fo:break-before="page"/>
      <style:text-properties fo:font-size="11pt" fo:font-weight="bold" officeooo:rsid="0020d5db" officeooo:paragraph-rsid="001f53ad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fo:font-weight="bold" officeooo:rsid="0020d5db" officeooo:paragraph-rsid="001f53ad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fo:font-weight="bold" officeooo:paragraph-rsid="001f53ad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fo:font-weight="bold" officeooo:rsid="0017884d" officeooo:paragraph-rsid="001f53ad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paragraph-rsid="001f53ad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1pt" officeooo:paragraph-rsid="001f53ad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List_20_Paragraph">
      <style:paragraph-properties fo:margin-left="0in" fo:margin-right="0in" fo:text-align="start" style:justify-single-word="false" fo:text-indent="0in" style:auto-text-indent="false" fo:break-before="page"/>
      <style:text-properties fo:font-size="11pt" fo:language="en" fo:country="US" officeooo:paragraph-rsid="001f53a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1pt" fo:font-weight="normal" officeooo:paragraph-rsid="001f53ad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1pt" fo:font-style="italic" fo:font-weight="bold" officeooo:rsid="001a9467" officeooo:paragraph-rsid="001f53ad" style:font-size-asian="11pt" style:font-style-asian="italic" style:font-weight-asian="bold" style:font-size-complex="11pt" style:font-style-complex="italic" style:font-weight-complex="bold"/>
    </style:style>
    <style:style style:name="P94" style:family="paragraph" style:parent-style-name="List_20_Paragraph">
      <style:paragraph-properties fo:margin-left="0in" fo:margin-right="0in" fo:text-align="start" style:justify-single-word="false" fo:text-indent="0in" style:auto-text-indent="false" fo:break-before="page"/>
      <style:text-properties fo:font-size="11pt" fo:font-style="italic" fo:font-weight="bold" officeooo:rsid="001a9467" officeooo:paragraph-rsid="001f53ad" style:font-size-asian="11pt" style:font-style-asian="italic" style:font-weight-asian="bold" style:font-size-complex="11pt" style:font-style-complex="italic" style:font-weight-complex="bold"/>
    </style:style>
    <style:style style:name="P95" style:family="paragraph" style:parent-style-name="List_20_Paragraph">
      <style:paragraph-properties fo:margin-left="0in" fo:margin-right="0in" fo:line-height="100%" fo:text-align="start" style:justify-single-word="false" fo:text-indent="0in" style:auto-text-indent="false" fo:break-before="page"/>
      <style:text-properties fo:font-size="11pt" fo:font-style="italic" fo:font-weight="bold" officeooo:rsid="001a9467" officeooo:paragraph-rsid="001f53ad" style:font-size-asian="11pt" style:font-style-asian="italic" style:font-weight-asian="bold" style:font-size-complex="11pt" style:font-style-complex="italic" style:font-weight-complex="bold"/>
    </style:style>
    <style:style style:name="P9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 fo:break-before="page"/>
      <style:text-properties fo:font-size="11pt" fo:font-style="italic" fo:font-weight="bold" officeooo:rsid="001a9467" officeooo:paragraph-rsid="001f53ad" style:font-size-asian="11pt" style:font-style-asian="italic" style:font-weight-asian="bold" style:font-size-complex="11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 fo:break-before="page"/>
      <style:text-properties fo:font-size="11pt" fo:font-style="italic" fo:font-weight="bold" officeooo:rsid="001a9467" officeooo:paragraph-rsid="001f53ad" style:font-size-asian="11pt" style:font-style-asian="italic" style:font-weight-asian="bold" style:font-size-complex="11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style="italic" fo:font-weight="bold" officeooo:rsid="001a9467" officeooo:paragraph-rsid="001f53ad" style:font-size-asian="11pt" style:font-style-asian="italic" style:font-weight-asian="bold" style:font-size-complex="11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style="italic" officeooo:rsid="001a9467" officeooo:paragraph-rsid="001f53ad" style:font-size-asian="11pt" style:font-style-asian="italic" style:font-size-complex="11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style="italic" officeooo:paragraph-rsid="001f53ad" style:font-size-asian="11pt" style:font-style-asian="italic" style:font-size-complex="11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1pt" fo:font-style="italic" officeooo:paragraph-rsid="001f53ad" style:font-size-asian="11pt" style:font-style-asian="italic" style:font-size-complex="11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1pt" fo:font-style="italic" officeooo:paragraph-rsid="0020ce77" style:font-size-asian="11pt" style:font-style-asian="italic" style:font-size-complex="11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1pt" fo:font-style="italic" fo:font-weight="normal" officeooo:paragraph-rsid="001f53ad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1pt" fo:font-style="italic" fo:font-weight="normal" officeooo:paragraph-rsid="0020ce77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fo:font-size="11pt" fo:font-style="normal" fo:font-weight="normal" officeooo:paragraph-rsid="001f53ad" style:font-size-asian="11pt" style:font-style-asian="normal" style:font-weight-asian="normal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 fo:break-before="page"/>
      <style:text-properties fo:font-size="12pt" fo:font-weight="bold" officeooo:paragraph-rsid="001f53a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f53a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0ce7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List_20_Paragraph">
      <style:paragraph-properties fo:margin-left="0in" fo:margin-right="0in" fo:text-align="end" style:justify-single-word="false" fo:text-indent="0in" style:auto-text-indent="false"/>
      <style:text-properties fo:font-size="12pt" fo:font-weight="bold" officeooo:rsid="0020d5db" officeooo:paragraph-rsid="001f53ad" style:font-size-asian="12pt" style:font-weight-asian="bold" style:font-size-complex="12pt" style:font-weight-complex="bold"/>
    </style:style>
    <style:style style:name="P11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rsid="0020d5db" officeooo:paragraph-rsid="001f53a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f53a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0ce7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206f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1a9467" officeooo:paragraph-rsid="001f53a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45be7" officeooo:paragraph-rsid="001f53a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206f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2pt" fo:font-weight="bold" officeooo:paragraph-rsid="002206f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paragraph-rsid="002206f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rsid="001dd83d" officeooo:paragraph-rsid="002206f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fo:font-weight="bold" officeooo:rsid="001dd83d" officeooo:paragraph-rsid="002206f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2pt" fo:font-weight="bold" officeooo:rsid="001dd83d" officeooo:paragraph-rsid="0020ce7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rsid="001d4935" officeooo:paragraph-rsid="002206f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3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2pt" fo:font-weight="bold" officeooo:rsid="001d4935" officeooo:paragraph-rsid="0021e34b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 fo:break-before="page"/>
      <style:text-properties fo:font-size="12pt" fo:font-weight="bold" officeooo:rsid="0020d5db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fo:font-weight="bold" officeooo:rsid="0020d5db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rsid="0020d5db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7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rsid="0021bca1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8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2pt" fo:font-weight="bold" officeooo:rsid="0021bca1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45be7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387e3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27112" officeooo:paragraph-rsid="001f53a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2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2pt" fo:font-weight="bold" officeooo:rsid="001d4935" officeooo:paragraph-rsid="0020ce77" style:font-size-asian="12pt" style:font-weight-asian="bold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rsid="001d4935" officeooo:paragraph-rsid="0020ce77" style:font-size-asian="12pt" style:font-weight-asian="bold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4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0ce77" style:font-size-asian="12pt" style:font-weight-asian="bold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5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rsid="001dd83d" officeooo:paragraph-rsid="002206f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6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2pt" fo:font-weight="bold" officeooo:rsid="001dd83d" officeooo:paragraph-rsid="0020ce77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7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rsid="001d4935" officeooo:paragraph-rsid="002206fd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45be7" officeooo:paragraph-rsid="001f53ad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f53ad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0ce7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2pt" fo:font-weight="bold" officeooo:paragraph-rsid="0020ce7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f53ad" style:font-size-asian="12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0ce77" style:font-size-asian="12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4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/>
      <style:text-properties fo:font-size="12pt" fo:font-weight="bold" officeooo:rsid="00227112" officeooo:paragraph-rsid="0020ce77" style:font-size-asian="12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5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/>
      <style:text-properties fo:font-size="12pt" fo:font-weight="bold" officeooo:rsid="00227112" officeooo:paragraph-rsid="0020ce7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6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 fo:break-before="page"/>
      <style:text-properties fo:font-size="12pt" fo:font-weight="bold" officeooo:rsid="00227112" officeooo:paragraph-rsid="0020ce7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20ce77" style:font-size-asian="12pt" style:font-weight-asian="bold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45be7" officeooo:paragraph-rsid="001f53ad" style:font-size-asian="12pt" style:font-weight-asian="bold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9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officeooo:paragraph-rsid="001f53a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officeooo:paragraph-rsid="0020ce7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officeooo:paragraph-rsid="001f53a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2pt" officeooo:paragraph-rsid="001f53a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2pt" officeooo:paragraph-rsid="0020ce7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officeooo:paragraph-rsid="0020ce77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officeooo:paragraph-rsid="002206f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officeooo:rsid="001a9467" officeooo:paragraph-rsid="001f53a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officeooo:rsid="0017884d" officeooo:paragraph-rsid="001f53a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officeooo:paragraph-rsid="002206f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officeooo:paragraph-rsid="0023f6ac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officeooo:rsid="001dd83d" officeooo:paragraph-rsid="002206f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1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 fo:break-before="page"/>
      <style:text-properties fo:font-size="12pt" style:text-underline-style="solid" style:text-underline-width="auto" style:text-underline-color="font-color" fo:font-weight="bold" officeooo:paragraph-rsid="001f53ad" style:font-size-asian="12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normal" officeooo:paragraph-rsid="0020ce7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3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2pt" fo:font-style="italic" fo:font-weight="bold" officeooo:paragraph-rsid="002206fd" style:font-size-asian="12pt" style:font-style-asian="italic" style:font-weight-asian="bold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fo:font-style="italic" officeooo:paragraph-rsid="002206fd" style:font-size-asian="12pt" style:font-style-asian="italic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fo:font-style="italic" fo:font-weight="normal" officeooo:paragraph-rsid="002206fd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6" style:family="paragraph" style:parent-style-name="NaslovPrveRazine">
      <style:text-properties fo:font-size="18pt" fo:font-style="normal" fo:font-weight="bold" officeooo:rsid="0015fbb2" officeooo:paragraph-rsid="001f53ad" style:font-size-asian="18pt" style:font-style-asian="normal" style:font-weight-asian="bold" style:font-size-complex="18pt" style:font-style-complex="normal" style:font-weight-complex="bold"/>
    </style:style>
    <style:style style:name="P167" style:family="paragraph" style:parent-style-name="NaslovPrveRazine">
      <style:paragraph-properties fo:break-before="page"/>
      <style:text-properties fo:font-size="18pt" fo:font-style="normal" style:text-underline-style="solid" style:text-underline-width="auto" style:text-underline-color="font-color" fo:font-weight="bold" officeooo:rsid="0015fbb2" officeooo:paragraph-rsid="001f53ad" style:font-size-asian="18pt" style:font-style-asian="normal" style:font-weight-asian="bold" style:font-size-complex="18pt" style:font-style-complex="normal" style:font-weight-complex="bold"/>
    </style:style>
    <style:style style:name="P168" style:family="paragraph" style:parent-style-name="Standard">
      <style:paragraph-properties fo:margin-top="0in" fo:margin-bottom="0in" style:contextual-spacing="false" fo:line-height="115%" fo:text-align="start" style:justify-single-word="false" fo:orphans="0" fo:widows="0" fo:hyphenation-ladder-count="no-limit"/>
      <style:text-properties style:font-name="Ligconsolata" fo:font-size="16pt" fo:font-style="normal" officeooo:paragraph-rsid="001f53ad" style:font-size-asian="16pt" style:font-style-asian="normal" style:font-size-complex="16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9" style:family="paragraph" style:parent-style-name="Standard">
      <style:paragraph-properties fo:margin-top="0in" fo:margin-bottom="0in" style:contextual-spacing="false" fo:line-height="115%" fo:text-align="start" style:justify-single-word="false" fo:orphans="0" fo:widows="0" fo:hyphenation-ladder-count="no-limit"/>
      <style:text-properties style:font-name="Ligconsolata" fo:font-size="16pt" fo:font-style="italic" officeooo:paragraph-rsid="001f53ad" style:font-size-asian="16pt" style:font-style-asian="italic" style:font-size-complex="16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0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Ligconsolata" fo:font-size="16pt" officeooo:paragraph-rsid="001f53ad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1" style:family="paragraph" style:parent-style-name="Standard">
      <style:paragraph-properties fo:text-align="end" style:justify-single-word="false"/>
      <style:text-properties style:font-name="Ligconsolata" fo:font-weight="bold" officeooo:rsid="00227112" officeooo:paragraph-rsid="0020ce77" style:font-weight-asian="bold" style:font-weight-complex="bold"/>
    </style:style>
    <style:style style:name="P172" style:family="paragraph" style:parent-style-name="Standard">
      <style:text-properties officeooo:paragraph-rsid="001f53ad"/>
    </style:style>
    <style:style style:name="P173" style:family="paragraph" style:parent-style-name="Standard">
      <style:paragraph-properties fo:break-before="page"/>
      <style:text-properties officeooo:paragraph-rsid="001f53ad"/>
    </style:style>
    <style:style style:name="P174" style:family="paragraph" style:parent-style-name="Standard">
      <style:paragraph-properties fo:line-height="150%"/>
      <style:text-properties fo:font-size="10pt" officeooo:paragraph-rsid="0020ce77" style:font-size-asian="10pt" style:font-size-complex="10pt"/>
    </style:style>
    <style:style style:name="P175" style:family="paragraph" style:parent-style-name="Standard">
      <style:text-properties fo:font-size="14pt" officeooo:paragraph-rsid="001f53ad" style:font-size-asian="14pt" style:font-size-complex="14pt"/>
    </style:style>
    <style:style style:name="P176" style:family="paragraph" style:parent-style-name="Standard">
      <style:text-properties fo:font-size="16pt" officeooo:paragraph-rsid="001f53ad" style:font-size-asian="16pt" style:font-size-complex="16pt"/>
    </style:style>
    <style:style style:name="P177" style:family="paragraph" style:parent-style-name="Standard">
      <style:text-properties fo:font-size="12pt" officeooo:paragraph-rsid="001f53ad" style:font-size-asian="12pt" style:font-size-complex="12pt"/>
    </style:style>
    <style:style style:name="P178" style:family="paragraph" style:parent-style-name="Standard">
      <style:paragraph-properties fo:text-align="end" style:justify-single-word="false"/>
      <style:text-properties fo:font-size="12pt" officeooo:paragraph-rsid="002206fd" style:font-size-asian="12pt" style:font-size-complex="12pt"/>
    </style:style>
    <style:style style:name="P179" style:family="paragraph" style:parent-style-name="Standard">
      <style:paragraph-properties fo:line-height="150%"/>
      <style:text-properties fo:font-size="12pt" officeooo:paragraph-rsid="0020ce77" style:font-size-asian="12pt" style:font-size-complex="12pt"/>
    </style:style>
    <style:style style:name="P180" style:family="paragraph" style:parent-style-name="Standard">
      <style:paragraph-properties fo:line-height="150%" fo:text-align="end" style:justify-single-word="false"/>
      <style:text-properties fo:font-size="12pt" officeooo:paragraph-rsid="0020ce77" style:font-size-asian="12pt" style:font-size-complex="12pt"/>
    </style:style>
    <style:style style:name="P181" style:family="paragraph" style:parent-style-name="Standard">
      <style:text-properties fo:font-size="12pt" officeooo:paragraph-rsid="002206fd" style:font-size-asian="12pt" style:font-size-complex="12pt"/>
    </style:style>
    <style:style style:name="P182" style:family="paragraph" style:parent-style-name="Standard">
      <style:text-properties fo:font-style="italic" fo:font-weight="bold" officeooo:paragraph-rsid="001f53ad" style:font-style-asian="italic" style:font-weight-asian="bold" style:font-style-complex="italic" style:font-weight-complex="bold"/>
    </style:style>
    <style:style style:name="P183" style:family="paragraph" style:parent-style-name="Standard">
      <style:text-properties officeooo:paragraph-rsid="0020ce77"/>
    </style:style>
    <style:style style:name="P184" style:family="paragraph" style:parent-style-name="Standard">
      <style:paragraph-properties fo:text-align="end" style:justify-single-word="false"/>
      <style:text-properties officeooo:paragraph-rsid="0020ce77"/>
    </style:style>
    <style:style style:name="P185" style:family="paragraph" style:parent-style-name="Standard">
      <style:paragraph-properties fo:text-align="end" style:justify-single-word="false"/>
      <style:text-properties officeooo:paragraph-rsid="002206fd"/>
    </style:style>
    <style:style style:name="P186" style:family="paragraph" style:parent-style-name="Standard">
      <style:paragraph-properties fo:line-height="150%" fo:text-align="end" style:justify-single-word="false"/>
      <style:text-properties style:font-name="Ligconsolata" fo:font-size="12pt" fo:font-weight="bold" officeooo:rsid="001dd83d" officeooo:paragraph-rsid="0020ce77" style:font-size-asian="12pt" style:font-weight-asian="bold" style:font-size-complex="12pt" style:font-weight-complex="bold"/>
    </style:style>
    <style:style style:name="P187" style:family="paragraph" style:parent-style-name="Standard">
      <style:text-properties officeooo:paragraph-rsid="002206fd"/>
    </style:style>
    <style:style style:name="P188" style:family="paragraph" style:parent-style-name="Table_20_Contents">
      <style:paragraph-properties fo:text-align="end" style:justify-single-word="false"/>
      <style:text-properties fo:font-size="16pt" fo:font-weight="bold" officeooo:rsid="001dd83d" officeooo:paragraph-rsid="001f53ad" style:font-size-asian="16pt" style:font-weight-asian="bold" style:font-size-complex="16pt" style:font-weight-complex="bold"/>
    </style:style>
    <style:style style:name="P189" style:family="paragraph" style:parent-style-name="Table_20_Contents">
      <style:text-properties fo:font-size="16pt" fo:font-weight="bold" officeooo:rsid="001dd83d" officeooo:paragraph-rsid="001f53ad" style:font-size-asian="16pt" style:font-weight-asian="bold" style:font-size-complex="16pt" style:font-weight-complex="bold"/>
    </style:style>
    <style:style style:name="P190" style:family="paragraph" style:parent-style-name="Table_20_Contents">
      <style:text-properties fo:font-size="16pt" officeooo:rsid="001dd83d" officeooo:paragraph-rsid="001f53ad" style:font-size-asian="16pt" style:font-size-complex="16pt"/>
    </style:style>
    <style:style style:name="P191" style:family="paragraph" style:parent-style-name="Table_20_Contents">
      <style:text-properties fo:font-size="16pt" officeooo:paragraph-rsid="001f53ad" style:font-size-asian="16pt" style:font-size-complex="16pt"/>
    </style:style>
    <style:style style:name="P192" style:family="paragraph" style:parent-style-name="Table_20_Contents">
      <style:paragraph-properties fo:line-height="115%" fo:text-align="center" style:justify-single-word="false"/>
      <style:text-properties fo:font-size="10pt" fo:font-weight="bold" officeooo:rsid="000cfbd3" officeooo:paragraph-rsid="0020ce77" style:font-size-asian="10pt" style:font-weight-asian="bold" style:font-size-complex="10pt" style:font-weight-complex="bold"/>
    </style:style>
    <style:style style:name="P193" style:family="paragraph" style:parent-style-name="Table_20_Contents">
      <style:text-properties fo:font-size="14pt" fo:font-weight="bold" officeooo:rsid="001dd83d" officeooo:paragraph-rsid="001f53ad" style:font-size-asian="14pt" style:font-weight-asian="bold" style:font-size-complex="14pt" style:font-weight-complex="bold"/>
    </style:style>
    <style:style style:name="P194" style:family="paragraph" style:parent-style-name="Table_20_Contents">
      <style:paragraph-properties fo:line-height="115%" fo:text-align="end" style:justify-single-word="false"/>
      <style:text-properties fo:font-size="14pt" fo:font-weight="bold" officeooo:paragraph-rsid="0020ce77" style:font-size-asian="14pt" style:font-weight-asian="bold" style:font-size-complex="14pt"/>
    </style:style>
    <style:style style:name="P195" style:family="paragraph" style:parent-style-name="Table_20_Contents">
      <style:text-properties fo:font-size="14pt" officeooo:paragraph-rsid="001f53ad" style:font-size-asian="14pt" style:font-size-complex="14pt"/>
    </style:style>
    <style:style style:name="P196" style:family="paragraph" style:parent-style-name="Table_20_Contents">
      <style:text-properties fo:font-size="12pt" fo:font-style="normal" fo:font-weight="bold" officeooo:rsid="001a9467" officeooo:paragraph-rsid="001f53ad" style:font-size-asian="12pt" style:font-style-asian="normal" style:font-weight-asian="bold" style:font-size-complex="12pt" style:font-style-complex="normal" style:font-weight-complex="bold"/>
    </style:style>
    <style:style style:name="P197" style:family="paragraph" style:parent-style-name="Table_20_Contents">
      <style:paragraph-properties fo:line-height="115%" fo:text-align="end" style:justify-single-word="false"/>
      <style:text-properties fo:font-size="12pt" fo:font-weight="bold" officeooo:rsid="00227112" officeooo:paragraph-rsid="0020ce77" style:font-size-asian="12pt" style:font-weight-asian="bold" style:font-size-complex="12pt" style:font-weight-complex="bold"/>
    </style:style>
    <style:style style:name="P198" style:family="paragraph" style:parent-style-name="Table_20_Contents">
      <style:paragraph-properties fo:line-height="115%" fo:text-align="center" style:justify-single-word="false"/>
      <style:text-properties fo:font-size="12pt" fo:font-weight="bold" officeooo:paragraph-rsid="0020ce77" style:font-size-asian="12pt" style:font-weight-asian="bold" style:font-size-complex="12pt"/>
    </style:style>
    <style:style style:name="T1" style:family="text">
      <style:text-properties fo:language="en" fo:country="US" fo:font-weight="bold" style:letter-kerning="false" style:font-name-asian="Calibri1" style:language-asian="en" style:country-asian="US" style:font-weight-asian="bold" style:language-complex="ar" style:country-complex="SA"/>
    </style:style>
    <style:style style:name="T2" style:family="text">
      <style:text-properties fo:language="en" fo:country="US" fo:font-weight="bold" officeooo:rsid="001a9467" style:letter-kerning="false" style:font-name-asian="Calibri1" style:language-asian="en" style:country-asian="US" style:font-weight-asian="bold" style:language-complex="ar" style:country-complex="SA"/>
    </style:style>
    <style:style style:name="T3" style:family="text">
      <style:text-properties fo:language="en" fo:country="US" fo:font-weight="bold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4" style:family="text">
      <style:text-properties fo:language="en" fo:country="US" fo:font-weight="bold" style:letter-kerning="false" style:font-name-asian="Calibri1" style:language-asian="en" style:country-asian="US" style:font-weight-asian="bold" style:font-name-complex="Calibri1" style:language-complex="ar" style:country-complex="SA"/>
    </style:style>
    <style:style style:name="T5" style:family="text">
      <style:text-properties fo:language="en" fo:country="US" fo:font-weight="bold" officeooo:rsid="000cfbd3" style:letter-kerning="false" style:font-name-asian="Calibri1" style:language-asian="en" style:country-asian="US" style:font-weight-asian="bold" style:font-name-complex="Calibri1" style:language-complex="ar" style:country-complex="SA"/>
    </style:style>
    <style:style style:name="T6" style:family="text">
      <style:text-properties fo:language="en" fo:country="US" style:letter-kerning="false" style:font-name-asian="Calibri1" style:language-asian="en" style:country-asian="US" style:language-complex="ar" style:country-complex="SA"/>
    </style:style>
    <style:style style:name="T7" style:family="text">
      <style:text-properties fo:language="en" fo:country="US" officeooo:rsid="001a9467" style:letter-kerning="false" style:font-name-asian="Calibri1" style:language-asian="en" style:country-asian="US" style:language-complex="ar" style:country-complex="SA"/>
    </style:style>
    <style:style style:name="T8" style:family="text">
      <style:text-properties fo:language="en" fo:country="US" officeooo:rsid="000cfbd3" style:letter-kerning="false" style:font-name-asian="Calibri1" style:language-asian="en" style:country-asian="US" style:language-complex="ar" style:country-complex="SA"/>
    </style:style>
    <style:style style:name="T9" style:family="text">
      <style:text-properties fo:language="en" fo:country="US" officeooo:rsid="00126e3a" style:letter-kerning="false" style:font-name-asian="Calibri1" style:language-asian="en" style:country-asian="US" style:language-complex="ar" style:country-complex="SA"/>
    </style:style>
    <style:style style:name="T10" style:family="text">
      <style:text-properties fo:language="en" fo:country="US" officeooo:rsid="001be775" style:letter-kerning="false" style:font-name-asian="Calibri1" style:language-asian="en" style:country-asian="US" style:language-complex="ar" style:country-complex="SA"/>
    </style:style>
    <style:style style:name="T11" style:family="text">
      <style:text-properties fo:language="en" fo:country="US" style:letter-kerning="false" style:font-name-asian="Calibri1" style:language-asian="en" style:country-asian="US" style:font-name-complex="Calibri1" style:language-complex="ar" style:country-complex="SA"/>
    </style:style>
    <style:style style:name="T12" style:family="text">
      <style:text-properties fo:language="en" fo:country="US" fo:font-weight="normal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13" style:family="text">
      <style:text-properties fo:language="en" fo:country="US" fo:font-weight="normal" officeooo:rsid="000cfbd3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14" style:family="text">
      <style:text-properties fo:language="en" fo:country="US" fo:font-weight="normal" officeooo:rsid="001a9467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15" style:family="text">
      <style:text-properties fo:language="en" fo:country="US" fo:font-weight="normal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16" style:family="text">
      <style:text-properties fo:language="en" fo:country="US" fo:font-weight="normal" officeooo:rsid="000cfbd3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17" style:family="text">
      <style:text-properties fo:language="en" fo:country="US" fo:font-weight="normal" officeooo:rsid="001a9467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18" style:family="text">
      <style:text-properties fo:language="en" fo:country="US" fo:font-style="italic" style:letter-kerning="false" style:font-name-asian="Calibri1" style:language-asian="en" style:country-asian="US" style:font-style-asian="italic" style:language-complex="ar" style:country-complex="SA" style:font-style-complex="italic"/>
    </style:style>
    <style:style style:name="T19" style:family="text">
      <style:text-properties fo:language="en" fo:country="US" fo:font-style="italic" fo:font-weight="normal" style:letter-kerning="false" style:font-name-asian="Calibri1" style:language-asian="en" style:country-asian="US" style:font-style-asian="italic" style:font-weight-asian="normal" style:language-complex="ar" style:country-complex="SA" style:font-style-complex="italic" style:font-weight-complex="normal"/>
    </style:style>
    <style:style style:name="T20" style:family="text">
      <style:text-properties fo:language="en" fo:country="US" fo:font-style="italic" fo:font-weight="normal" style:letter-kerning="false" style:font-name-asian="Calibri1" style:language-asian="en" style:country-asian="US" style:font-style-asian="italic" style:font-weight-asian="normal" style:font-name-complex="Calibri1" style:language-complex="ar" style:country-complex="SA" style:font-style-complex="italic" style:font-weight-complex="normal"/>
    </style:style>
    <style:style style:name="T21" style:family="text">
      <style:text-properties fo:language="en" fo:country="US" fo:font-style="normal" style:text-underline-style="solid" style:text-underline-width="auto" style:text-underline-color="font-color" fo:font-weight="bold" style:letter-kerning="false" style:font-name-asian="Calibri1" style:language-asian="en" style:country-asian="US" style:font-style-asian="normal" style:font-weight-asian="bold" style:language-complex="ar" style:country-complex="SA" style:font-style-complex="normal"/>
    </style:style>
    <style:style style:name="T22" style:family="text">
      <style:text-properties fo:language="en" fo:country="US" fo:font-style="normal" style:letter-kerning="false" style:font-name-asian="Calibri1" style:language-asian="en" style:country-asian="US" style:font-style-asian="normal" style:language-complex="ar" style:country-complex="SA" style:font-style-complex="normal"/>
    </style:style>
    <style:style style:name="T23" style:family="text">
      <style:text-properties fo:language="en" fo:country="US" fo:font-style="normal" style:letter-kerning="false" style:font-name-asian="Calibri1" style:language-asian="en" style:country-asian="US" style:font-style-asian="normal" style:font-name-complex="Calibri1" style:language-complex="ar" style:country-complex="SA" style:font-style-complex="normal"/>
    </style:style>
    <style:style style:name="T24" style:family="text">
      <style:text-properties officeooo:rsid="0020d5db"/>
    </style:style>
    <style:style style:name="T25" style:family="text">
      <style:text-properties fo:font-size="12pt" style:font-size-asian="12pt"/>
    </style:style>
    <style:style style:name="T26" style:family="text">
      <style:text-properties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a9467" style:font-weight-asian="normal" style:font-weight-complex="normal"/>
    </style:style>
    <style:style style:name="T29" style:family="text">
      <style:text-properties fo:font-weight="normal" officeooo:rsid="002206fd" style:font-weight-asian="normal" style:font-weight-complex="normal"/>
    </style:style>
    <style:style style:name="T30" style:family="text">
      <style:text-properties officeooo:rsid="000cfbd3"/>
    </style:style>
    <style:style style:name="T31" style:family="text">
      <style:text-properties fo:font-size="11pt" fo:language="en" fo:country="US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T32" style:family="text">
      <style:text-properties fo:font-size="11pt" fo:language="en" fo:country="US" fo:font-style="italic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 style:font-style-complex="italic"/>
    </style:style>
    <style:style style:name="T33" style:family="text">
      <style:text-properties fo:font-size="11pt" fo:font-style="italic" fo:font-weight="normal" style:font-size-asian="11pt" style:font-style-asian="italic" style:font-weight-asian="normal" style:font-size-complex="11pt" style:font-style-complex="italic"/>
    </style:style>
    <style:style style:name="T34" style:family="text">
      <style:text-properties officeooo:rsid="00245be7"/>
    </style:style>
    <style:style style:name="T35" style:family="text">
      <style:text-properties fo:font-style="italic" fo:font-weight="normal" style:font-style-asian="italic" style:font-weight-asian="normal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normal" style:text-underline-style="solid" style:text-underline-width="auto" style:text-underline-color="font-color" officeooo:rsid="000cfbd3" style:font-style-asian="normal" style:font-style-complex="normal" style:font-weight-complex="bold"/>
    </style:style>
    <style:style style:name="T38" style:family="text">
      <style:text-properties style:font-name="Ligconsolata" fo:language="en" fo:country="US" style:text-underline-style="solid" style:text-underline-width="auto" style:text-underline-color="font-color" fo:font-weight="bold" style:letter-kerning="false" style:font-name-asian="Calibri1" style:language-asian="en" style:country-asian="US" style:font-weight-asian="bold" style:language-complex="ar" style:country-complex="SA"/>
    </style:style>
    <style:style style:name="T39" style:family="text">
      <style:text-properties style:font-name="Ligconsolata" fo:language="en" fo:country="US" style:text-underline-style="solid" style:text-underline-width="auto" style:text-underline-color="font-color" fo:font-weight="bold" style:letter-kerning="false" style:font-name-asian="Calibri1" style:language-asian="en" style:country-asian="US" style:font-weight-asian="bold" style:font-name-complex="Calibri1" style:language-complex="ar" style:country-complex="SA"/>
    </style:style>
    <style:style style:name="T40" style:family="text">
      <style:text-properties officeooo:rsid="002206fd"/>
    </style:style>
    <style:style style:name="T41" style:family="text">
      <style:text-properties fo:font-size="14pt" fo:font-weight="bold" style:font-size-asian="14pt" style:font-weight-asian="bold"/>
    </style:style>
    <style:style style:name="T42" style:family="text">
      <style:text-properties fo:font-size="14pt" style:font-size-asian="14pt"/>
    </style:style>
    <style:style style:name="T43" style:family="text">
      <style:text-properties style:font-name="Calibri" fo:font-size="14pt" style:font-size-asian="14pt" style:font-name-complex="Calibri1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14pt" fo:font-weight="bold" style:font-size-asian="14pt" style:font-weight-asian="bold" style:font-size-complex="14pt"/>
    </style:style>
    <style:style style:name="T46" style:family="text">
      <style:text-properties fo:font-size="12pt" fo:font-weight="bold" style:font-size-asian="12pt" style:font-weight-asian="bold" style:font-size-complex="14pt"/>
    </style:style>
    <style:style style:name="T47" style:family="text">
      <style:text-properties style:font-size-complex="14pt"/>
    </style:style>
    <style:style style:name="T48" style:family="text">
      <style:text-properties fo:font-size="12pt" fo:font-weight="bold" style:font-size-asian="12pt" style:font-weight-asian="bold" style:font-size-complex="12pt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fo:font-weight="bold" style:font-size-asian="12pt" style:font-weight-asian="bold"/>
    </style:style>
    <style:style style:name="T51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52" style:family="text">
      <style:text-properties style:font-size-complex="12pt"/>
    </style:style>
    <style:style style:name="T53" style:family="text">
      <style:text-properties fo:font-size="18pt" fo:font-weight="bold" style:font-size-asian="18pt" style:font-weight-asian="bold"/>
    </style:style>
    <style:style style:name="T54" style:family="text">
      <style:text-properties fo:font-size="18pt" style:font-size-asian="18pt"/>
    </style:style>
    <style:style style:name="T55" style:family="text">
      <style:text-properties fo:font-size="12pt" fo:font-weight="bold" style:font-size-asian="12pt" style:font-weight-asian="bold" style:font-name-complex="Calibri1"/>
    </style:style>
    <style:style style:name="T56" style:family="text">
      <style:text-properties style:font-name-complex="Calibri1"/>
    </style:style>
    <style:style style:name="T57" style:family="text">
      <style:text-properties fo:font-size="12pt" style:font-size-asian="12pt" style:font-name-complex="Calibri1"/>
    </style:style>
    <style:style style:name="T58" style:family="text">
      <style:text-properties fo:font-size="18pt" fo:font-weight="bold" style:font-size-asian="18pt" style:font-weight-asian="bold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row>
          <table:table-cell table:style-name="Table12.A1" office:value-type="string">
            <text:p text:style-name="P196">300</text:p>
          </table:table-cell>
          <table:table-cell table:style-name="Table12.A1" office:value-type="string">
            <text:p text:style-name="P191"/>
          </table:table-cell>
          <table:table-cell table:style-name="Table12.A1" office:value-type="string">
            <text:p text:style-name="P168" loext:marker-style-name="T41"><text:span text:style-name="T1">Griechischer Salat</text:span></text:p>
            <text:p text:style-name="P169" loext:marker-style-name="T42"><text:span text:style-name="T6">Tomaten, Paprika, Gurken, Zwiebeln, Schafsk</text:span><text:span text:style-name="T11">ä</text:span><text:span text:style-name="T6">se mit Balsamico - Essig</text:span></text:p>
            <text:p text:style-name="P170" loext:marker-style-name="T41"><text:span text:style-name="T1"/></text:p>
          </table:table-cell>
          <table:table-cell table:style-name="Table12.A1" office:value-type="string">
            <text:p text:style-name="P189">10.50</text:p>
          </table:table-cell>
          <table:table-cell table:style-name="Table12.A1" office:value-type="string">
            <text:p text:style-name="P191"/>
          </table:table-cell>
          <table:table-cell table:style-name="Table12.A1" office:value-type="string">
            <text:p text:style-name="P196">305</text:p>
          </table:table-cell>
          <table:table-cell table:style-name="Table12.A1" office:value-type="string">
            <text:p text:style-name="P2" loext:marker-style-name="T41"><text:span text:style-name="T1"/></text:p>
          </table:table-cell>
          <table:table-cell table:style-name="Table12.A1" office:value-type="string">
            <text:p text:style-name="P2" loext:marker-style-name="T41"><text:span text:style-name="T1">Zanderfiet</text:span></text:p>
            <text:p text:style-name="P3" loext:marker-style-name="T42"><text:span text:style-name="T6">in Dillrahmso</text:span><text:span text:style-name="T11">ß</text:span><text:span text:style-name="T6">e, Saltzkartoffeln und Salat</text:span></text:p>
            <text:p text:style-name="P2" loext:marker-style-name="T42"/>
          </table:table-cell>
          <table:table-cell table:style-name="Table12.A1" office:value-type="string">
            <text:p text:style-name="P188">1<text:span text:style-name="T24">9</text:span>.<text:span text:style-name="T24">8</text:span>0</text:p>
          </table:table-cell>
          <table:table-cell table:style-name="Table12.A1" office:value-type="string">
            <text:p text:style-name="P190"/>
          </table:table-cell>
        </table:table-row>
        <table:table-row>
          <table:table-cell table:style-name="Table12.A1" office:value-type="string">
            <text:p text:style-name="P196">301</text:p>
          </table:table-cell>
          <table:table-cell table:style-name="Table12.A1" office:value-type="string">
            <text:p text:style-name="P191"/>
          </table:table-cell>
          <table:table-cell table:style-name="Table12.A1" office:value-type="string">
            <text:p text:style-name="P2" loext:marker-style-name="T41"><text:span text:style-name="T1">Gourmet Salat</text:span></text:p>
            <text:p text:style-name="P3" loext:marker-style-name="T42"><text:span text:style-name="T6">Putenstreifen mit Champignons aus der Pfanne</text:span></text:p>
            <text:p text:style-name="P2" loext:marker-style-name="T42"/>
          </table:table-cell>
          <table:table-cell table:style-name="Table12.A1" office:value-type="string">
            <text:p text:style-name="P189">14.90</text:p>
          </table:table-cell>
          <table:table-cell table:style-name="Table12.A1" office:value-type="string">
            <text:p text:style-name="P191"/>
          </table:table-cell>
          <table:table-cell table:style-name="Table12.A1" office:value-type="string">
            <text:p text:style-name="P196">306</text:p>
          </table:table-cell>
          <table:table-cell table:style-name="Table12.A1" office:value-type="string">
            <text:p text:style-name="P2" loext:marker-style-name="T41"><text:span text:style-name="T1"/></text:p>
          </table:table-cell>
          <table:table-cell table:style-name="Table12.A1" office:value-type="string">
            <text:p text:style-name="P2" loext:marker-style-name="T41"><text:span text:style-name="T1">Zwiebelrostbraten</text:span></text:p>
            <text:p text:style-name="P3" loext:marker-style-name="T42"><text:span text:style-name="T6">mit Bratkartoffeln und Salat</text:span></text:p>
            <text:p text:style-name="P2" loext:marker-style-name="T42"/>
          </table:table-cell>
          <table:table-cell table:style-name="Table12.A1" office:value-type="string">
            <text:p text:style-name="P188">21.50</text:p>
          </table:table-cell>
          <table:table-cell table:style-name="Table12.A1" office:value-type="string">
            <text:p text:style-name="P191"/>
          </table:table-cell>
        </table:table-row>
        <table:table-row>
          <table:table-cell table:style-name="Table12.A1" office:value-type="string">
            <text:p text:style-name="P196">302</text:p>
          </table:table-cell>
          <table:table-cell table:style-name="Table12.A1" office:value-type="string">
            <text:p text:style-name="P191"/>
          </table:table-cell>
          <table:table-cell table:style-name="Table12.A1" office:value-type="string">
            <text:p text:style-name="P2" loext:marker-style-name="T41"><text:span text:style-name="T1">Lachsnudeln</text:span></text:p>
            <text:p text:style-name="P3" loext:marker-style-name="T43"><text:span text:style-name="T6">Ger</text:span><text:span text:style-name="T11">ä</text:span><text:span text:style-name="T6">ucherten Lachs mit Bandnudeln in Knoblauchrahmso</text:span><text:span text:style-name="T11">ße</text:span></text:p>
            <text:p text:style-name="P2" loext:marker-style-name="T42"/>
          </table:table-cell>
          <table:table-cell table:style-name="Table12.A1" office:value-type="string">
            <text:p text:style-name="P189">10.90</text:p>
          </table:table-cell>
          <table:table-cell table:style-name="Table12.A1" office:value-type="string">
            <text:p text:style-name="P191"/>
          </table:table-cell>
          <table:table-cell table:style-name="Table12.A1" office:value-type="string">
            <text:p text:style-name="P196">307</text:p>
          </table:table-cell>
          <table:table-cell table:style-name="Table12.A1" office:value-type="string">
            <text:p text:style-name="P2" loext:marker-style-name="T41"><text:span text:style-name="T4"/></text:p>
          </table:table-cell>
          <table:table-cell table:style-name="Table12.A1" office:value-type="string">
            <text:p text:style-name="P2" loext:marker-style-name="T41"><text:span text:style-name="T1">Gourmet – Spie</text:span><text:span text:style-name="T4">ß</text:span></text:p>
            <text:p text:style-name="P3" loext:marker-style-name="T42"><text:span text:style-name="T6">drei verschiedene Fulets in pikanter Sauce auf einem Kartoffelp</text:span><text:span text:style-name="T11">ü</text:span><text:span text:style-name="T6">re</text:span></text:p>
            <text:p text:style-name="P2" loext:marker-style-name="T42"><text:span text:style-name="T6"/></text:p>
          </table:table-cell>
          <table:table-cell table:style-name="Table12.A1" office:value-type="string">
            <text:p text:style-name="P188">21.50</text:p>
          </table:table-cell>
          <table:table-cell table:style-name="Table12.A1" office:value-type="string">
            <text:p text:style-name="P191"/>
          </table:table-cell>
        </table:table-row>
        <table:table-row>
          <table:table-cell table:style-name="Table12.A1" office:value-type="string">
            <text:p text:style-name="P196">303</text:p>
          </table:table-cell>
          <table:table-cell table:style-name="Table12.A1" office:value-type="string">
            <text:p text:style-name="P191"/>
          </table:table-cell>
          <table:table-cell table:style-name="Table12.A1" office:value-type="string">
            <text:p text:style-name="P2" loext:marker-style-name="T41"><text:span text:style-name="T1">Schinkennudeln</text:span></text:p>
            <text:p text:style-name="P3" loext:marker-style-name="T42"><text:span text:style-name="T6">mit Salat</text:span></text:p>
            <text:p text:style-name="P2" loext:marker-style-name="T42"/>
          </table:table-cell>
          <table:table-cell table:style-name="Table12.A1" office:value-type="string">
            <text:p text:style-name="P189">10.20</text:p>
          </table:table-cell>
          <table:table-cell table:style-name="Table12.A1" office:value-type="string">
            <text:p text:style-name="P191"/>
          </table:table-cell>
          <table:table-cell table:style-name="Table12.A1" office:value-type="string">
            <text:p text:style-name="P196">308</text:p>
          </table:table-cell>
          <table:table-cell table:style-name="Table12.A1" office:value-type="string">
            <text:p text:style-name="P4" loext:marker-style-name="T41"><text:span text:style-name="T1"/></text:p>
          </table:table-cell>
          <table:table-cell table:style-name="Table12.A1" office:value-type="string">
            <text:p text:style-name="P2" loext:marker-style-name="T41"><text:span text:style-name="T1">Schweinefilet</text:span></text:p>
            <text:p text:style-name="P3" loext:marker-style-name="T42"><text:span text:style-name="T6">in Pfefferrahmso</text:span><text:span text:style-name="T11">ß</text:span><text:span text:style-name="T6">e, hausgemachte Sp</text:span><text:span text:style-name="T11">ä</text:span><text:span text:style-name="T6">tzle und Salat</text:span></text:p>
            <text:p text:style-name="P4" loext:marker-style-name="T41"/>
          </table:table-cell>
          <table:table-cell table:style-name="Table12.A1" office:value-type="string">
            <text:p text:style-name="P188">19.50</text:p>
          </table:table-cell>
          <table:table-cell table:style-name="Table12.A1" office:value-type="string">
            <text:p text:style-name="P191"/>
          </table:table-cell>
        </table:table-row>
        <table:table-row>
          <table:table-cell table:style-name="Table12.A1" office:value-type="string">
            <text:p text:style-name="P196">304</text:p>
          </table:table-cell>
          <table:table-cell table:style-name="Table12.A1" office:value-type="string">
            <text:p text:style-name="P191"/>
          </table:table-cell>
          <table:table-cell table:style-name="Table12.A1" office:value-type="string">
            <text:p text:style-name="P2" loext:marker-style-name="T41"><text:span text:style-name="T1">H</text:span><text:span text:style-name="T4">ä</text:span><text:span text:style-name="T1">hnchnenbrust vom Grill</text:span></text:p>
            <text:p text:style-name="P3" loext:marker-style-name="T42"><text:span text:style-name="T6">in Chanpignonrahmso</text:span><text:span text:style-name="T11">ß</text:span><text:span text:style-name="T6">e mit Butterreis und Salat</text:span></text:p>
            <text:p text:style-name="P2" loext:marker-style-name="T42"/>
          </table:table-cell>
          <table:table-cell table:style-name="Table12.A1" office:value-type="string">
            <text:p text:style-name="P189">15.20</text:p>
          </table:table-cell>
          <table:table-cell table:style-name="Table12.A1" office:value-type="string">
            <text:p text:style-name="P191"/>
          </table:table-cell>
          <table:table-cell table:style-name="Table12.A1" office:value-type="string">
            <text:p text:style-name="P196">309</text:p>
          </table:table-cell>
          <table:table-cell table:style-name="Table12.A1" office:value-type="string">
            <text:p text:style-name="P2" loext:marker-style-name="T41"><text:span text:style-name="T1"/></text:p>
          </table:table-cell>
          <table:table-cell table:style-name="Table12.A1" office:value-type="string">
            <text:p text:style-name="P2" loext:marker-style-name="T41"><text:span text:style-name="T1">Leber Veneziano</text:span></text:p>
            <text:p text:style-name="P3" loext:marker-style-name="T42"><text:span text:style-name="T6">gebratene Rinderleben in Streifen in Rotweinrahmso</text:span><text:span text:style-name="T11">ß</text:span><text:span text:style-name="T6">e mit Butterreis und Salat</text:span></text:p>
          </table:table-cell>
          <table:table-cell table:style-name="Table12.A1" office:value-type="string">
            <text:p text:style-name="P188">14.50</text:p>
          </table:table-cell>
          <table:table-cell table:style-name="Table12.A1" office:value-type="string">
            <text:p text:style-name="P191"/>
          </table:table-cell>
        </table:table-row>
      </table:table>
      <text:p text:style-name="P17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67">Fisch karte</text:p>
            <text:p text:style-name="P16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9" loext:marker-style-name="T44"/>
          </table:table-cell>
          <table:table-cell table:style-name="Table1.A1" office:value-type="string">
            <text:p text:style-name="P19" loext:marker-style-name="T44"/>
          </table:table-cell>
          <table:table-cell table:style-name="Table1.A1" office:value-type="string">
            <text:p text:style-name="P78" loext:marker-style-name="T44"><text:span text:style-name="T1">Branzino </text:span><text:span text:style-name="T6">(Wolfsbarsch)</text:span></text:p>
          </table:table-cell>
          <table:table-cell table:style-name="Table1.A1" table:number-rows-spanned="2" office:value-type="string">
            <text:p text:style-name="P189">22.50</text:p>
          </table:table-cell>
          <table:table-cell table:style-name="Table1.A1" table:number-rows-spanned="2" office:value-type="string">
            <text:p text:style-name="P195"/>
          </table:table-cell>
        </table:table-row>
        <table:table-row>
          <table:table-cell table:style-name="Table1.A1" office:value-type="string">
            <text:p text:style-name="P19" loext:marker-style-name="T44"/>
          </table:table-cell>
          <table:table-cell table:style-name="Table1.A1" office:value-type="string">
            <text:p text:style-name="P19" loext:marker-style-name="T44"/>
          </table:table-cell>
          <table:table-cell table:style-name="Table1.A1" office:value-type="string">
            <text:p text:style-name="P28" loext:marker-style-name="T44"><text:span text:style-name="T6">ca. 400 g, ausgenommen</text:span></text:p>
            <text:p text:style-name="P19" loext:marker-style-name="T44"><text:span text:style-name="T6"/></text:p>
          </table:table-cell>
          <table:covered-table-cell table:style-name="Table1.A1"/>
          <table:covered-table-cell table:style-name="Table1.A1"/>
        </table:table-row>
        <table:table-row>
          <table:table-cell table:style-name="Table1.A1" office:value-type="string">
            <text:p text:style-name="P24" loext:marker-style-name="T45"/>
          </table:table-cell>
          <table:table-cell table:style-name="Table1.A1" office:value-type="string">
            <text:p text:style-name="P24" loext:marker-style-name="T45"/>
          </table:table-cell>
          <table:table-cell table:style-name="Table1.A1" office:value-type="string">
            <text:p text:style-name="P78" loext:marker-style-name="T45"><text:span text:style-name="T1">Dorade Royal</text:span></text:p>
          </table:table-cell>
          <table:table-cell table:style-name="Table1.A1" table:number-rows-spanned="2" office:value-type="string">
            <text:p text:style-name="P189">22.50</text:p>
          </table:table-cell>
          <table:table-cell table:style-name="Table1.A1" table:number-rows-spanned="2" office:value-type="string">
            <text:p text:style-name="P195"/>
          </table:table-cell>
        </table:table-row>
        <table:table-row>
          <table:table-cell table:style-name="Table1.A1" office:value-type="string">
            <text:p text:style-name="P19" loext:marker-style-name="T44"/>
          </table:table-cell>
          <table:table-cell table:style-name="Table1.A1" office:value-type="string">
            <text:p text:style-name="P19" loext:marker-style-name="T44"/>
          </table:table-cell>
          <table:table-cell table:style-name="Table1.A1" office:value-type="string">
            <text:p text:style-name="P28" loext:marker-style-name="T44"><text:span text:style-name="T6">mit Blattspinat und Salzkartoffeln</text:span></text:p>
            <text:p text:style-name="P28" loext:marker-style-name="T44"><text:span text:style-name="T6">ca. 400g, ausgenommen</text:span></text:p>
            <text:p text:style-name="P28" loext:marker-style-name="T44"><text:span text:style-name="T6"/></text:p>
          </table:table-cell>
          <table:covered-table-cell table:style-name="Table1.A1"/>
          <table:covered-table-cell table:style-name="Table1.A1"/>
        </table:table-row>
        <table:table-row>
          <table:table-cell table:style-name="Table1.A1" office:value-type="string">
            <text:p text:style-name="P25" loext:marker-style-name="T45"/>
          </table:table-cell>
          <table:table-cell table:style-name="Table1.A1" office:value-type="string">
            <text:p text:style-name="P25" loext:marker-style-name="T45"/>
          </table:table-cell>
          <table:table-cell table:style-name="Table1.A1" office:value-type="string">
            <text:p text:style-name="P79" loext:marker-style-name="T45"><text:span text:style-name="T1">Lachssteak</text:span></text:p>
          </table:table-cell>
          <table:table-cell table:style-name="Table1.A1" table:number-rows-spanned="2" office:value-type="string">
            <text:p text:style-name="P189">17.80</text:p>
          </table:table-cell>
          <table:table-cell table:style-name="Table1.A1" table:number-rows-spanned="2" office:value-type="string">
            <text:p text:style-name="P195"/>
          </table:table-cell>
        </table:table-row>
        <table:table-row>
          <table:table-cell table:style-name="Table1.A1" office:value-type="string">
            <text:p text:style-name="P20" loext:marker-style-name="T44"/>
          </table:table-cell>
          <table:table-cell table:style-name="Table1.A1" office:value-type="string">
            <text:p text:style-name="P29" loext:marker-style-name="T44"/>
          </table:table-cell>
          <table:table-cell table:style-name="Table1.A1" office:value-type="string">
            <text:p text:style-name="P29" loext:marker-style-name="T44"><text:span text:style-name="T6">mit gemischten Gem</text:span><text:span text:style-name="T11">ü</text:span><text:span text:style-name="T6">se und Hollandaise Souce</text:span></text:p>
            <text:p text:style-name="P29" loext:marker-style-name="T44"><text:span text:style-name="T6"/></text:p>
          </table:table-cell>
          <table:covered-table-cell table:style-name="Table1.A1"/>
          <table:covered-table-cell table:style-name="Table1.A1"/>
        </table:table-row>
        <table:table-row>
          <table:table-cell table:style-name="Table1.A1" office:value-type="string">
            <text:p text:style-name="P25" loext:marker-style-name="T45"/>
          </table:table-cell>
          <table:table-cell table:style-name="Table1.A1" office:value-type="string">
            <text:p text:style-name="P25" loext:marker-style-name="T45"/>
          </table:table-cell>
          <table:table-cell table:style-name="Table1.A1" office:value-type="string">
            <text:p text:style-name="P79" loext:marker-style-name="T45"><text:span text:style-name="T1">Calamare vom Grill</text:span></text:p>
          </table:table-cell>
          <table:table-cell table:style-name="Table1.A1" table:number-rows-spanned="2" office:value-type="string">
            <text:p text:style-name="P189">16.50</text:p>
          </table:table-cell>
          <table:table-cell table:style-name="Table1.A1" table:number-rows-spanned="2" office:value-type="string">
            <text:p text:style-name="P195"/>
          </table:table-cell>
        </table:table-row>
        <table:table-row>
          <table:table-cell table:style-name="Table1.A1" office:value-type="string">
            <text:p text:style-name="P19" loext:marker-style-name="T44"/>
          </table:table-cell>
          <table:table-cell table:style-name="Table1.A1" office:value-type="string">
            <text:p text:style-name="P19" loext:marker-style-name="T44"/>
          </table:table-cell>
          <table:table-cell table:style-name="Table1.A1" office:value-type="string">
            <text:p text:style-name="P28" loext:marker-style-name="T44"><text:span text:style-name="T6">mit Blattspinat und Salzkartoffeln</text:span></text:p>
            <text:p text:style-name="P28" loext:marker-style-name="T44"><text:span text:style-name="T6"/></text:p>
          </table:table-cell>
          <table:covered-table-cell table:style-name="Table1.A1"/>
          <table:covered-table-cell table:style-name="Table1.A1"/>
        </table:table-row>
        <table:table-row>
          <table:table-cell table:style-name="Table1.A1" office:value-type="string">
            <text:p text:style-name="P25" loext:marker-style-name="T45"/>
          </table:table-cell>
          <table:table-cell table:style-name="Table1.A1" office:value-type="string">
            <text:p text:style-name="P25" loext:marker-style-name="T45"/>
          </table:table-cell>
          <table:table-cell table:style-name="Table1.A1" office:value-type="string">
            <text:p text:style-name="P79" loext:marker-style-name="T45"><text:span text:style-name="T1">Schollenfilet in Mandelh</text:span><text:span text:style-name="T4">ü</text:span><text:span text:style-name="T1">lle</text:span></text:p>
          </table:table-cell>
          <table:table-cell table:style-name="Table1.A1" table:number-rows-spanned="2" office:value-type="string">
            <text:p text:style-name="P189">15.90</text:p>
          </table:table-cell>
          <table:table-cell table:style-name="Table1.A1" table:number-rows-spanned="2" office:value-type="string">
            <text:p text:style-name="P195"/>
          </table:table-cell>
        </table:table-row>
        <table:table-row>
          <table:table-cell table:style-name="Table1.A1" office:value-type="string">
            <text:p text:style-name="P19" loext:marker-style-name="T44"/>
          </table:table-cell>
          <table:table-cell table:style-name="Table1.A1" office:value-type="string">
            <text:p text:style-name="P19" loext:marker-style-name="T44"/>
          </table:table-cell>
          <table:table-cell table:style-name="Table1.A1" office:value-type="string">
            <text:p text:style-name="P28" loext:marker-style-name="T44"><text:span text:style-name="T6">mit Blattspinat und Salzkartoffeln</text:span></text:p>
            <text:p text:style-name="P28" loext:marker-style-name="T44"><text:span text:style-name="T6"/></text:p>
          </table:table-cell>
          <table:covered-table-cell table:style-name="Table1.A1"/>
          <table:covered-table-cell table:style-name="Table1.A1"/>
        </table:table-row>
        <table:table-row>
          <table:table-cell table:style-name="Table1.A1" office:value-type="string">
            <text:p text:style-name="P25" loext:marker-style-name="T45"/>
          </table:table-cell>
          <table:table-cell table:style-name="Table1.A1" office:value-type="string">
            <text:p text:style-name="P25" loext:marker-style-name="T45"/>
          </table:table-cell>
          <table:table-cell table:style-name="Table1.A1" office:value-type="string">
            <text:p text:style-name="P79" loext:marker-style-name="T45"><text:span text:style-name="T1">Gemischte Fischplatte</text:span></text:p>
          </table:table-cell>
          <table:table-cell table:style-name="Table1.A1" office:value-type="string">
            <text:p text:style-name="P189">24.50</text:p>
          </table:table-cell>
          <table:table-cell table:style-name="Table1.A1" office:value-type="string">
            <text:p text:style-name="P195"/>
          </table:table-cell>
        </table:table-row>
        <table:table-row>
          <table:table-cell table:style-name="Table1.A1" office:value-type="string">
            <text:p text:style-name="P25" loext:marker-style-name="T45"/>
          </table:table-cell>
          <table:table-cell table:style-name="Table1.A1" office:value-type="string">
            <text:p text:style-name="P30" loext:marker-style-name="T45"/>
          </table:table-cell>
          <table:table-cell table:style-name="Table1.A1" office:value-type="string">
            <text:p text:style-name="P28" loext:marker-style-name="T44"><text:span text:style-name="T6">mit Blattspinat und Salzkartoffeln</text:span></text:p>
          </table:table-cell>
          <table:table-cell table:style-name="Table1.A1" office:value-type="string">
            <text:p text:style-name="P193"/>
          </table:table-cell>
          <table:table-cell table:style-name="Table1.A1" office:value-type="string">
            <text:p text:style-name="P195"/>
          </table:table-cell>
        </table:table-row>
      </table:table>
      <text:p text:style-name="P172"/>
      <text:p text:style-name="P17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row table:style-name="Table13.1">
          <table:table-cell table:style-name="Table13.A1" table:number-columns-spanned="5" office:value-type="string">
            <text:p text:style-name="P31">Kalte Vorspeisen</text:p>
          </table:table-cell>
          <table:covered-table-cell/>
          <table:covered-table-cell/>
          <table:covered-table-cell/>
          <table:covered-table-cell/>
          <table:table-cell table:style-name="Table13.A1" table:number-columns-spanned="6" office:value-type="string">
            <text:p text:style-name="P34">Warme Vorspeise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3.A1" office:value-type="string">
            <text:p text:style-name="P32"/>
          </table:table-cell>
        </table:table-row>
        <table:table-row>
          <table:table-cell table:style-name="Table13.A1" table:number-rows-spanned="2" office:value-type="string">
            <text:p text:style-name="P93">100</text:p>
          </table:table-cell>
          <table:table-cell table:style-name="Table13.A1" table:number-rows-spanned="13" office:value-type="string">
            <text:p text:style-name="P82"/>
          </table:table-cell>
          <table:table-cell table:style-name="Table13.A1" table:number-rows-spanned="2" table:number-columns-spanned="2" office:value-type="string">
            <text:p text:style-name="P106" loext:marker-style-name="T46"><text:span text:style-name="T6">Krabbencocktail “Helgoland”</text:span></text:p>
            <text:p text:style-name="P100" loext:marker-style-name="T47"><text:span text:style-name="T6">im Glass, mit knusprigem Toast und Butter</text:span></text:p>
          </table:table-cell>
          <table:covered-table-cell/>
          <table:table-cell table:style-name="Table13.A1" table:number-rows-spanned="2" office:value-type="string">
            <text:p text:style-name="P109">9.80</text:p>
          </table:table-cell>
          <table:table-cell table:style-name="Table13.A1" table:number-rows-spanned="13" office:value-type="string">
            <text:p text:style-name="P91"/>
          </table:table-cell>
          <table:table-cell table:style-name="Table13.A1" office:value-type="string">
            <text:p text:style-name="P95">121</text:p>
          </table:table-cell>
          <table:table-cell table:style-name="Table13.A1" office:value-type="string">
            <text:p text:style-name="P152" loext:marker-style-name="T48"><text:span text:style-name="T1">Debreciner</text:span></text:p>
            <text:p text:style-name="P101" loext:marker-style-name="T49"><text:span text:style-name="T6">2 St</text:span><text:span text:style-name="T11">ü</text:span><text:span text:style-name="T6">ck mit Senf und Schwartzbrot</text:span></text:p>
          </table:table-cell>
          <table:table-cell table:style-name="Table13.A1" table:number-columns-spanned="2" office:value-type="string">
            <text:p text:style-name="P85" loext:marker-style-name="T48"/>
          </table:table-cell>
          <table:covered-table-cell/>
          <table:table-cell table:style-name="Table13.A1" table:number-columns-spanned="2" office:value-type="string">
            <text:p text:style-name="P124" loext:marker-style-name="T48">6.2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 table:style-name="Table13.A1"/>
          <table:table-cell table:style-name="Table13.A1" office:value-type="string">
            <text:p text:style-name="P96" loext:marker-style-name="T50">122</text:p>
          </table:table-cell>
          <table:table-cell table:style-name="Table13.A1" office:value-type="string">
            <text:p text:style-name="P156" loext:marker-style-name="T50"><text:span text:style-name="T1">Ham and Eggs</text:span></text:p>
            <text:p text:style-name="P101" loext:marker-style-name="T25"><text:span text:style-name="T7">magerer</text:span><text:span text:style-name="T8"> </text:span><text:span text:style-name="T7">Kochschinken mit 2 Spiegeleiern</text:span></text:p>
          </table:table-cell>
          <table:table-cell table:style-name="Table13.A1" table:number-columns-spanned="2" office:value-type="string">
            <text:p text:style-name="P86" loext:marker-style-name="T50"/>
          </table:table-cell>
          <table:covered-table-cell/>
          <table:table-cell table:style-name="Table13.A1" table:number-columns-spanned="2" office:value-type="string">
            <text:p text:style-name="P125" loext:marker-style-name="T50">8.00</text:p>
          </table:table-cell>
          <table:covered-table-cell/>
        </table:table-row>
        <table:table-row>
          <table:table-cell table:style-name="Table13.A1" table:number-rows-spanned="2" office:value-type="string">
            <text:p text:style-name="P93">101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149" loext:marker-style-name="T50"><text:span text:style-name="T1">Wurstsalat “M</text:span><text:span text:style-name="T4">ü</text:span><text:span text:style-name="T1">nchen”</text:span></text:p>
            <text:p text:style-name="P100" loext:marker-style-name="T51"><text:span text:style-name="T6">Lyoner mit Zwiebeln, Essig und </text:span><text:span text:style-name="T11">Ö</text:span><text:span text:style-name="T6">l</text:span></text:p>
          </table:table-cell>
          <table:covered-table-cell/>
          <table:table-cell table:style-name="Table13.A1" table:number-rows-spanned="2" office:value-type="string">
            <text:p text:style-name="P109">7.50</text:p>
          </table:table-cell>
          <table:covered-table-cell table:style-name="Table13.A1"/>
          <table:table-cell table:style-name="Table13.A1" office:value-type="string">
            <text:p text:style-name="P97" loext:marker-style-name="T50">12<text:span text:style-name="T24">5</text:span></text:p>
          </table:table-cell>
          <table:table-cell table:style-name="Table13.A1" office:value-type="string">
            <text:p text:style-name="P90" loext:marker-style-name="T50"><text:span text:style-name="T26">Omelette</text:span><text:span text:style-name="T1"> </text:span></text:p>
            <text:p text:style-name="P101" loext:marker-style-name="T50"><text:span text:style-name="T6">mit magerer Kochschinken</text:span></text:p>
          </table:table-cell>
          <table:table-cell table:style-name="Table13.A1" table:number-columns-spanned="2" office:value-type="string">
            <text:p text:style-name="P87" loext:marker-style-name="T50"/>
          </table:table-cell>
          <table:covered-table-cell/>
          <table:table-cell table:style-name="Table13.A1" table:number-columns-spanned="2" office:value-type="string">
            <text:p text:style-name="P125" loext:marker-style-name="T50">8.5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 table:style-name="Table13.A1"/>
          <table:table-cell table:style-name="Table13.A1" office:value-type="string">
            <text:p text:style-name="P97" loext:marker-style-name="T50">12<text:span text:style-name="T24">3</text:span></text:p>
          </table:table-cell>
          <table:table-cell table:style-name="Table13.A1" office:value-type="string">
            <text:p text:style-name="P157" loext:marker-style-name="T48"><text:span text:style-name="T1">Om</text:span><text:span text:style-name="T2">e</text:span><text:span text:style-name="T1">lette</text:span></text:p>
            <text:p text:style-name="P101" loext:marker-style-name="T25"><text:span text:style-name="T6">mit <text:s/>Champignon</text:span></text:p>
          </table:table-cell>
          <table:table-cell table:style-name="Table13.A1" table:number-columns-spanned="2" office:value-type="string">
            <text:p text:style-name="P88" loext:marker-style-name="T48"/>
          </table:table-cell>
          <table:covered-table-cell/>
          <table:table-cell table:style-name="Table13.A1" table:number-columns-spanned="2" office:value-type="string">
            <text:p text:style-name="P125" loext:marker-style-name="T50">8.50</text:p>
          </table:table-cell>
          <table:covered-table-cell/>
        </table:table-row>
        <table:table-row>
          <table:table-cell table:style-name="Table13.A1" table:number-rows-spanned="2" office:value-type="string">
            <text:p text:style-name="P93">102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149" loext:marker-style-name="T48"><text:span text:style-name="T1">Thunfisch</text:span></text:p>
            <text:p text:style-name="P100" loext:marker-style-name="T52"><text:span text:style-name="T6">garniert mit Zwiebeln, Tomate und Butter, dazu Schwartzbrot</text:span></text:p>
          </table:table-cell>
          <table:covered-table-cell/>
          <table:table-cell table:style-name="Table13.A1" table:number-rows-spanned="2" office:value-type="string">
            <text:p text:style-name="P109">7.50</text:p>
          </table:table-cell>
          <table:covered-table-cell table:style-name="Table13.A1"/>
          <table:table-cell table:style-name="Table13.A1" office:value-type="string">
            <text:p text:style-name="P97" loext:marker-style-name="T50">12<text:span text:style-name="T24">4</text:span></text:p>
          </table:table-cell>
          <table:table-cell table:style-name="Table13.A1" office:value-type="string">
            <text:p text:style-name="P114" loext:marker-style-name="T50">Omelette</text:p>
            <text:p text:style-name="P101" loext:marker-style-name="T50"><text:span text:style-name="T28">mit </text:span><text:span text:style-name="T13">bulgarischem Schafk</text:span><text:span text:style-name="T16">ä</text:span><text:span text:style-name="T13">se</text:span></text:p>
          </table:table-cell>
          <table:table-cell table:style-name="Table13.A1" table:number-columns-spanned="2" office:value-type="string">
            <text:p text:style-name="P84" loext:marker-style-name="T50"/>
          </table:table-cell>
          <table:covered-table-cell/>
          <table:table-cell table:style-name="Table13.A1" table:number-columns-spanned="2" office:value-type="string">
            <text:p text:style-name="P110" loext:marker-style-name="T50">9.0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 table:style-name="Table13.A1"/>
          <table:table-cell table:style-name="Table13.A1" office:value-type="string">
            <text:p text:style-name="P97" loext:marker-style-name="T50">126</text:p>
          </table:table-cell>
          <table:table-cell table:style-name="Table13.A1" office:value-type="string">
            <text:p text:style-name="P111" loext:marker-style-name="T50"><text:span text:style-name="T6">Gebackener Camembert</text:span></text:p>
            <text:p text:style-name="P103" loext:marker-style-name="T25"><text:span text:style-name="T6">mit Preiselbeeren und Birne</text:span></text:p>
          </table:table-cell>
          <table:table-cell table:style-name="Table13.A1" table:number-columns-spanned="2" office:value-type="string">
            <text:p text:style-name="P83" loext:marker-style-name="T50"/>
          </table:table-cell>
          <table:covered-table-cell/>
          <table:table-cell table:style-name="Table13.A1" table:number-columns-spanned="2" office:value-type="string">
            <text:p text:style-name="P110" loext:marker-style-name="T50">7.50</text:p>
          </table:table-cell>
          <table:covered-table-cell/>
        </table:table-row>
        <table:table-row table:style-name="Table13.8">
          <table:table-cell table:style-name="Table13.A1" table:number-rows-spanned="2" office:value-type="string">
            <text:p text:style-name="P93">103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107" loext:marker-style-name="T53"><text:span text:style-name="T11">Ö</text:span><text:span text:style-name="T6">lsardinen</text:span></text:p>
            <text:p text:style-name="P100" loext:marker-style-name="T52"><text:span text:style-name="T6">garniert mit Zwiebeln , Butter dazu Schwartzbrot</text:span></text:p>
          </table:table-cell>
          <table:covered-table-cell/>
          <table:table-cell table:style-name="Table13.A1" table:number-rows-spanned="2" office:value-type="string">
            <text:p text:style-name="P109">7.50</text:p>
          </table:table-cell>
          <table:covered-table-cell table:style-name="Table13.A1"/>
          <table:table-cell table:style-name="Table13.A1" table:number-columns-spanned="5" office:value-type="string">
            <text:p text:style-name="P35" loext:marker-style-name="T50"/>
            <text:p text:style-name="P36" loext:marker-style-name="T50"><text:span text:style-name="T30">Suppen</text:span></text:p>
          </table:table-cell>
          <table:covered-table-cell/>
          <table:covered-table-cell/>
          <table:covered-table-cell/>
          <table:covered-table-cell/>
          <table:table-cell table:style-name="Table13.A1" office:value-type="string">
            <text:p text:style-name="P161" loext:marker-style-name="T50"/>
          </table:table-cell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 table:style-name="Table13.A1"/>
          <table:table-cell table:style-name="Table13.A1" office:value-type="string">
            <text:p text:style-name="P94">111</text:p>
          </table:table-cell>
          <table:table-cell table:style-name="Table13.A1" office:value-type="string">
            <text:p text:style-name="P149" loext:marker-style-name="T50"><text:span text:style-name="T1">Bohnensuppe</text:span></text:p>
          </table:table-cell>
          <table:table-cell table:style-name="Table13.A1" table:number-columns-spanned="2" office:value-type="string">
            <text:p text:style-name="P89" loext:marker-style-name="T50"/>
          </table:table-cell>
          <table:covered-table-cell/>
          <table:table-cell table:style-name="Table13.A1" table:number-columns-spanned="2" office:value-type="string">
            <text:p text:style-name="P126" loext:marker-style-name="T50">4.80</text:p>
          </table:table-cell>
          <table:covered-table-cell/>
        </table:table-row>
        <table:table-row>
          <table:table-cell table:style-name="Table13.A1" table:number-rows-spanned="2" office:value-type="string">
            <text:p text:style-name="P93">104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107" loext:marker-style-name="T50"><text:span text:style-name="T6">Orig. Bulgarischer Schafk</text:span><text:span text:style-name="T11">ä</text:span><text:span text:style-name="T6">se</text:span></text:p>
            <text:p text:style-name="P100" loext:marker-style-name="T52"><text:span text:style-name="T6">mit Zwiebeln , Butter dazu Schwartzbrot</text:span></text:p>
          </table:table-cell>
          <table:covered-table-cell/>
          <table:table-cell table:style-name="Table13.A1" table:number-rows-spanned="2" office:value-type="string">
            <text:p text:style-name="P109">8.50</text:p>
          </table:table-cell>
          <table:covered-table-cell table:style-name="Table13.A1"/>
          <table:table-cell table:style-name="Table13.A1" office:value-type="string">
            <text:p text:style-name="P94">112</text:p>
          </table:table-cell>
          <table:table-cell table:style-name="Table13.A1" office:value-type="string">
            <text:p text:style-name="P149" loext:marker-style-name="T50"><text:span text:style-name="T1">Bouillon</text:span></text:p>
            <text:p text:style-name="P100" loext:marker-style-name="T25"><text:span text:style-name="T6">mit Nudeleinlage</text:span></text:p>
          </table:table-cell>
          <table:table-cell table:style-name="Table13.A1" table:number-columns-spanned="2" office:value-type="string">
            <text:p text:style-name="P89" loext:marker-style-name="T50"/>
          </table:table-cell>
          <table:covered-table-cell/>
          <table:table-cell table:style-name="Table13.A1" table:number-columns-spanned="2" office:value-type="string">
            <text:p text:style-name="P127" loext:marker-style-name="T50">4.2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 table:style-name="Table13.A1"/>
          <table:table-cell table:style-name="Table13.A1" office:value-type="string">
            <text:p text:style-name="P94">113</text:p>
          </table:table-cell>
          <table:table-cell table:style-name="Table13.A1" office:value-type="string">
            <text:p text:style-name="P149" loext:marker-style-name="T50"><text:span text:style-name="T1">Pfannkuchensuppe</text:span></text:p>
          </table:table-cell>
          <table:table-cell table:style-name="Table13.A1" table:number-columns-spanned="2" office:value-type="string">
            <text:p text:style-name="P89" loext:marker-style-name="T50"/>
          </table:table-cell>
          <table:covered-table-cell/>
          <table:table-cell table:style-name="Table13.A1" table:number-columns-spanned="2" office:value-type="string">
            <text:p text:style-name="P127" loext:marker-style-name="T50">4.20</text:p>
          </table:table-cell>
          <table:covered-table-cell/>
        </table:table-row>
        <table:table-row>
          <table:table-cell table:style-name="Table13.A1" table:number-rows-spanned="3" office:value-type="string">
            <text:p text:style-name="P93">105</text:p>
          </table:table-cell>
          <table:covered-table-cell table:style-name="Table13.A1"/>
          <table:table-cell table:style-name="Table13.A1" table:number-rows-spanned="3" table:number-columns-spanned="2" office:value-type="string">
            <text:p text:style-name="P149" loext:marker-style-name="T50"><text:span text:style-name="T1">Orig. Ungarische Salami</text:span></text:p>
            <text:p text:style-name="P100" loext:marker-style-name="T54"><text:span text:style-name="T14">mit einem St</text:span><text:span text:style-name="T17">üc</text:span><text:span text:style-name="T14">k Schafk</text:span><text:span text:style-name="T17">ä</text:span><text:span text:style-name="T14">se dazu Schwartzbrot</text:span></text:p>
          </table:table-cell>
          <table:covered-table-cell/>
          <table:table-cell table:style-name="Table13.A1" table:number-rows-spanned="3" office:value-type="string">
            <text:p text:style-name="P109">8.50</text:p>
          </table:table-cell>
          <table:covered-table-cell table:style-name="Table13.A1"/>
          <table:table-cell table:style-name="Table13.A1" office:value-type="string">
            <text:p text:style-name="P94">114</text:p>
          </table:table-cell>
          <table:table-cell table:style-name="Table13.A1" office:value-type="string">
            <text:p text:style-name="P149" loext:marker-style-name="T50"><text:span text:style-name="T1">Tomatensuppe</text:span></text:p>
            <text:p text:style-name="P100" loext:marker-style-name="T25"><text:span text:style-name="T6">mit Reis</text:span></text:p>
          </table:table-cell>
          <table:table-cell table:style-name="Table13.A1" table:number-columns-spanned="2" office:value-type="string">
            <text:p text:style-name="P89" loext:marker-style-name="T50"/>
          </table:table-cell>
          <table:covered-table-cell/>
          <table:table-cell table:style-name="Table13.A1" table:number-columns-spanned="2" office:value-type="string">
            <text:p text:style-name="P127" loext:marker-style-name="T50">4.7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 table:style-name="Table13.A1"/>
          <table:table-cell table:style-name="Table13.A1" office:value-type="string">
            <text:p text:style-name="P94">115</text:p>
          </table:table-cell>
          <table:table-cell table:style-name="Table13.A1" office:value-type="string">
            <text:p text:style-name="P149" loext:marker-style-name="T50"><text:span text:style-name="T1">Gem</text:span><text:span text:style-name="T4">ü</text:span><text:span text:style-name="T1">sesuppe</text:span></text:p>
            <text:p text:style-name="P100" loext:marker-style-name="T25"><text:span text:style-name="T6">nach Zagreber Art</text:span></text:p>
          </table:table-cell>
          <table:table-cell table:style-name="Table13.A1" table:number-columns-spanned="2" office:value-type="string">
            <text:p text:style-name="P89" loext:marker-style-name="T50"/>
          </table:table-cell>
          <table:covered-table-cell/>
          <table:table-cell table:style-name="Table13.A1" table:number-columns-spanned="2" office:value-type="string">
            <text:p text:style-name="P127" loext:marker-style-name="T50">4.7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 table:style-name="Table13.A1"/>
          <table:table-cell table:style-name="Table13.A1" office:value-type="string">
            <text:p text:style-name="P94">116</text:p>
          </table:table-cell>
          <table:table-cell table:style-name="Table13.A1" office:value-type="string">
            <text:p text:style-name="P149" loext:marker-style-name="T50"><text:span text:style-name="T1">Zwiebelsuppe</text:span></text:p>
            <text:p text:style-name="P100" loext:marker-style-name="T25"><text:span text:style-name="T6">auf kroatische Art</text:span></text:p>
          </table:table-cell>
          <table:table-cell table:style-name="Table13.A1" table:number-columns-spanned="2" office:value-type="string">
            <text:p text:style-name="P89" loext:marker-style-name="T50"/>
          </table:table-cell>
          <table:covered-table-cell/>
          <table:table-cell table:style-name="Table13.A1" table:number-columns-spanned="2" office:value-type="string">
            <text:p text:style-name="P127" loext:marker-style-name="T50">4.70</text:p>
          </table:table-cell>
          <table:covered-table-cell/>
        </table:table-row>
        <table:table-row table:style-name="Table13.15">
          <table:table-cell table:style-name="Table13.A1" table:number-columns-spanned="12" office:value-type="string">
            <text:p text:style-name="P33"/>
            <text:p text:style-name="P33">Pfannengerich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6">
          <table:table-cell table:style-name="Table13.A1" office:value-type="string">
            <text:p text:style-name="P99" loext:marker-style-name="T50"><text:span text:style-name="T1">127</text:span></text:p>
          </table:table-cell>
          <table:table-cell table:style-name="Table13.A1" office:value-type="string">
            <text:p text:style-name="P89" loext:marker-style-name="T50"/>
          </table:table-cell>
          <table:table-cell table:style-name="Table13.A1" office:value-type="string">
            <text:p text:style-name="P149" loext:marker-style-name="T50"><text:span text:style-name="T1">Pariser Schnitzel</text:span></text:p>
            <text:p text:style-name="P100" loext:marker-style-name="T25"><text:span text:style-name="T6">mit Pommes Frites und Salat</text:span></text:p>
          </table:table-cell>
          <table:table-cell table:style-name="Table13.A1" office:value-type="string">
            <text:p text:style-name="P89" loext:marker-style-name="T50"/>
          </table:table-cell>
          <table:table-cell table:style-name="Table13.A1" office:value-type="string">
            <text:p text:style-name="P128" loext:marker-style-name="T50">14.80</text:p>
          </table:table-cell>
          <table:table-cell table:style-name="Table13.A1" office:value-type="string">
            <text:p text:style-name="P89" loext:marker-style-name="T50"/>
          </table:table-cell>
          <table:table-cell table:style-name="Table13.A1" office:value-type="string">
            <text:p text:style-name="P98" loext:marker-style-name="T50">130</text:p>
          </table:table-cell>
          <table:table-cell table:style-name="Table13.A1" table:number-columns-spanned="2" office:value-type="string">
            <text:p text:style-name="P149" loext:marker-style-name="T50"><text:span text:style-name="T1">Rahmschnitzel</text:span></text:p>
            <text:p text:style-name="P100" loext:marker-style-name="T54"><text:span text:style-name="T6">mit hausgemachten Sp</text:span><text:span text:style-name="T11">ä</text:span><text:span text:style-name="T6">tzle</text:span></text:p>
          </table:table-cell>
          <table:covered-table-cell/>
          <table:table-cell table:style-name="Table13.A1" office:value-type="string">
            <text:p text:style-name="P89" loext:marker-style-name="T50"/>
          </table:table-cell>
          <table:table-cell table:style-name="Table13.A1" table:number-columns-spanned="2" office:value-type="string">
            <text:p text:style-name="P127" loext:marker-style-name="T50">15.00</text:p>
          </table:table-cell>
          <table:covered-table-cell/>
        </table:table-row>
        <table:table-row table:style-name="Table13.16">
          <table:table-cell table:style-name="Table13.A1" office:value-type="string">
            <text:p text:style-name="P98" loext:marker-style-name="T50">128</text:p>
          </table:table-cell>
          <table:table-cell table:style-name="Table13.A1" office:value-type="string">
            <text:p text:style-name="P89" loext:marker-style-name="T50"/>
          </table:table-cell>
          <table:table-cell table:style-name="Table13.A1" office:value-type="string">
            <text:p text:style-name="P149" loext:marker-style-name="T50"><text:span text:style-name="T1">Wiener Schnitzel</text:span></text:p>
            <text:p text:style-name="P100" loext:marker-style-name="T51"><text:span text:style-name="T6">mit Pommes Frites und Salat</text:span></text:p>
          </table:table-cell>
          <table:table-cell table:style-name="Table13.A1" office:value-type="string">
            <text:p text:style-name="P89" loext:marker-style-name="T50"/>
          </table:table-cell>
          <table:table-cell table:style-name="Table13.A1" office:value-type="string">
            <text:p text:style-name="P128" loext:marker-style-name="T50">14.80</text:p>
          </table:table-cell>
          <table:table-cell table:style-name="Table13.A1" office:value-type="string">
            <text:p text:style-name="P89" loext:marker-style-name="T50"/>
          </table:table-cell>
          <table:table-cell table:style-name="Table13.A1" office:value-type="string">
            <text:p text:style-name="P98" loext:marker-style-name="T50">131</text:p>
          </table:table-cell>
          <table:table-cell table:style-name="Table13.A1" table:number-columns-spanned="2" office:value-type="string">
            <text:p text:style-name="P149" loext:marker-style-name="T50"><text:span text:style-name="T1">Knoblauchschnitzel</text:span></text:p>
            <text:p text:style-name="P100" loext:marker-style-name="T51"><text:span text:style-name="T6">mit hausgemachten Sp</text:span><text:span text:style-name="T11">ä</text:span><text:span text:style-name="T6">tzle</text:span></text:p>
          </table:table-cell>
          <table:covered-table-cell/>
          <table:table-cell table:style-name="Table13.A1" office:value-type="string">
            <text:p text:style-name="P89" loext:marker-style-name="T50"/>
          </table:table-cell>
          <table:table-cell table:style-name="Table13.A1" table:number-columns-spanned="2" office:value-type="string">
            <text:p text:style-name="P127" loext:marker-style-name="T50">15.00</text:p>
          </table:table-cell>
          <table:covered-table-cell/>
        </table:table-row>
        <table:table-row table:style-name="Table13.16">
          <table:table-cell table:style-name="Table13.A1" office:value-type="string">
            <text:p text:style-name="P98" loext:marker-style-name="T50">129</text:p>
          </table:table-cell>
          <table:table-cell table:style-name="Table13.A1" office:value-type="string">
            <text:p text:style-name="P89" loext:marker-style-name="T50"/>
          </table:table-cell>
          <table:table-cell table:style-name="Table13.A1" office:value-type="string">
            <text:p text:style-name="P149" loext:marker-style-name="T50"><text:span text:style-name="T1">Paprika Schnitzel</text:span></text:p>
            <text:p text:style-name="P100" loext:marker-style-name="T51"><text:span text:style-name="T6">mit Butterreis</text:span></text:p>
          </table:table-cell>
          <table:table-cell table:style-name="Table13.A1" office:value-type="string">
            <text:p text:style-name="P89" loext:marker-style-name="T50"/>
          </table:table-cell>
          <table:table-cell table:style-name="Table13.A1" office:value-type="string">
            <text:p text:style-name="P128" loext:marker-style-name="T50">15.00</text:p>
          </table:table-cell>
          <table:table-cell table:style-name="Table13.A1" office:value-type="string">
            <text:p text:style-name="P89" loext:marker-style-name="T50"/>
          </table:table-cell>
          <table:table-cell table:style-name="Table13.A1" office:value-type="string">
            <text:p text:style-name="P98" loext:marker-style-name="T50">132</text:p>
          </table:table-cell>
          <table:table-cell table:style-name="Table13.A1" table:number-columns-spanned="2" office:value-type="string">
            <text:p text:style-name="P149" loext:marker-style-name="T50"><text:span text:style-name="T1">Schnitzel Imperial</text:span></text:p>
            <text:p text:style-name="P100" loext:marker-style-name="T54"><text:span text:style-name="T6">Spezialit</text:span><text:span text:style-name="T11">ä</text:span><text:span text:style-name="T6">t des Hauses mit Nioke (Kartoffelb</text:span><text:span text:style-name="T11">ä</text:span><text:span text:style-name="T6">llchen)</text:span></text:p>
          </table:table-cell>
          <table:covered-table-cell/>
          <table:table-cell table:style-name="Table13.A1" office:value-type="string">
            <text:p text:style-name="P89" loext:marker-style-name="T50"/>
          </table:table-cell>
          <table:table-cell table:style-name="Table13.A1" table:number-columns-spanned="2" office:value-type="string">
            <text:p text:style-name="P127" loext:marker-style-name="T50">15.80</text:p>
          </table:table-cell>
          <table:covered-table-cell/>
        </table:table-row>
      </table:table>
      <text:p text:style-name="P172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row>
          <table:table-cell table:style-name="Table19.A1" table:number-columns-spanned="5" office:value-type="string">
            <text:p text:style-name="P81" loext:marker-style-name="T53"><text:span text:style-name="T6">Spezialit</text:span><text:span text:style-name="T11">ä</text:span><text:span text:style-name="T6">ten vom Rost</text:span></text:p>
          </table:table-cell>
          <table:covered-table-cell/>
          <table:covered-table-cell/>
          <table:covered-table-cell/>
          <table:covered-table-cell/>
          <table:table-cell table:style-name="Table19.A1" office:value-type="string">
            <text:p text:style-name="P44" loext:marker-style-name="T53"/>
          </table:table-cell>
          <table:table-cell table:style-name="Table19.A1" office:value-type="string">
            <text:p text:style-name="P72" loext:marker-style-name="T53">171</text:p>
          </table:table-cell>
          <table:table-cell table:style-name="Table19.A1" office:value-type="string">
            <text:p text:style-name="P42" loext:marker-style-name="T53"/>
          </table:table-cell>
          <table:table-cell table:style-name="Table19.A1" office:value-type="string">
            <text:p text:style-name="P151" loext:marker-style-name="T50"><text:span text:style-name="T1">Vukovar – Platte f</text:span><text:span text:style-name="T4">ü</text:span><text:span text:style-name="T1">r 2 Personen</text:span></text:p>
            <text:p text:style-name="P101" loext:marker-style-name="T54"><text:span text:style-name="T6">eine Specialit</text:span><text:span text:style-name="T11">ä</text:span><text:span text:style-name="T6">t unseres Hauses</text:span></text:p>
          </table:table-cell>
          <table:table-cell table:style-name="Table19.A1" table:number-columns-spanned="2" office:value-type="string">
            <text:p text:style-name="P138" loext:marker-style-name="T50">32.00</text:p>
          </table:table-cell>
          <table:covered-table-cell/>
        </table:table-row>
        <table:table-row>
          <table:table-cell table:style-name="Table19.A1" office:value-type="string">
            <text:p text:style-name="P48" loext:marker-style-name="T50"><text:span text:style-name="T1">159</text:span></text:p>
          </table:table-cell>
          <table:table-cell table:style-name="Table19.A1" office:value-type="string">
            <text:p text:style-name="P139" loext:marker-style-name="T50"/>
          </table:table-cell>
          <table:table-cell table:style-name="Table19.A1" office:value-type="string">
            <text:p text:style-name="P151" loext:marker-style-name="T50"><text:span text:style-name="T1">Lammlaxe</text:span></text:p>
            <text:p text:style-name="P101" loext:marker-style-name="T51"><text:span text:style-name="T6">dazu gr</text:span><text:span text:style-name="T11">ü</text:span><text:span text:style-name="T6">ne Bohnen und R</text:span><text:span text:style-name="T11">ö</text:span><text:span text:style-name="T6">stkartoffeln</text:span></text:p>
          </table:table-cell>
          <table:table-cell table:style-name="Table19.A1" office:value-type="string">
            <text:p text:style-name="P131" loext:marker-style-name="T50"/>
          </table:table-cell>
          <table:table-cell table:style-name="Table19.A1" table:number-columns-spanned="2" office:value-type="string">
            <text:p text:style-name="P131" loext:marker-style-name="T50">21.80</text:p>
          </table:table-cell>
          <table:covered-table-cell/>
          <table:table-cell table:style-name="Table19.A1" office:value-type="string">
            <text:p text:style-name="P73" loext:marker-style-name="T50">172</text:p>
            <text:p text:style-name="P73" loext:marker-style-name="T50"/>
            <text:p text:style-name="P73" loext:marker-style-name="T50"/>
            <text:p text:style-name="P73" loext:marker-style-name="T50"/>
            <text:p text:style-name="P73" loext:marker-style-name="T50"/>
            <text:p text:style-name="P73" loext:marker-style-name="T50"/>
            <text:p text:style-name="P73" loext:marker-style-name="T50">173</text:p>
          </table:table-cell>
          <table:table-cell table:style-name="Table19.A1" office:value-type="string">
            <text:p text:style-name="P139" loext:marker-style-name="T50"/>
          </table:table-cell>
          <table:table-cell table:style-name="Table19.A1" office:value-type="string">
            <text:p text:style-name="P151" loext:marker-style-name="T55"><text:span text:style-name="T1">Djingis Khan – Spei</text:span><text:span text:style-name="T4">ß</text:span></text:p>
            <text:p text:style-name="P101" loext:marker-style-name="T56"><text:span text:style-name="T11">verschiedenes Fleisch, am Tisch flambiert, mit Gemüse und Röstkartoffeln</text:span></text:p>
            <text:p text:style-name="P101" loext:marker-style-name="T57"><text:span text:style-name="T11">für 2 Personen</text:span></text:p>
            <text:p text:style-name="P103" loext:marker-style-name="T53"><text:span text:style-name="T11">für 4 Personen</text:span></text:p>
          </table:table-cell>
          <table:table-cell table:style-name="Table19.A1" table:number-columns-spanned="2" office:value-type="string">
            <text:p text:style-name="P148" loext:marker-style-name="T55">34.00</text:p>
          </table:table-cell>
          <table:covered-table-cell/>
        </table:table-row>
        <table:table-row>
          <table:table-cell table:style-name="Table19.A1" table:number-rows-spanned="2" office:value-type="string">
            <text:p text:style-name="P48" loext:marker-style-name="T50"><text:span text:style-name="T4">160</text:span></text:p>
          </table:table-cell>
          <table:table-cell table:style-name="Table19.A1" table:number-rows-spanned="2" office:value-type="string">
            <text:p text:style-name="P139" loext:marker-style-name="T50"/>
          </table:table-cell>
          <table:table-cell table:style-name="Table19.A1" table:number-rows-spanned="2" office:value-type="string">
            <text:p text:style-name="P151" loext:marker-style-name="T50"><text:span text:style-name="T1">Bosnischer Spie</text:span><text:span text:style-name="T4">ß</text:span></text:p>
            <text:p text:style-name="P101" loext:marker-style-name="T51"><text:span text:style-name="T6">mageres Halsgrat, Deberciner, ger</text:span><text:span text:style-name="T11">ä</text:span><text:span text:style-name="T6">uchertes Wammerl, Cevapcici, mit Pommes Frites und Djuvecreis</text:span></text:p>
          </table:table-cell>
          <table:table-cell table:style-name="Table19.A1" table:number-rows-spanned="2" office:value-type="string">
            <text:p text:style-name="P130" loext:marker-style-name="T50"/>
          </table:table-cell>
          <table:table-cell table:style-name="Table19.A1" table:number-rows-spanned="2" table:number-columns-spanned="2" office:value-type="string">
            <text:p text:style-name="P130" loext:marker-style-name="T50">14.80</text:p>
          </table:table-cell>
          <table:covered-table-cell/>
          <table:table-cell table:style-name="Table19.A1" table:number-rows-spanned="2" office:value-type="string">
            <text:p text:style-name="P55" loext:marker-style-name="T50"/>
          </table:table-cell>
          <table:table-cell table:style-name="Table19.A1" table:number-rows-spanned="2" office:value-type="string">
            <text:p text:style-name="P139" loext:marker-style-name="T50"/>
          </table:table-cell>
          <table:table-cell table:style-name="Table19.A1" office:value-type="string">
            <text:p text:style-name="P45" loext:marker-style-name="T50"><text:span text:style-name="T4"/></text:p>
          </table:table-cell>
          <table:table-cell table:style-name="Table19.A1" table:number-columns-spanned="2" office:value-type="string">
            <text:p text:style-name="P139" loext:marker-style-name="T50"/>
          </table:table-cell>
          <table:covered-table-cell/>
        </table:table-row>
        <table:table-row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/>
          <table:covered-table-cell table:style-name="Table19.A1"/>
          <table:covered-table-cell table:style-name="Table19.A1"/>
          <table:table-cell table:style-name="Table19.A1" table:number-columns-spanned="3" office:value-type="string">
            <text:p text:style-name="P77" loext:marker-style-name="T41"><text:span text:style-name="T6"/></text:p>
            <text:p text:style-name="P105" loext:marker-style-name="T41"><text:span text:style-name="T6">Besonders zu empfehlen</text:span></text:p>
          </table:table-cell>
          <table:covered-table-cell/>
          <table:covered-table-cell/>
        </table:table-row>
        <table:table-row>
          <table:table-cell table:style-name="Table19.A1" office:value-type="string">
            <text:p text:style-name="P48" loext:marker-style-name="T50"><text:span text:style-name="T1">161</text:span></text:p>
          </table:table-cell>
          <table:table-cell table:style-name="Table19.A1" office:value-type="string">
            <text:p text:style-name="P139" loext:marker-style-name="T50"/>
          </table:table-cell>
          <table:table-cell table:style-name="Table19.A1" office:value-type="string">
            <text:p text:style-name="P151" loext:marker-style-name="T50"><text:span text:style-name="T1">Cevapcici</text:span></text:p>
            <text:p text:style-name="P101" loext:marker-style-name="T51"><text:span text:style-name="T6">8 Hackfleischr</text:span><text:span text:style-name="T11">ö</text:span><text:span text:style-name="T6">llchen, mit Djuvecreis und Pommes, Ajvar, gehackten Zwiebeln und Peperoni</text:span></text:p>
          </table:table-cell>
          <table:table-cell table:style-name="Table19.A1" office:value-type="string">
            <text:p text:style-name="P130" loext:marker-style-name="T50"/>
          </table:table-cell>
          <table:table-cell table:style-name="Table19.A1" table:number-columns-spanned="2" office:value-type="string">
            <text:p text:style-name="P130" loext:marker-style-name="T50">13.<text:span text:style-name="T34">9</text:span>0</text:p>
          </table:table-cell>
          <table:covered-table-cell/>
          <table:table-cell table:style-name="Table19.A1" office:value-type="string">
            <text:p text:style-name="P55" loext:marker-style-name="T50">175</text:p>
          </table:table-cell>
          <table:table-cell table:style-name="Table19.A1" office:value-type="string">
            <text:p text:style-name="P139" loext:marker-style-name="T50"/>
          </table:table-cell>
          <table:table-cell table:style-name="Table19.A1" office:value-type="string">
            <text:p text:style-name="P151" loext:marker-style-name="T50"><text:span text:style-name="T1">Gef</text:span><text:span text:style-name="T4">ü</text:span><text:span text:style-name="T1">llte Paprikaschoten</text:span></text:p>
            <text:p text:style-name="P101" loext:marker-style-name="T54"><text:span text:style-name="T6">mit Salzkartoffeln</text:span></text:p>
          </table:table-cell>
          <table:table-cell table:style-name="Table19.A1" table:number-columns-spanned="2" office:value-type="string">
            <text:p text:style-name="P138" loext:marker-style-name="T50">13.80</text:p>
          </table:table-cell>
          <table:covered-table-cell/>
        </table:table-row>
        <table:table-row>
          <table:table-cell table:style-name="Table19.A1" office:value-type="string">
            <text:p text:style-name="P48" loext:marker-style-name="T50"><text:span text:style-name="T1">162</text:span></text:p>
          </table:table-cell>
          <table:table-cell table:style-name="Table19.A1" office:value-type="string">
            <text:p text:style-name="P139" loext:marker-style-name="T50"/>
          </table:table-cell>
          <table:table-cell table:style-name="Table19.A1" office:value-type="string">
            <text:p text:style-name="P151" loext:marker-style-name="T50"><text:span text:style-name="T1">Rasnjci</text:span></text:p>
            <text:p text:style-name="P101" loext:marker-style-name="T53"><text:span text:style-name="T6">2 Spei</text:span><text:span text:style-name="T11">ß</text:span><text:span text:style-name="T6">e mageres, mit Djuvecreis und Pommes, Ajvar, gehackten Zwiebeln und Peperoni</text:span></text:p>
          </table:table-cell>
          <table:table-cell table:style-name="Table19.A1" office:value-type="string">
            <text:p text:style-name="P130" loext:marker-style-name="T50"/>
          </table:table-cell>
          <table:table-cell table:style-name="Table19.A1" table:number-columns-spanned="2" office:value-type="string">
            <text:p text:style-name="P130" loext:marker-style-name="T50">13.<text:span text:style-name="T34">9</text:span>0</text:p>
          </table:table-cell>
          <table:covered-table-cell/>
          <table:table-cell table:style-name="Table19.A1" office:value-type="string">
            <text:p text:style-name="P55" loext:marker-style-name="T50">176</text:p>
          </table:table-cell>
          <table:table-cell table:style-name="Table19.A1" office:value-type="string">
            <text:p text:style-name="P139" loext:marker-style-name="T50"/>
          </table:table-cell>
          <table:table-cell table:style-name="Table19.A1" office:value-type="string">
            <text:p text:style-name="P151" loext:marker-style-name="T50"><text:span text:style-name="T1">Putenschnitzel</text:span></text:p>
            <text:p text:style-name="P103" loext:marker-style-name="T54"><text:span text:style-name="T6">paniert, mit Kartoffelsalat</text:span></text:p>
            <text:p text:style-name="P74" loext:marker-style-name="T50"><text:span text:style-name="T1"/></text:p>
          </table:table-cell>
          <table:table-cell table:style-name="Table19.A1" table:number-columns-spanned="2" office:value-type="string">
            <text:p text:style-name="P138" loext:marker-style-name="T50">14.80</text:p>
          </table:table-cell>
          <table:covered-table-cell/>
        </table:table-row>
        <table:table-row>
          <table:table-cell table:style-name="Table19.A1" table:number-rows-spanned="2" office:value-type="string">
            <text:p text:style-name="P48" loext:marker-style-name="T50"><text:span text:style-name="T1">163</text:span></text:p>
          </table:table-cell>
          <table:table-cell table:style-name="Table19.A1" table:number-rows-spanned="2" office:value-type="string">
            <text:p text:style-name="P139" loext:marker-style-name="T50"/>
          </table:table-cell>
          <table:table-cell table:style-name="Table19.A1" table:number-rows-spanned="2" office:value-type="string">
            <text:p text:style-name="P151" loext:marker-style-name="T50"><text:span text:style-name="T1">Pljeskavica</text:span></text:p>
            <text:p text:style-name="P101" loext:marker-style-name="T53"><text:span text:style-name="T6">1 Hacksteak, mit Djuvecreis und Pommes, Ajvar, gehackten Zwiebeln und Peperoni</text:span></text:p>
          </table:table-cell>
          <table:table-cell table:style-name="Table19.A1" table:number-rows-spanned="2" office:value-type="string">
            <text:p text:style-name="P130" loext:marker-style-name="T50"/>
          </table:table-cell>
          <table:table-cell table:style-name="Table19.A1" table:number-rows-spanned="2" table:number-columns-spanned="2" office:value-type="string">
            <text:p text:style-name="P130" loext:marker-style-name="T50">1<text:span text:style-name="T34">3</text:span>.<text:span text:style-name="T34">9</text:span>0</text:p>
          </table:table-cell>
          <table:covered-table-cell/>
          <table:table-cell table:style-name="Table19.A1" office:value-type="string">
            <text:p text:style-name="P55" loext:marker-style-name="T50">177</text:p>
          </table:table-cell>
          <table:table-cell table:style-name="Table19.A1" table:number-rows-spanned="2" office:value-type="string">
            <text:p text:style-name="P139" loext:marker-style-name="T50"/>
          </table:table-cell>
          <table:table-cell table:style-name="Table19.A1" office:value-type="string">
            <text:p text:style-name="P151" loext:marker-style-name="T50"><text:span text:style-name="T1">Putengeschnetzeltes</text:span></text:p>
            <text:p text:style-name="P103" loext:marker-style-name="T54"><text:span text:style-name="T6">mit Rahm-Champignonso</text:span><text:span text:style-name="T11">ß</text:span><text:span text:style-name="T6">e mit Curryreis</text:span></text:p>
          </table:table-cell>
          <table:table-cell table:style-name="Table19.A1" table:number-columns-spanned="2" office:value-type="string">
            <text:p text:style-name="P138" loext:marker-style-name="T50">16.00</text:p>
          </table:table-cell>
          <table:covered-table-cell/>
        </table:table-row>
        <table:table-row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/>
          <table:table-cell table:style-name="Table19.A1" office:value-type="string">
            <text:p text:style-name="P55" loext:marker-style-name="T50">178</text:p>
          </table:table-cell>
          <table:covered-table-cell table:style-name="Table19.A1"/>
          <table:table-cell table:style-name="Table19.A1" office:value-type="string">
            <text:p text:style-name="P151" loext:marker-style-name="T50"><text:span text:style-name="T1">Lustiger Bosnjak</text:span></text:p>
            <text:p text:style-name="P103" loext:marker-style-name="T54"><text:span text:style-name="T6">Riderlende gef</text:span><text:span text:style-name="T11">ü</text:span><text:span text:style-name="T6">llt mit Schafsk</text:span><text:span text:style-name="T11">ä</text:span><text:span text:style-name="T6">se und Schinken, dazu Bratkartoffeln</text:span></text:p>
          </table:table-cell>
          <table:table-cell table:style-name="Table19.A1" table:number-columns-spanned="2" office:value-type="string">
            <text:p text:style-name="P138" loext:marker-style-name="T50">20.50</text:p>
          </table:table-cell>
          <table:covered-table-cell/>
        </table:table-row>
        <table:table-row table:style-name="Table19.9">
          <table:table-cell table:style-name="Table19.A1" table:number-rows-spanned="2" office:value-type="string">
            <text:p text:style-name="P48" loext:marker-style-name="T50"><text:span text:style-name="T1">164</text:span></text:p>
          </table:table-cell>
          <table:table-cell table:style-name="Table19.A1" table:number-rows-spanned="2" office:value-type="string">
            <text:p text:style-name="P139" loext:marker-style-name="T50"/>
          </table:table-cell>
          <table:table-cell table:style-name="Table19.A1" table:number-rows-spanned="2" office:value-type="string">
            <text:p text:style-name="P151" loext:marker-style-name="T50"><text:span text:style-name="T1">Pljeskavica “Split”</text:span></text:p>
            <text:p text:style-name="P101" loext:marker-style-name="T51"><text:span text:style-name="T6">1 Hacksteak, gef</text:span><text:span text:style-name="T11">ü</text:span><text:span text:style-name="T6">lltmit bulgarischen Schafsk</text:span><text:span text:style-name="T11">ä</text:span><text:span text:style-name="T6">se, dazu mit Djuvecreis und Pommes, Ajvar, gehackten Zwiebeln und Peperoni</text:span></text:p>
          </table:table-cell>
          <table:table-cell table:style-name="Table19.A1" table:number-rows-spanned="2" office:value-type="string">
            <text:p text:style-name="P129" loext:marker-style-name="T50"/>
          </table:table-cell>
          <table:table-cell table:style-name="Table19.A1" table:number-rows-spanned="2" table:number-columns-spanned="2" office:value-type="string">
            <text:p text:style-name="P129" loext:marker-style-name="T50">16.50</text:p>
          </table:table-cell>
          <table:covered-table-cell/>
          <table:table-cell table:style-name="Table19.A1" office:value-type="string">
            <text:p text:style-name="P55" loext:marker-style-name="T50"/>
          </table:table-cell>
          <table:table-cell table:style-name="Table19.A1" table:number-rows-spanned="2" office:value-type="string">
            <text:p text:style-name="P139" loext:marker-style-name="T50"/>
          </table:table-cell>
          <table:table-cell table:style-name="Table19.A1" table:number-columns-spanned="2" office:value-type="string">
            <text:p text:style-name="P47" loext:marker-style-name="T53"><text:span text:style-name="T1"/></text:p>
            <text:p text:style-name="P38" loext:marker-style-name="T53"><text:span text:style-name="T1">Fischgerichte</text:span></text:p>
          </table:table-cell>
          <table:covered-table-cell/>
          <table:table-cell table:style-name="Table19.A1" office:value-type="string">
            <text:p text:style-name="P43" loext:marker-style-name="T53"/>
          </table:table-cell>
        </table:table-row>
        <table:table-row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/>
          <table:table-cell table:style-name="Table19.A1" office:value-type="string">
            <text:p text:style-name="P55" loext:marker-style-name="T50">180</text:p>
          </table:table-cell>
          <table:covered-table-cell table:style-name="Table19.A1"/>
          <table:table-cell table:style-name="Table19.A1" office:value-type="string">
            <text:p text:style-name="P151" loext:marker-style-name="T50"><text:span text:style-name="T1">Forelle blau</text:span></text:p>
            <text:p text:style-name="P101" loext:marker-style-name="T54"><text:span text:style-name="T6">mit Saltzkartoffeln</text:span></text:p>
          </table:table-cell>
          <table:table-cell table:style-name="Table19.A1" table:number-columns-spanned="2" office:value-type="string">
            <text:p text:style-name="P138" loext:marker-style-name="T50">14.00</text:p>
          </table:table-cell>
          <table:covered-table-cell/>
        </table:table-row>
        <table:table-row>
          <table:table-cell table:style-name="Table19.A1" office:value-type="string">
            <text:p text:style-name="P48" loext:marker-style-name="T50"><text:span text:style-name="T1">165</text:span></text:p>
          </table:table-cell>
          <table:table-cell table:style-name="Table19.A1" office:value-type="string">
            <text:p text:style-name="P139" loext:marker-style-name="T50"/>
          </table:table-cell>
          <table:table-cell table:style-name="Table19.A1" office:value-type="string">
            <text:p text:style-name="P151" loext:marker-style-name="T50"><text:span text:style-name="T1">Pljeskavica “Opatija”</text:span></text:p>
            <text:p text:style-name="P101" loext:marker-style-name="T53"><text:span text:style-name="T6">1 Hacksteak, m. wei</text:span><text:span text:style-name="T11">ß</text:span><text:span text:style-name="T6">en Bohnen</text:span></text:p>
          </table:table-cell>
          <table:table-cell table:style-name="Table19.A1" office:value-type="string">
            <text:p text:style-name="P129" loext:marker-style-name="T50"/>
          </table:table-cell>
          <table:table-cell table:style-name="Table19.A1" table:number-columns-spanned="2" office:value-type="string">
            <text:p text:style-name="P129" loext:marker-style-name="T50">13.90</text:p>
          </table:table-cell>
          <table:covered-table-cell/>
          <table:table-cell table:style-name="Table19.A1" office:value-type="string">
            <text:p text:style-name="P55" loext:marker-style-name="T50">181</text:p>
          </table:table-cell>
          <table:table-cell table:style-name="Table19.A1" office:value-type="string">
            <text:p text:style-name="P139" loext:marker-style-name="T50"/>
          </table:table-cell>
          <table:table-cell table:style-name="Table19.A1" office:value-type="string">
            <text:p text:style-name="P151" loext:marker-style-name="T50"><text:span text:style-name="T1">Forelle M</text:span><text:span text:style-name="T4">ü</text:span><text:span text:style-name="T1">llerin</text:span></text:p>
            <text:p text:style-name="P103" loext:marker-style-name="T54"><text:span text:style-name="T6">gebacken, mit Saltzkartoffeln in Butter geschwenkt</text:span></text:p>
          </table:table-cell>
          <table:table-cell table:style-name="Table19.A1" table:number-columns-spanned="2" office:value-type="string">
            <text:p text:style-name="P138" loext:marker-style-name="T50">14.00</text:p>
          </table:table-cell>
          <table:covered-table-cell/>
        </table:table-row>
        <table:table-row>
          <table:table-cell table:style-name="Table19.A1" office:value-type="string">
            <text:p text:style-name="P48" loext:marker-style-name="T50"><text:span text:style-name="T1">166</text:span></text:p>
          </table:table-cell>
          <table:table-cell table:style-name="Table19.A1" office:value-type="string">
            <text:p text:style-name="P139" loext:marker-style-name="T50"/>
          </table:table-cell>
          <table:table-cell table:style-name="Table19.A1" office:value-type="string">
            <text:p text:style-name="P151" loext:marker-style-name="T50"><text:span text:style-name="T1">Kotelett vom Rost</text:span></text:p>
            <text:p text:style-name="P101" loext:marker-style-name="T54"><text:span text:style-name="T6">mageres Schweinekotelett, mit Djuvecreis und Pommes Frites</text:span></text:p>
          </table:table-cell>
          <table:table-cell table:style-name="Table19.A1" office:value-type="string">
            <text:p text:style-name="P129" loext:marker-style-name="T50"/>
          </table:table-cell>
          <table:table-cell table:style-name="Table19.A1" table:number-columns-spanned="2" office:value-type="string">
            <text:p text:style-name="P129" loext:marker-style-name="T50">13.50</text:p>
          </table:table-cell>
          <table:covered-table-cell/>
          <table:table-cell table:style-name="Table19.A1" office:value-type="string">
            <text:p text:style-name="P55" loext:marker-style-name="T50">182</text:p>
          </table:table-cell>
          <table:table-cell table:style-name="Table19.A1" office:value-type="string">
            <text:p text:style-name="P139" loext:marker-style-name="T50"/>
          </table:table-cell>
          <table:table-cell table:style-name="Table19.A1" office:value-type="string">
            <text:p text:style-name="P151" loext:marker-style-name="T50"><text:span text:style-name="T1">Forelle auf mazedonische Art</text:span></text:p>
            <text:p text:style-name="P103" loext:marker-style-name="T51"><text:span text:style-name="T6">gef</text:span><text:span text:style-name="T11">ü</text:span><text:span text:style-name="T6">llt mit Djuvecgem</text:span><text:span text:style-name="T11">ü</text:span><text:span text:style-name="T6">se, dazu Saltzkartoffeln, in Butter geschwenkt</text:span></text:p>
          </table:table-cell>
          <table:table-cell table:style-name="Table19.A1" table:number-columns-spanned="2" office:value-type="string">
            <text:p text:style-name="P138" loext:marker-style-name="T50">16.50</text:p>
          </table:table-cell>
          <table:covered-table-cell/>
        </table:table-row>
        <table:table-row>
          <table:table-cell table:style-name="Table19.A1" office:value-type="string">
            <text:p text:style-name="P48" loext:marker-style-name="T50"><text:span text:style-name="T1">167</text:span></text:p>
          </table:table-cell>
          <table:table-cell table:style-name="Table19.A1" office:value-type="string">
            <text:p text:style-name="P139" loext:marker-style-name="T50"/>
          </table:table-cell>
          <table:table-cell table:style-name="Table19.A1" office:value-type="string">
            <text:p text:style-name="P151" loext:marker-style-name="T50"><text:span text:style-name="T1">Kotelett “Opatija”</text:span></text:p>
            <text:p text:style-name="P101" loext:marker-style-name="T50"><text:span text:style-name="T6">mageres Schweinekotelett, mit wei</text:span><text:span text:style-name="T11">ß</text:span><text:span text:style-name="T6">en Bohnen</text:span></text:p>
          </table:table-cell>
          <table:table-cell table:style-name="Table19.A1" office:value-type="string">
            <text:p text:style-name="P129" loext:marker-style-name="T50"/>
          </table:table-cell>
          <table:table-cell table:style-name="Table19.A1" table:number-columns-spanned="2" office:value-type="string">
            <text:p text:style-name="P129" loext:marker-style-name="T50">13.90</text:p>
          </table:table-cell>
          <table:covered-table-cell/>
          <table:table-cell table:style-name="Table19.A1" office:value-type="string">
            <text:p text:style-name="P55" loext:marker-style-name="T50">183</text:p>
          </table:table-cell>
          <table:table-cell table:style-name="Table19.A1" office:value-type="string">
            <text:p text:style-name="P139" loext:marker-style-name="T50"/>
          </table:table-cell>
          <table:table-cell table:style-name="Table19.A1" office:value-type="string">
            <text:p text:style-name="P151" loext:marker-style-name="T50"><text:span text:style-name="T1">Scampi vom Grill</text:span></text:p>
            <text:p text:style-name="P103" loext:marker-style-name="T54"><text:span text:style-name="T6">mit Curryreis und hausgemachter amerikanischer So</text:span><text:span text:style-name="T11">ß</text:span><text:span text:style-name="T6">e</text:span></text:p>
          </table:table-cell>
          <table:table-cell table:style-name="Table19.A1" table:number-columns-spanned="2" office:value-type="string">
            <text:p text:style-name="P138" loext:marker-style-name="T50">22.50</text:p>
          </table:table-cell>
          <table:covered-table-cell/>
        </table:table-row>
        <table:table-row>
          <table:table-cell table:style-name="Table19.A1" office:value-type="string">
            <text:p text:style-name="P48" loext:marker-style-name="T50"><text:span text:style-name="T1">168</text:span></text:p>
          </table:table-cell>
          <table:table-cell table:style-name="Table19.A1" office:value-type="string">
            <text:p text:style-name="P139" loext:marker-style-name="T50"/>
          </table:table-cell>
          <table:table-cell table:style-name="Table19.A1" office:value-type="string">
            <text:p text:style-name="P151" loext:marker-style-name="T50"><text:span text:style-name="T1">Leber vom Rost</text:span></text:p>
            <text:p text:style-name="P101" loext:marker-style-name="T54"><text:span text:style-name="T6">Junge Rinderleber, mit djuvecreis und Pommes Frites</text:span></text:p>
          </table:table-cell>
          <table:table-cell table:style-name="Table19.A1" office:value-type="string">
            <text:p text:style-name="P129" loext:marker-style-name="T50"/>
          </table:table-cell>
          <table:table-cell table:style-name="Table19.A1" table:number-columns-spanned="2" office:value-type="string">
            <text:p text:style-name="P129" loext:marker-style-name="T50">13.80</text:p>
          </table:table-cell>
          <table:covered-table-cell/>
          <table:table-cell table:style-name="Table19.A1" office:value-type="string">
            <text:p text:style-name="P55" loext:marker-style-name="T50">184</text:p>
          </table:table-cell>
          <table:table-cell table:style-name="Table19.A1" office:value-type="string">
            <text:p text:style-name="P139" loext:marker-style-name="T50"/>
          </table:table-cell>
          <table:table-cell table:style-name="Table19.A1" office:value-type="string">
            <text:p text:style-name="P151" loext:marker-style-name="T50"><text:span text:style-name="T1">Calamare</text:span></text:p>
            <text:p text:style-name="P92" loext:marker-style-name="T51"><text:span text:style-name="T6">gebacken mit hausgemachter amerikanischer So</text:span><text:span text:style-name="T11">ß</text:span><text:span text:style-name="T6">e</text:span></text:p>
          </table:table-cell>
          <table:table-cell table:style-name="Table19.A1" table:number-columns-spanned="2" office:value-type="string">
            <text:p text:style-name="P138" loext:marker-style-name="T50">14.00</text:p>
          </table:table-cell>
          <table:covered-table-cell/>
        </table:table-row>
        <table:table-row>
          <table:table-cell table:style-name="Table19.A1" office:value-type="string">
            <text:p text:style-name="P57" loext:marker-style-name="T50"><text:span text:style-name="T6">170</text:span></text:p>
          </table:table-cell>
          <table:table-cell table:style-name="Table19.A1" office:value-type="string">
            <text:p text:style-name="P139" loext:marker-style-name="T50"/>
          </table:table-cell>
          <table:table-cell table:style-name="Table19.A1" office:value-type="string">
            <text:p text:style-name="P111" loext:marker-style-name="T50"><text:span text:style-name="T6">Grillteller f</text:span><text:span text:style-name="T11">ü</text:span><text:span text:style-name="T6">r 1 Person</text:span></text:p>
            <text:p text:style-name="P101" loext:marker-style-name="T54"><text:span text:style-name="T6">Mageres Kotelett und Halsgrat, ger</text:span><text:span text:style-name="T11">ä</text:span><text:span text:style-name="T6">uchertes Wammerl, Cevapcici, Rinderleber dazu Djuvecreis und Pommes</text:span></text:p>
          </table:table-cell>
          <table:table-cell table:style-name="Table19.A1" office:value-type="string">
            <text:p text:style-name="P115" loext:marker-style-name="T50"/>
          </table:table-cell>
          <table:table-cell table:style-name="Table19.A1" table:number-columns-spanned="2" office:value-type="string">
            <text:p text:style-name="P115" loext:marker-style-name="T50">16.50</text:p>
          </table:table-cell>
          <table:covered-table-cell/>
          <table:table-cell table:style-name="Table19.A1" office:value-type="string">
            <text:p text:style-name="P57" loext:marker-style-name="T50">185</text:p>
          </table:table-cell>
          <table:table-cell table:style-name="Table19.A1" office:value-type="string">
            <text:p text:style-name="P142" loext:marker-style-name="T50"/>
          </table:table-cell>
          <table:table-cell table:style-name="Table19.A1" office:value-type="string">
            <text:p text:style-name="P151" loext:marker-style-name="T50"><text:span text:style-name="T1">Zanderfilet paniert</text:span></text:p>
            <text:p text:style-name="P103" loext:marker-style-name="T54"><text:span text:style-name="T6">mit <text:s/>Knoblauchkartoffelp</text:span><text:span text:style-name="T11">ü</text:span><text:span text:style-name="T6">ree</text:span></text:p>
          </table:table-cell>
          <table:table-cell table:style-name="Table19.A1" table:number-columns-spanned="2" office:value-type="string">
            <text:p text:style-name="P138" loext:marker-style-name="T50">18.50</text:p>
          </table:table-cell>
          <table:covered-table-cell/>
        </table:table-row>
      </table:table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column table:style-name="Table20.J"/>
        <table:table-row>
          <table:table-cell table:style-name="Table20.A1" table:number-columns-spanned="4" office:value-type="string">
            <text:p text:style-name="P80">Internationale Gerichte</text:p>
          </table:table-cell>
          <table:covered-table-cell/>
          <table:covered-table-cell/>
          <table:covered-table-cell/>
          <table:table-cell table:style-name="Table20.A1" office:value-type="string">
            <text:p text:style-name="P58">152</text:p>
          </table:table-cell>
          <table:table-cell table:style-name="Table20.A1" office:value-type="string">
            <text:p text:style-name="P59"/>
          </table:table-cell>
          <table:table-cell table:style-name="Table20.A1" table:number-rows-spanned="2" office:value-type="string">
            <text:p text:style-name="P154" loext:marker-style-name="T50"><text:span text:style-name="T1">Kutscher – Platte</text:span></text:p>
            <text:p text:style-name="P102" loext:marker-style-name="T51"><text:span text:style-name="T6">mageres Halsgrat, ger</text:span><text:span text:style-name="T11">ä</text:span><text:span text:style-name="T6">uchertes Wammerl, Kotelett, cevapcici, 1 Polnische, dazu Sauerkraut und Salzkartoffeln</text:span></text:p>
          </table:table-cell>
          <table:table-cell table:style-name="Table20.A1" table:number-rows-spanned="2" office:value-type="string">
            <text:p text:style-name="P140" loext:marker-style-name="T50"/>
          </table:table-cell>
          <table:table-cell table:style-name="Table20.A1" table:number-rows-spanned="2" office:value-type="string">
            <text:p text:style-name="P145" loext:marker-style-name="T50">16.80</text:p>
          </table:table-cell>
          <table:table-cell table:style-name="Table20.A1" table:number-rows-spanned="2" office:value-type="string">
            <text:p text:style-name="P140" loext:marker-style-name="T50"/>
          </table:table-cell>
        </table:table-row>
        <table:table-row>
          <table:table-cell table:style-name="Table20.A1" office:value-type="string">
            <text:p text:style-name="P49" loext:marker-style-name="T50"><text:span text:style-name="T1">141</text:span></text:p>
          </table:table-cell>
          <table:table-cell table:style-name="Table20.A1" office:value-type="string">
            <text:p text:style-name="P141" loext:marker-style-name="T50"/>
          </table:table-cell>
          <table:table-cell table:style-name="Table20.A1" office:value-type="string">
            <text:p text:style-name="P153" loext:marker-style-name="T50"><text:span text:style-name="T1">Cordon Bleu</text:span></text:p>
            <text:p text:style-name="P46" loext:marker-style-name="T25"><text:span text:style-name="T6"><text:s/></text:span><text:span text:style-name="T31">aus Schweinelachs, gef</text:span><text:span text:style-name="T32">ü</text:span><text:span text:style-name="T31">llt mit K</text:span><text:span text:style-name="T32">ä</text:span><text:span text:style-name="T31">se und Schinken, dazu Pommes Frites</text:span></text:p>
          </table:table-cell>
          <table:table-cell table:style-name="Table20.A1" office:value-type="string">
            <text:p text:style-name="P146" loext:marker-style-name="T50">16.90</text:p>
          </table:table-cell>
          <table:table-cell table:style-name="Table20.A1" office:value-type="string">
            <text:p text:style-name="P66" loext:marker-style-name="T50"/>
          </table:table-cell>
          <table:table-cell table:style-name="Table20.A1" office:value-type="string">
            <text:p text:style-name="P141" loext:marker-style-name="T50"/>
          </table:table-cell>
          <table:covered-table-cell table:style-name="Table20.A1"/>
          <table:covered-table-cell table:style-name="Table20.A1"/>
          <table:covered-table-cell table:style-name="Table20.A1"/>
          <table:covered-table-cell table:style-name="Table20.A1"/>
        </table:table-row>
        <table:table-row>
          <table:table-cell table:style-name="Table20.A1" office:value-type="string">
            <text:p text:style-name="P75" loext:marker-style-name="T50"><text:span text:style-name="T1">142</text:span></text:p>
          </table:table-cell>
          <table:table-cell table:style-name="Table20.A1" office:value-type="string">
            <text:p text:style-name="P147" loext:marker-style-name="T50"/>
          </table:table-cell>
          <table:table-cell table:style-name="Table20.A1" office:value-type="string">
            <text:p text:style-name="P154" loext:marker-style-name="T50"><text:span text:style-name="T1">Geschnetzelte Leber</text:span></text:p>
            <text:p text:style-name="P104" loext:marker-style-name="T25"><text:span text:style-name="T6">vom Rind, dazu Salzkartoffeln und gemischtem Salat</text:span></text:p>
          </table:table-cell>
          <table:table-cell table:style-name="Table20.A1" office:value-type="string">
            <text:p text:style-name="P145" loext:marker-style-name="T50">14.20</text:p>
          </table:table-cell>
          <table:table-cell table:style-name="Table20.A1" office:value-type="string">
            <text:p text:style-name="P56" loext:marker-style-name="T50">153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54" loext:marker-style-name="T50"><text:span text:style-name="T1">Filetsteak</text:span></text:p>
            <text:p text:style-name="P102" loext:marker-style-name="T25"><text:span text:style-name="T6">vom Rind, mit Kr</text:span><text:span text:style-name="T11">ä</text:span><text:span text:style-name="T6">uterbutter, dazu Kroketten und Buttergem</text:span><text:span text:style-name="T11">ü</text:span><text:span text:style-name="T6">se</text:span>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45" loext:marker-style-name="T50">28.00</text:p>
          </table:table-cell>
          <table:table-cell table:style-name="Table20.A1" office:value-type="string">
            <text:p text:style-name="P140" loext:marker-style-name="T50"/>
          </table:table-cell>
        </table:table-row>
        <table:table-row>
          <table:table-cell table:style-name="Table20.A1" office:value-type="string">
            <text:p text:style-name="P50" loext:marker-style-name="T50"><text:span text:style-name="T1">143</text:span>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54" loext:marker-style-name="T50"><text:span text:style-name="T1">Zigeunerleber</text:span></text:p>
            <text:p text:style-name="P102" loext:marker-style-name="T25"><text:span text:style-name="T6">vom Rind, in scharfer Souce mit Butterreis und gemischtem Salat</text:span></text:p>
          </table:table-cell>
          <table:table-cell table:style-name="Table20.A1" office:value-type="string">
            <text:p text:style-name="P145" loext:marker-style-name="T50">14.50</text:p>
          </table:table-cell>
          <table:table-cell table:style-name="Table20.A1" office:value-type="string">
            <text:p text:style-name="P56" loext:marker-style-name="T50">154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12" loext:marker-style-name="T25"><text:span text:style-name="T6">Champignonsteak</text:span></text:p>
            <text:p text:style-name="P102" loext:marker-style-name="T25"><text:span text:style-name="T6">vom Rind, in Rahmso</text:span><text:span text:style-name="T11">ß</text:span><text:span text:style-name="T6">e, dazu Nioke (Kartoffelb</text:span><text:span text:style-name="T11">ä</text:span><text:span text:style-name="T6">llchen)</text:span></text:p>
          </table:table-cell>
          <table:table-cell table:style-name="Table20.A1" office:value-type="string">
            <text:p text:style-name="P143" loext:marker-style-name="T25"/>
          </table:table-cell>
          <table:table-cell table:style-name="Table20.A1" office:value-type="string">
            <text:p text:style-name="P144" loext:marker-style-name="T25">28.00</text:p>
          </table:table-cell>
          <table:table-cell table:style-name="Table20.A1" office:value-type="string">
            <text:p text:style-name="P143" loext:marker-style-name="T25"/>
          </table:table-cell>
        </table:table-row>
        <table:table-row>
          <table:table-cell table:style-name="Table20.A1" office:value-type="string">
            <text:p text:style-name="P50" loext:marker-style-name="T50"><text:span text:style-name="T1">144</text:span>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54" loext:marker-style-name="T50"><text:span text:style-name="T1">Muscalica</text:span></text:p>
            <text:p text:style-name="P102" loext:marker-style-name="T51"><text:span text:style-name="T6">Filet geschnetzelt, Djuvec- Gem</text:span><text:span text:style-name="T11">ü</text:span><text:span text:style-name="T6">se in feuriger So</text:span><text:span text:style-name="T11">ß</text:span><text:span text:style-name="T6">e mit Butterreis</text:span></text:p>
          </table:table-cell>
          <table:table-cell table:style-name="Table20.A1" office:value-type="string">
            <text:p text:style-name="P145" loext:marker-style-name="T50">16.00</text:p>
          </table:table-cell>
          <table:table-cell table:style-name="Table20.A1" office:value-type="string">
            <text:p text:style-name="P56" loext:marker-style-name="T50">155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54" loext:marker-style-name="T50"><text:span text:style-name="T1">Pfeffersteak</text:span></text:p>
            <text:p text:style-name="P104" loext:marker-style-name="T25"><text:span text:style-name="T6">vom Rind, mit gr</text:span><text:span text:style-name="T11">ü</text:span><text:span text:style-name="T6">nem Pfeffer, in Rahmso</text:span><text:span text:style-name="T11">ß</text:span><text:span text:style-name="T6">e, dazu Nioke (Kartoffelb</text:span><text:span text:style-name="T11">ä</text:span><text:span text:style-name="T6">llchen)</text:span>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45" loext:marker-style-name="T50">28.00</text:p>
          </table:table-cell>
          <table:table-cell table:style-name="Table20.A1" office:value-type="string">
            <text:p text:style-name="P140" loext:marker-style-name="T50"/>
          </table:table-cell>
        </table:table-row>
        <table:table-row>
          <table:table-cell table:style-name="Table20.A1" office:value-type="string">
            <text:p text:style-name="P50" loext:marker-style-name="T50"><text:span text:style-name="T4">145</text:span>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54" loext:marker-style-name="T50"><text:span text:style-name="T1">Somborski Kotelett</text:span></text:p>
            <text:p text:style-name="P102" loext:marker-style-name="T25"><text:span text:style-name="T6">Mageres Schweinekotelett vom Grill in feiner Knoblauchrahmso</text:span><text:span text:style-name="T11">ße mit Salzkartoffeln</text:span></text:p>
          </table:table-cell>
          <table:table-cell table:style-name="Table20.A1" office:value-type="string">
            <text:p text:style-name="P145" loext:marker-style-name="T50">15.50</text:p>
          </table:table-cell>
          <table:table-cell table:style-name="Table20.A1" office:value-type="string">
            <text:p text:style-name="P56" loext:marker-style-name="T50">156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46" loext:marker-style-name="T50"><text:span text:style-name="T26">Filetsteak</text:span><text:span text:style-name="T1"> “Zagreb”</text:span></text:p>
            <text:p text:style-name="P102" loext:marker-style-name="T25"><text:span text:style-name="T6">vom Rind,Schinken und Zwiebeln ged</text:span><text:span text:style-name="T11">ü</text:span><text:span text:style-name="T6">nstet, dazu Pommes Frites</text:span>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45" loext:marker-style-name="T50">28.00</text:p>
          </table:table-cell>
          <table:table-cell table:style-name="Table20.A1" office:value-type="string">
            <text:p text:style-name="P140" loext:marker-style-name="T50"/>
          </table:table-cell>
        </table:table-row>
        <table:table-row>
          <table:table-cell table:style-name="Table20.A1" office:value-type="string">
            <text:p text:style-name="P50" loext:marker-style-name="T50"><text:span text:style-name="T1">146</text:span>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54" loext:marker-style-name="T50"><text:span text:style-name="T1">Kotelett “Palma”</text:span></text:p>
            <text:p text:style-name="P102" loext:marker-style-name="T25"><text:span text:style-name="T6">nach Art des Hauses, mit Pommes Frites</text:span></text:p>
          </table:table-cell>
          <table:table-cell table:style-name="Table20.A1" office:value-type="string">
            <text:p text:style-name="P145" loext:marker-style-name="T50">14.80</text:p>
          </table:table-cell>
          <table:table-cell table:style-name="Table20.A1" office:value-type="string">
            <text:p text:style-name="P56" loext:marker-style-name="T50">157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54" loext:marker-style-name="T50"><text:span text:style-name="T1">Steak “Hawaii”</text:span></text:p>
            <text:p text:style-name="P102" loext:marker-style-name="T25"><text:span text:style-name="T12">2 kleine Rinderfiletauf Toast mit Ananas und K</text:span><text:span text:style-name="T15">ä</text:span><text:span text:style-name="T12">se </text:span><text:span text:style-name="T15">ü</text:span><text:span text:style-name="T12">berbacken</text:span>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45" loext:marker-style-name="T50">23.50</text:p>
          </table:table-cell>
          <table:table-cell table:style-name="Table20.A1" office:value-type="string">
            <text:p text:style-name="P140" loext:marker-style-name="T50"/>
          </table:table-cell>
        </table:table-row>
        <table:table-row>
          <table:table-cell table:style-name="Table20.A1" office:value-type="string">
            <text:p text:style-name="P50" loext:marker-style-name="T50"><text:span text:style-name="T1">147</text:span>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54" loext:marker-style-name="T50"><text:span text:style-name="T1">Filetspitzen “Stroganoff”</text:span></text:p>
            <text:p text:style-name="P102" loext:marker-style-name="T25"><text:span text:style-name="T6">in Rahmso</text:span><text:span text:style-name="T11">ß</text:span><text:span text:style-name="T6">e mit Champignons dazu Butterreis</text:span></text:p>
          </table:table-cell>
          <table:table-cell table:style-name="Table20.A1" office:value-type="string">
            <text:p text:style-name="P145" loext:marker-style-name="T50">21.80</text:p>
          </table:table-cell>
          <table:table-cell table:style-name="Table20.A1" office:value-type="string">
            <text:p text:style-name="P56" loext:marker-style-name="T50">158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54" loext:marker-style-name="T50"><text:span text:style-name="T1">Ilok – Steak</text:span></text:p>
            <text:p text:style-name="P102" loext:marker-style-name="T25"><text:span text:style-name="T6">Rinderlende, ca. 220 g, mit Bratkartoffeln und Gem</text:span><text:span text:style-name="T11">ü</text:span><text:span text:style-name="T6">se</text:span></text:p>
          </table:table-cell>
          <table:table-cell table:style-name="Table20.A1" office:value-type="string">
            <text:p text:style-name="P192"/>
          </table:table-cell>
          <table:table-cell table:style-name="Table20.A1" office:value-type="string">
            <text:p text:style-name="P197">22.50</text:p>
          </table:table-cell>
          <table:table-cell table:style-name="Table20.A1" office:value-type="string">
            <text:p text:style-name="P192"/>
          </table:table-cell>
        </table:table-row>
        <table:table-row table:style-name="Table20.9">
          <table:table-cell table:style-name="Table20.A1" table:number-rows-spanned="2" office:value-type="string">
            <text:p text:style-name="P50" loext:marker-style-name="T50"><text:span text:style-name="T1">148</text:span></text:p>
          </table:table-cell>
          <table:table-cell table:style-name="Table20.A1" table:number-rows-spanned="2" office:value-type="string">
            <text:p text:style-name="P140" loext:marker-style-name="T50"/>
          </table:table-cell>
          <table:table-cell table:style-name="Table20.A1" table:number-rows-spanned="2" office:value-type="string">
            <text:p text:style-name="P154" loext:marker-style-name="T50"><text:span text:style-name="T1">Filet “Tokaja”</text:span></text:p>
            <text:p text:style-name="P102" loext:marker-style-name="T51"><text:span text:style-name="T6">Schweinefilet m. Buttergem</text:span><text:span text:style-name="T11">ü</text:span><text:span text:style-name="T6">se und hausgemachten Sp</text:span><text:span text:style-name="T11">ä</text:span><text:span text:style-name="T6">tzle</text:span></text:p>
          </table:table-cell>
          <table:table-cell table:style-name="Table20.A1" table:number-rows-spanned="2" office:value-type="string">
            <text:p text:style-name="P145" loext:marker-style-name="T50">18.80</text:p>
          </table:table-cell>
          <table:table-cell table:style-name="Table20.A1" table:number-columns-spanned="5" office:value-type="string">
            <text:p text:style-name="P198"><text:span text:style-name="T37"/></text:p>
            <text:p text:style-name="P194"><text:span text:style-name="T37">Fertige Speisen</text:span><text:span text:style-name="T37"/></text:p>
          </table:table-cell>
          <table:covered-table-cell/>
          <table:covered-table-cell/>
          <table:covered-table-cell/>
          <table:covered-table-cell/>
          <table:table-cell table:style-name="Table20.A1" office:value-type="string">
            <text:p text:style-name="P198"/>
          </table:table-cell>
        </table:table-row>
        <table:table-row>
          <table:covered-table-cell table:style-name="Table20.A1"/>
          <table:covered-table-cell table:style-name="Table20.A1"/>
          <table:covered-table-cell table:style-name="Table20.A1"/>
          <table:covered-table-cell table:style-name="Table20.A1"/>
          <table:table-cell table:style-name="Table20.A1" office:value-type="string">
            <text:p text:style-name="P56" loext:marker-style-name="T50">136</text:p>
          </table:table-cell>
          <table:table-cell table:style-name="Table20.A1" office:value-type="string">
            <text:p text:style-name="P183"/>
          </table:table-cell>
          <table:table-cell table:style-name="Table20.A1" office:value-type="string">
            <text:p text:style-name="P154" loext:marker-style-name="T50"><text:span text:style-name="T1">Wei</text:span><text:span text:style-name="T4">ß</text:span><text:span text:style-name="T1">e Bohnen</text:span></text:p>
            <text:p text:style-name="P102" loext:marker-style-name="T25"><text:span text:style-name="T6">mit Debreciner</text:span></text:p>
          </table:table-cell>
          <table:table-cell table:style-name="Table20.A1" office:value-type="string">
            <text:p text:style-name="P183"/>
          </table:table-cell>
          <table:table-cell table:style-name="Table20.A1" office:value-type="string">
            <text:p text:style-name="P171">9.50</text:p>
          </table:table-cell>
          <table:table-cell table:style-name="Table20.A1" office:value-type="string">
            <text:p text:style-name="P183"/>
          </table:table-cell>
        </table:table-row>
        <table:table-row>
          <table:table-cell table:style-name="Table20.A1" office:value-type="string">
            <text:p text:style-name="P50" loext:marker-style-name="T50"><text:span text:style-name="T1">149</text:span>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54" loext:marker-style-name="T50"><text:span text:style-name="T1">Sarma Krautwickerl</text:span></text:p>
            <text:p text:style-name="P102" loext:marker-style-name="T25"><text:span text:style-name="T6">gef</text:span><text:span text:style-name="T11">ü</text:span><text:span text:style-name="T6">llt mit Hackfleisch, dazu Saltzkartoffeln</text:span></text:p>
          </table:table-cell>
          <table:table-cell table:style-name="Table20.A1" office:value-type="string">
            <text:p text:style-name="P145" loext:marker-style-name="T50">13.80</text:p>
          </table:table-cell>
          <table:table-cell table:style-name="Table20.A1" office:value-type="string">
            <text:p text:style-name="P56" loext:marker-style-name="T50">137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54" loext:marker-style-name="T50"><text:span text:style-name="T1">Peperonada</text:span></text:p>
            <text:p text:style-name="P102" loext:marker-style-name="T25"><text:span text:style-name="T6">Mageres Schweingulasch (scharf) mit Schafsk</text:span><text:span text:style-name="T11">ä</text:span><text:span text:style-name="T6">se und Djuvecreis</text:span>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44" loext:marker-style-name="T50">13.20</text:p>
          </table:table-cell>
          <table:table-cell table:style-name="Table20.A1" office:value-type="string">
            <text:p text:style-name="P140" loext:marker-style-name="T50"/>
          </table:table-cell>
        </table:table-row>
        <table:table-row>
          <table:table-cell table:style-name="Table20.A1" office:value-type="string">
            <text:p text:style-name="P50" loext:marker-style-name="T50"><text:span text:style-name="T1">150</text:span>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54" loext:marker-style-name="T50"><text:span text:style-name="T1">Schweinemedaillon “Gro</text:span><text:span text:style-name="T4">ß</text:span><text:span text:style-name="T1">m</text:span><text:span text:style-name="T4">ü</text:span><text:span text:style-name="T1">tterchen”</text:span></text:p>
            <text:p text:style-name="P102" loext:marker-style-name="T25"><text:span text:style-name="T6">mit Champignons, ger</text:span><text:span text:style-name="T11">ö</text:span><text:span text:style-name="T6">stet mit Zwiebeln und Speck dazu R</text:span><text:span text:style-name="T11">ö</text:span><text:span text:style-name="T6">stkartoffeln</text:span></text:p>
          </table:table-cell>
          <table:table-cell table:style-name="Table20.A1" office:value-type="string">
            <text:p text:style-name="P145" loext:marker-style-name="T50">17.80</text:p>
          </table:table-cell>
          <table:table-cell table:style-name="Table20.A1" office:value-type="string">
            <text:p text:style-name="P56" loext:marker-style-name="T50">138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54" loext:marker-style-name="T50"><text:span text:style-name="T1">Ungarisches Gulasch</text:span></text:p>
            <text:p text:style-name="P102" loext:marker-style-name="T25"><text:span text:style-name="T6">mit Saltzkartoffeln und Salat</text:span>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44" loext:marker-style-name="T50">13.50</text:p>
          </table:table-cell>
          <table:table-cell table:style-name="Table20.A1" office:value-type="string">
            <text:p text:style-name="P140" loext:marker-style-name="T50"/>
          </table:table-cell>
        </table:table-row>
        <table:table-row>
          <table:table-cell table:style-name="Table20.A1" office:value-type="string">
            <text:p text:style-name="P50" loext:marker-style-name="T50"><text:span text:style-name="T5">1</text:span><text:span text:style-name="T4">51</text:span>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54" loext:marker-style-name="T50"><text:span text:style-name="T1">Zigeunerspie</text:span><text:span text:style-name="T4">ß</text:span></text:p>
            <text:p text:style-name="P102" loext:marker-style-name="T25"><text:span text:style-name="T6">mageres Halsgrat mit ged</text:span><text:span text:style-name="T11">ü</text:span><text:span text:style-name="T6">nsteten Zwiebeln, Tomaten und Paprika(scharf</text:span><text:span text:style-name="T8">) dazu Djuvecreis und Pommes</text:span></text:p>
          </table:table-cell>
          <table:table-cell table:style-name="Table20.A1" office:value-type="string">
            <text:p text:style-name="P145" loext:marker-style-name="T50">14.80</text:p>
          </table:table-cell>
          <table:table-cell table:style-name="Table20.A1" office:value-type="string">
            <text:p text:style-name="P56" loext:marker-style-name="T50">139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54" loext:marker-style-name="T50"><text:span text:style-name="T1">Zigeunergulasch</text:span></text:p>
            <text:p text:style-name="P102" loext:marker-style-name="T25"><text:span text:style-name="T6">(scharf) mit Butterreis und Salat</text:span></text:p>
          </table:table-cell>
          <table:table-cell table:style-name="Table20.A1" office:value-type="string">
            <text:p text:style-name="P140" loext:marker-style-name="T50"/>
          </table:table-cell>
          <table:table-cell table:style-name="Table20.A1" office:value-type="string">
            <text:p text:style-name="P145" loext:marker-style-name="T50">13.80</text:p>
          </table:table-cell>
          <table:table-cell table:style-name="Table20.A1" office:value-type="string">
            <text:p text:style-name="P140" loext:marker-style-name="T50"/>
          </table:table-cell>
        </table:table-row>
      </table:table>
      <text:p text:style-name="P183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row table:style-name="Table17.1">
          <table:table-cell table:style-name="Table17.A1" office:value-type="string">
            <text:p text:style-name="P54" loext:marker-style-name="T53"/>
          </table:table-cell>
          <table:table-cell table:style-name="Table17.A1" office:value-type="string">
            <text:p text:style-name="P54" loext:marker-style-name="T53"/>
          </table:table-cell>
          <table:table-cell table:style-name="Table17.A1" table:number-columns-spanned="2" office:value-type="string">
            <text:p text:style-name="P41" loext:marker-style-name="T53"><text:span text:style-name="T1">Beilagen</text:span></text:p>
          </table:table-cell>
          <table:covered-table-cell/>
          <table:table-cell table:style-name="Table17.A1" office:value-type="string">
            <text:p text:style-name="P54" loext:marker-style-name="T53"/>
          </table:table-cell>
          <table:table-cell table:style-name="Table17.A1" table:number-columns-spanned="3" office:value-type="string">
            <text:p text:style-name="P40" loext:marker-style-name="T53"><text:span text:style-name="T1">Salate</text:span>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71" loext:marker-style-name="T48">191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150" loext:marker-style-name="T48"><text:span text:style-name="T1">Djuvecreis</text:span></text:p>
          </table:table-cell>
          <table:table-cell table:style-name="Table17.A1" office:value-type="string">
            <text:p text:style-name="P136" loext:marker-style-name="T48">3.50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71" loext:marker-style-name="T48">201</text:p>
          </table:table-cell>
          <table:table-cell table:style-name="Table17.A1" office:value-type="string">
            <text:p text:style-name="P150" loext:marker-style-name="T50"><text:span text:style-name="T1">Sobskasalat</text:span></text:p>
          </table:table-cell>
          <table:table-cell table:style-name="Table17.A1" office:value-type="string">
            <text:p text:style-name="P136" loext:marker-style-name="T50">7.00</text:p>
          </table:table-cell>
        </table:table-row>
        <table:table-row>
          <table:table-cell table:style-name="Table17.A1" office:value-type="string">
            <text:p text:style-name="P71" loext:marker-style-name="T48">192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150" loext:marker-style-name="T48"><text:span text:style-name="T1">Pommes Frites</text:span></text:p>
          </table:table-cell>
          <table:table-cell table:style-name="Table17.A1" office:value-type="string">
            <text:p text:style-name="P136" loext:marker-style-name="T48">3.50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71" loext:marker-style-name="T48">202</text:p>
          </table:table-cell>
          <table:table-cell table:style-name="Table17.A1" office:value-type="string">
            <text:p text:style-name="P150" loext:marker-style-name="T50"><text:span text:style-name="T1">Gemischter Salat</text:span></text:p>
          </table:table-cell>
          <table:table-cell table:style-name="Table17.A1" office:value-type="string">
            <text:p text:style-name="P136" loext:marker-style-name="T50">4.60</text:p>
          </table:table-cell>
        </table:table-row>
        <table:table-row>
          <table:table-cell table:style-name="Table17.A1" office:value-type="string">
            <text:p text:style-name="P71" loext:marker-style-name="T48">193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150" loext:marker-style-name="T48"><text:span text:style-name="T1">Saltzkartoffeln</text:span></text:p>
          </table:table-cell>
          <table:table-cell table:style-name="Table17.A1" office:value-type="string">
            <text:p text:style-name="P136" loext:marker-style-name="T48">3.50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71" loext:marker-style-name="T48">203</text:p>
          </table:table-cell>
          <table:table-cell table:style-name="Table17.A1" office:value-type="string">
            <text:p text:style-name="P150" loext:marker-style-name="T50"><text:span text:style-name="T1">Gr</text:span><text:span text:style-name="T4">ü</text:span><text:span text:style-name="T1">ner Salat</text:span></text:p>
          </table:table-cell>
          <table:table-cell table:style-name="Table17.A1" office:value-type="string">
            <text:p text:style-name="P136" loext:marker-style-name="T50">4.60</text:p>
          </table:table-cell>
        </table:table-row>
        <table:table-row>
          <table:table-cell table:style-name="Table17.A1" office:value-type="string">
            <text:p text:style-name="P71" loext:marker-style-name="T48">194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150" loext:marker-style-name="T48"><text:span text:style-name="T1">R</text:span><text:span text:style-name="T4">ö</text:span><text:span text:style-name="T1">stkartoffeln</text:span></text:p>
          </table:table-cell>
          <table:table-cell table:style-name="Table17.A1" office:value-type="string">
            <text:p text:style-name="P136" loext:marker-style-name="T48">4.90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71" loext:marker-style-name="T48">204</text:p>
          </table:table-cell>
          <table:table-cell table:style-name="Table17.A1" office:value-type="string">
            <text:p text:style-name="P150" loext:marker-style-name="T50"><text:span text:style-name="T1">Tomaten Salat</text:span></text:p>
          </table:table-cell>
          <table:table-cell table:style-name="Table17.A1" office:value-type="string">
            <text:p text:style-name="P136" loext:marker-style-name="T50">4.90</text:p>
          </table:table-cell>
        </table:table-row>
        <table:table-row>
          <table:table-cell table:style-name="Table17.A1" office:value-type="string">
            <text:p text:style-name="P71" loext:marker-style-name="T48">195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150" loext:marker-style-name="T48"><text:span text:style-name="T1">Kroketten</text:span></text:p>
          </table:table-cell>
          <table:table-cell table:style-name="Table17.A1" office:value-type="string">
            <text:p text:style-name="P136" loext:marker-style-name="T48">4.00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71" loext:marker-style-name="T48">205</text:p>
          </table:table-cell>
          <table:table-cell table:style-name="Table17.A1" office:value-type="string">
            <text:p text:style-name="P150" loext:marker-style-name="T50"><text:span text:style-name="T1">Krautsalat</text:span></text:p>
          </table:table-cell>
          <table:table-cell table:style-name="Table17.A1" office:value-type="string">
            <text:p text:style-name="P136" loext:marker-style-name="T50">4.40</text:p>
          </table:table-cell>
        </table:table-row>
        <table:table-row>
          <table:table-cell table:style-name="Table17.A1" office:value-type="string">
            <text:p text:style-name="P71" loext:marker-style-name="T48">196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150" loext:marker-style-name="T48"><text:span text:style-name="T1">Sp</text:span><text:span text:style-name="T4">ä</text:span><text:span text:style-name="T1">tzle</text:span></text:p>
          </table:table-cell>
          <table:table-cell table:style-name="Table17.A1" office:value-type="string">
            <text:p text:style-name="P136" loext:marker-style-name="T48">4.00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71" loext:marker-style-name="T48">206</text:p>
          </table:table-cell>
          <table:table-cell table:style-name="Table17.A1" office:value-type="string">
            <text:p text:style-name="P150" loext:marker-style-name="T50"><text:span text:style-name="T1">Gurkensalat</text:span></text:p>
          </table:table-cell>
          <table:table-cell table:style-name="Table17.A1" office:value-type="string">
            <text:p text:style-name="P136" loext:marker-style-name="T50">4.60</text:p>
          </table:table-cell>
        </table:table-row>
        <table:table-row>
          <table:table-cell table:style-name="Table17.A1" office:value-type="string">
            <text:p text:style-name="P71" loext:marker-style-name="T48">197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150" loext:marker-style-name="T48"><text:span text:style-name="T1">Reis/ Rizi bisi</text:span></text:p>
          </table:table-cell>
          <table:table-cell table:style-name="Table17.A1" office:value-type="string">
            <text:p text:style-name="P136" loext:marker-style-name="T48">4.00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71" loext:marker-style-name="T48">207</text:p>
          </table:table-cell>
          <table:table-cell table:style-name="Table17.A1" office:value-type="string">
            <text:p text:style-name="P150" loext:marker-style-name="T50"><text:span text:style-name="T1">Ajvar</text:span></text:p>
          </table:table-cell>
          <table:table-cell table:style-name="Table17.A1" office:value-type="string">
            <text:p text:style-name="P136" loext:marker-style-name="T50">2.70</text:p>
          </table:table-cell>
        </table:table-row>
        <table:table-row>
          <table:table-cell table:style-name="Table17.A1" office:value-type="string">
            <text:p text:style-name="P71" loext:marker-style-name="T48">198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150" loext:marker-style-name="T48"><text:span text:style-name="T1">Gemischtes Gem</text:span><text:span text:style-name="T4">ü</text:span><text:span text:style-name="T1">se</text:span></text:p>
          </table:table-cell>
          <table:table-cell table:style-name="Table17.A1" office:value-type="string">
            <text:p text:style-name="P136" loext:marker-style-name="T48">4.50</text:p>
          </table:table-cell>
          <table:table-cell table:style-name="Table17.A1" office:value-type="string">
            <text:p text:style-name="P53" loext:marker-style-name="T48"/>
          </table:table-cell>
          <table:table-cell table:style-name="Table17.A1" office:value-type="string">
            <text:p text:style-name="P71" loext:marker-style-name="T48">208</text:p>
          </table:table-cell>
          <table:table-cell table:style-name="Table17.A1" table:number-rows-spanned="2" office:value-type="string">
            <text:p text:style-name="P150" loext:marker-style-name="T50"><text:span text:style-name="T1">Salatplatte</text:span></text:p>
            <text:p text:style-name="P162" loext:marker-style-name="T50"><text:span text:style-name="T6">mit 2 Eiern und Dressing</text:span></text:p>
          </table:table-cell>
          <table:table-cell table:style-name="Table17.A1" table:number-rows-spanned="2" office:value-type="string">
            <text:p text:style-name="P136" loext:marker-style-name="T50">9.00</text:p>
          </table:table-cell>
        </table:table-row>
        <table:table-row>
          <table:table-cell table:style-name="Table17.A1" office:value-type="string">
            <text:p text:style-name="P64" loext:marker-style-name="T48">199</text:p>
          </table:table-cell>
          <table:table-cell table:style-name="Table17.A1" office:value-type="string">
            <text:p text:style-name="P65" loext:marker-style-name="T48"/>
          </table:table-cell>
          <table:table-cell table:style-name="Table17.A1" office:value-type="string">
            <text:p text:style-name="P108" loext:marker-style-name="T48"><text:span text:style-name="T6">Gr</text:span><text:span text:style-name="T11">ü</text:span><text:span text:style-name="T6">ne Bohnen</text:span></text:p>
            <text:p text:style-name="P108" loext:marker-style-name="T48"><text:span text:style-name="T6"/></text:p>
          </table:table-cell>
          <table:table-cell table:style-name="Table17.A1" office:value-type="string">
            <text:p text:style-name="P121" loext:marker-style-name="T48">4.50</text:p>
          </table:table-cell>
          <table:table-cell table:style-name="Table17.A1" office:value-type="string">
            <text:p text:style-name="P65" loext:marker-style-name="T48"/>
          </table:table-cell>
          <table:table-cell table:style-name="Table17.A1" office:value-type="string">
            <text:p text:style-name="P65" loext:marker-style-name="T48"/>
          </table:table-cell>
          <table:covered-table-cell table:style-name="Table17.A1"/>
          <table:covered-table-cell table:style-name="Table17.A1"/>
        </table:table-row>
        <table:table-row table:style-name="Table17.11">
          <table:table-cell table:style-name="Table17.A1" table:number-columns-spanned="4" office:value-type="string">
            <text:p text:style-name="P23" loext:marker-style-name="T53"><text:span text:style-name="T21">Desserts</text:span></text:p>
          </table:table-cell>
          <table:covered-table-cell/>
          <table:covered-table-cell/>
          <table:covered-table-cell/>
          <table:table-cell table:style-name="Table17.A1" office:value-type="string">
            <text:p text:style-name="P68" loext:marker-style-name="T53"/>
          </table:table-cell>
          <table:table-cell table:style-name="Table17.A1" table:number-columns-spanned="3" office:value-type="string">
            <text:p text:style-name="P21" loext:marker-style-name="T58"><text:span text:style-name="T38">Eissp</text:span><text:span text:style-name="T39">äzialitäten</text:span>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17" loext:marker-style-name="T50">211</text:p>
          </table:table-cell>
          <table:table-cell table:style-name="Table17.A1" office:value-type="string">
            <text:p text:style-name="P18" loext:marker-style-name="T50"/>
          </table:table-cell>
          <table:table-cell table:style-name="Table17.A1" office:value-type="string">
            <text:p text:style-name="P11" loext:marker-style-name="T50"><text:span text:style-name="T1">Palatschinken</text:span></text:p>
            <text:p text:style-name="P14" loext:marker-style-name="T51"><text:span text:style-name="T6">mit N</text:span><text:span text:style-name="T11">ü</text:span><text:span text:style-name="T6">ssen</text:span></text:p>
            <text:p text:style-name="P13" loext:marker-style-name="T51"/>
          </table:table-cell>
          <table:table-cell table:style-name="Table17.A1" office:value-type="string">
            <text:p text:style-name="P7" loext:marker-style-name="T50">8.00</text:p>
          </table:table-cell>
          <table:table-cell table:style-name="Table17.A1" office:value-type="string">
            <text:p text:style-name="P18" loext:marker-style-name="T50"/>
          </table:table-cell>
          <table:table-cell table:style-name="Table17.A1" office:value-type="string">
            <text:p text:style-name="P17" loext:marker-style-name="T50">222</text:p>
          </table:table-cell>
          <table:table-cell table:style-name="Table17.A1" office:value-type="string">
            <text:p text:style-name="P11" loext:marker-style-name="T50"><text:span text:style-name="T1">Eisbecher Tutti Frutti</text:span></text:p>
            <text:p text:style-name="P14" loext:marker-style-name="T51"><text:span text:style-name="T6">Vanille und Erdbeer- Eiscreme mit buntem Fr</text:span><text:span text:style-name="T11">ü</text:span><text:span text:style-name="T6">chte- Coctail</text:span></text:p>
          </table:table-cell>
          <table:table-cell table:style-name="Table17.A1" office:value-type="string">
            <text:p text:style-name="P7" loext:marker-style-name="T50">5.60</text:p>
          </table:table-cell>
        </table:table-row>
        <table:table-row>
          <table:table-cell table:style-name="Table17.A1" office:value-type="string">
            <text:p text:style-name="P17" loext:marker-style-name="T50">212</text:p>
          </table:table-cell>
          <table:table-cell table:style-name="Table17.A1" table:number-rows-spanned="2" office:value-type="string">
            <text:p text:style-name="P18" loext:marker-style-name="T50"/>
          </table:table-cell>
          <table:table-cell table:style-name="Table17.A1" office:value-type="string">
            <text:p text:style-name="P11" loext:marker-style-name="T50"><text:span text:style-name="T1">Palatschinken</text:span></text:p>
            <text:p text:style-name="P14" loext:marker-style-name="T51"><text:span text:style-name="T6">mit Konfit</text:span><text:span text:style-name="T11">ü</text:span><text:span text:style-name="T6">re</text:span></text:p>
          </table:table-cell>
          <table:table-cell table:style-name="Table17.A1" office:value-type="string">
            <text:p text:style-name="P7" loext:marker-style-name="T50">8.00</text:p>
          </table:table-cell>
          <table:table-cell table:style-name="Table17.A1" table:number-rows-spanned="2" office:value-type="string">
            <text:p text:style-name="P18" loext:marker-style-name="T50"/>
          </table:table-cell>
          <table:table-cell table:style-name="Table17.A1" table:number-rows-spanned="2" office:value-type="string">
            <text:p text:style-name="P17" loext:marker-style-name="T50">223</text:p>
            <text:p text:style-name="P17" loext:marker-style-name="T50">224</text:p>
          </table:table-cell>
          <table:table-cell table:style-name="Table17.A1" table:number-rows-spanned="2" office:value-type="string">
            <text:p text:style-name="P11" loext:marker-style-name="T50"><text:span text:style-name="T1">Gemischtes Eis</text:span></text:p>
            <text:p text:style-name="P14" loext:marker-style-name="T54"><text:span text:style-name="T6">Verschiedene Eiscreme - und Fruchreis - sorten</text:span></text:p>
            <text:p text:style-name="P15" loext:marker-style-name="T53"><text:span text:style-name="T6">mit Sahne</text:span></text:p>
          </table:table-cell>
          <table:table-cell table:style-name="Table17.A1" table:number-rows-spanned="2" office:value-type="string">
            <text:p text:style-name="P7" loext:marker-style-name="T50">5.20</text:p>
            <text:p text:style-name="P7" loext:marker-style-name="T50">5.40</text:p>
          </table:table-cell>
        </table:table-row>
        <table:table-row>
          <table:table-cell table:style-name="Table17.A1" office:value-type="string">
            <text:p text:style-name="P17" loext:marker-style-name="T50">213</text:p>
          </table:table-cell>
          <table:covered-table-cell table:style-name="Table17.A1"/>
          <table:table-cell table:style-name="Table17.A1" office:value-type="string">
            <text:p text:style-name="P11" loext:marker-style-name="T50"><text:span text:style-name="T1">Palatschinken</text:span></text:p>
            <text:p text:style-name="P14" loext:marker-style-name="T51"><text:span text:style-name="T6">mit Schokolade</text:span></text:p>
          </table:table-cell>
          <table:table-cell table:style-name="Table17.A1" office:value-type="string">
            <text:p text:style-name="P186">8.00</text:p>
          </table:table-cell>
          <table:covered-table-cell table:style-name="Table17.A1"/>
          <table:covered-table-cell table:style-name="Table17.A1"/>
          <table:covered-table-cell table:style-name="Table17.A1"/>
          <table:covered-table-cell table:style-name="Table17.A1"/>
        </table:table-row>
        <table:table-row>
          <table:table-cell table:style-name="Table17.A1" table:number-rows-spanned="2" office:value-type="string">
            <text:p text:style-name="P17" loext:marker-style-name="T50">214</text:p>
          </table:table-cell>
          <table:table-cell table:style-name="Table17.A1" office:value-type="string">
            <text:p text:style-name="P18" loext:marker-style-name="T50"/>
          </table:table-cell>
          <table:table-cell table:style-name="Table17.A1" table:number-rows-spanned="2" office:value-type="string">
            <text:p text:style-name="P11" loext:marker-style-name="T50"><text:span text:style-name="T1">Palatschinken</text:span></text:p>
            <text:p text:style-name="P14" loext:marker-style-name="T51"><text:span text:style-name="T6">mit Schokolade und Vanille - Eis</text:span></text:p>
          </table:table-cell>
          <table:table-cell table:style-name="Table17.A1" table:number-rows-spanned="2" office:value-type="string">
            <text:p text:style-name="P7" loext:marker-style-name="T50">9.00</text:p>
          </table:table-cell>
          <table:table-cell table:style-name="Table17.A1" office:value-type="string">
            <text:p text:style-name="P18" loext:marker-style-name="T50"/>
          </table:table-cell>
          <table:table-cell table:style-name="Table17.A1" office:value-type="string">
            <text:p text:style-name="P16" loext:marker-style-name="T50">225</text:p>
          </table:table-cell>
          <table:table-cell table:style-name="Table17.A1" office:value-type="string">
            <text:p text:style-name="P10" loext:marker-style-name="T55"><text:span text:style-name="T4">Vanille Eis mit heisen Himbeeren</text:span></text:p>
          </table:table-cell>
          <table:table-cell table:style-name="Table17.A1" office:value-type="string">
            <text:p text:style-name="P9" loext:marker-style-name="T55">5.60</text:p>
          </table:table-cell>
        </table:table-row>
        <table:table-row>
          <table:covered-table-cell table:style-name="Table17.A1"/>
          <table:table-cell table:style-name="Table17.A1" office:value-type="string">
            <text:p text:style-name="P18" loext:marker-style-name="T50"/>
          </table:table-cell>
          <table:covered-table-cell table:style-name="Table17.A1"/>
          <table:covered-table-cell table:style-name="Table17.A1"/>
          <table:table-cell table:style-name="Table17.A1" table:number-rows-spanned="3" office:value-type="string">
            <text:p text:style-name="P18" loext:marker-style-name="T50"/>
          </table:table-cell>
          <table:table-cell table:style-name="Table17.A1" office:value-type="string">
            <text:p text:style-name="P17" loext:marker-style-name="T50">226</text:p>
          </table:table-cell>
          <table:table-cell table:style-name="Table17.A1" office:value-type="string">
            <text:p text:style-name="P11" loext:marker-style-name="T53"><text:span text:style-name="T1">1 Kugel Eis</text:span></text:p>
          </table:table-cell>
          <table:table-cell table:style-name="Table17.A1" office:value-type="string">
            <text:p text:style-name="P186">1.80</text:p>
          </table:table-cell>
        </table:table-row>
        <table:table-row>
          <table:table-cell table:style-name="Table17.A1" office:value-type="string">
            <text:p text:style-name="P17" loext:marker-style-name="T50"/>
          </table:table-cell>
          <table:table-cell table:style-name="Table17.A1" office:value-type="string">
            <text:p text:style-name="P18" loext:marker-style-name="T50"/>
          </table:table-cell>
          <table:table-cell table:style-name="Table17.A1" office:value-type="string">
            <text:p text:style-name="P12" loext:marker-style-name="T51">Topfen Palatschinken</text:p>
          </table:table-cell>
          <table:table-cell table:style-name="Table17.A1" office:value-type="string">
            <text:p text:style-name="P7" loext:marker-style-name="T50">4.60</text:p>
          </table:table-cell>
          <table:covered-table-cell table:style-name="Table17.A1"/>
          <table:table-cell table:style-name="Table17.A1" table:number-rows-spanned="2" office:value-type="string">
            <text:p text:style-name="P17" loext:marker-style-name="T50"/>
          </table:table-cell>
          <table:table-cell table:style-name="Table17.A1" table:number-rows-spanned="2" office:value-type="string">
            <text:p text:style-name="P179"/>
          </table:table-cell>
          <table:table-cell table:style-name="Table17.A1" table:number-rows-spanned="2" office:value-type="string">
            <text:p text:style-name="P174"/>
          </table:table-cell>
        </table:table-row>
        <table:table-row>
          <table:table-cell table:style-name="Table17.A1" office:value-type="string">
            <text:p text:style-name="P17" loext:marker-style-name="T50"/>
          </table:table-cell>
          <table:table-cell table:style-name="Table17.A1" office:value-type="string">
            <text:p text:style-name="P18" loext:marker-style-name="T50"/>
          </table:table-cell>
          <table:table-cell table:style-name="Table17.A1" office:value-type="string">
            <text:p text:style-name="P12" loext:marker-style-name="T51">Apfelstrudel mit vanille sose</text:p>
          </table:table-cell>
          <table:table-cell table:style-name="Table17.A1" office:value-type="string">
            <text:p text:style-name="P7" loext:marker-style-name="T50">4.60</text:p>
          </table:table-cell>
          <table:covered-table-cell table:style-name="Table17.A1"/>
          <table:covered-table-cell table:style-name="Table17.A1"/>
          <table:covered-table-cell table:style-name="Table17.A1"/>
          <table:covered-table-cell table:style-name="Table17.A1"/>
        </table:table-row>
        <table:table-row>
          <table:table-cell table:style-name="Table17.A19" table:number-columns-spanned="8" office:value-type="string">
            <text:p text:style-name="P5" loext:marker-style-name="T50"><text:span text:style-name="T6">Getrank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7.20">
          <table:table-cell table:style-name="Table17.A20" table:number-columns-spanned="2" office:value-type="string">
            <text:p text:style-name="P8" loext:marker-style-name="T50"/>
          </table:table-cell>
          <table:covered-table-cell/>
          <table:table-cell table:style-name="Table17.A20" table:number-columns-spanned="6" office:value-type="string">
            <text:p text:style-name="P6" loext:marker-style-name="T50">Bie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office:value-type="string">
            <text:p text:style-name="P67" loext:marker-style-name="T53">01</text:p>
          </table:table-cell>
          <table:table-cell table:style-name="Table17.A1" office:value-type="string">
            <text:p text:style-name="P134" loext:marker-style-name="T53"/>
          </table:table-cell>
          <table:table-cell table:style-name="Table17.A1" table:number-columns-spanned="2" office:value-type="string">
            <text:p text:style-name="P162" loext:marker-style-name="T53"><text:span text:style-name="T3">Hell</text:span><text:span text:style-name="T6"> </text:span><text:span text:style-name="T18">– vom Fass</text:span></text:p>
            <text:p text:style-name="P132" loext:marker-style-name="T53"><text:span text:style-name="T33">0.5 l –</text:span> 4.00</text:p>
          </table:table-cell>
          <table:covered-table-cell/>
          <table:table-cell table:style-name="Table17.A1" office:value-type="string">
            <text:p text:style-name="P134" loext:marker-style-name="T53"/>
          </table:table-cell>
          <table:table-cell table:style-name="Table17.A1" office:value-type="string">
            <text:p text:style-name="P67" loext:marker-style-name="T53">04</text:p>
          </table:table-cell>
          <table:table-cell table:style-name="Table17.A1" table:number-columns-spanned="2" office:value-type="string">
            <text:p text:style-name="P108" loext:marker-style-name="T53"><text:span text:style-name="T6">Salvator Dunkel</text:span></text:p>
            <text:p text:style-name="P123" loext:marker-style-name="T53"><text:span text:style-name="T36">0.5 l –</text:span> 4.30</text:p>
          </table:table-cell>
          <table:covered-table-cell/>
        </table:table-row>
        <table:table-row>
          <table:table-cell table:style-name="Table17.A1" office:value-type="string">
            <text:p text:style-name="P67" loext:marker-style-name="T53">02</text:p>
          </table:table-cell>
          <table:table-cell table:style-name="Table17.A1" office:value-type="string">
            <text:p text:style-name="P134" loext:marker-style-name="T53"/>
          </table:table-cell>
          <table:table-cell table:style-name="Table17.A1" table:number-columns-spanned="2" office:value-type="string">
            <text:p text:style-name="P162" loext:marker-style-name="T53"><text:span text:style-name="T3">Hell</text:span><text:span text:style-name="T18"> – vom Fass</text:span></text:p>
            <text:p text:style-name="P132" loext:marker-style-name="T53"><text:span text:style-name="T35">0.25 l –</text:span> 2.90</text:p>
          </table:table-cell>
          <table:covered-table-cell/>
          <table:table-cell table:style-name="Table17.A1" office:value-type="string">
            <text:p text:style-name="P133" loext:marker-style-name="T53"/>
          </table:table-cell>
          <table:table-cell table:style-name="Table17.A1" office:value-type="string">
            <text:p text:style-name="P67" loext:marker-style-name="T53">05</text:p>
          </table:table-cell>
          <table:table-cell table:style-name="Table17.A1" table:number-columns-spanned="2" office:value-type="string">
            <text:p text:style-name="P108" loext:marker-style-name="T53"><text:span text:style-name="T6">Hefe Wei</text:span><text:span text:style-name="T11">ß</text:span><text:span text:style-name="T6">bier</text:span></text:p>
            <text:p text:style-name="P123" loext:marker-style-name="T53"><text:span text:style-name="T36">0.5 l</text:span><text:span text:style-name="T27"> –</text:span> 4.30</text:p>
          </table:table-cell>
          <table:covered-table-cell/>
        </table:table-row>
        <table:table-row>
          <table:table-cell table:style-name="Table17.A1" office:value-type="string">
            <text:p text:style-name="P67" loext:marker-style-name="T53">03</text:p>
          </table:table-cell>
          <table:table-cell table:style-name="Table17.A1" office:value-type="string">
            <text:p text:style-name="P134" loext:marker-style-name="T53"/>
          </table:table-cell>
          <table:table-cell table:style-name="Table17.A1" table:number-columns-spanned="2" office:value-type="string">
            <text:p text:style-name="P162" loext:marker-style-name="T53"><text:span text:style-name="T3">Pils</text:span><text:span text:style-name="T6"> </text:span><text:span text:style-name="T18">– vom Fass</text:span></text:p>
            <text:p text:style-name="P132" loext:marker-style-name="T53"><text:span text:style-name="T35">0.4 l –</text:span> 4.30</text:p>
          </table:table-cell>
          <table:covered-table-cell/>
          <table:table-cell table:style-name="Table17.A1" office:value-type="string">
            <text:p text:style-name="P134" loext:marker-style-name="T53"/>
          </table:table-cell>
          <table:table-cell table:style-name="Table17.A1" office:value-type="string">
            <text:p text:style-name="P67" loext:marker-style-name="T53">06</text:p>
          </table:table-cell>
          <table:table-cell table:style-name="Table17.A1" table:number-columns-spanned="2" office:value-type="string">
            <text:p text:style-name="P108" loext:marker-style-name="T53"><text:span text:style-name="T6">Hefe Wei</text:span><text:span text:style-name="T11">ß</text:span><text:span text:style-name="T6">bier Dunkel</text:span></text:p>
            <text:p text:style-name="P123" loext:marker-style-name="T53"><text:span text:style-name="T36">0.5 l</text:span><text:span text:style-name="T27"> –</text:span> 4.30</text:p>
          </table:table-cell>
          <table:covered-table-cell/>
        </table:table-row>
      </table:table>
      <text:p text:style-name="P183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>
          <table:table-cell table:style-name="Table18.A1" table:number-columns-spanned="3" office:value-type="string">
            <text:p text:style-name="P39" loext:marker-style-name="T53"><text:span text:style-name="T1">Alkoholfreie Getr</text:span><text:span text:style-name="T4">ä</text:span><text:span text:style-name="T1">nke</text:span></text:p>
            <text:p text:style-name="P22" loext:marker-style-name="T53"><text:span text:style-name="T1"/></text:p>
          </table:table-cell>
          <table:covered-table-cell/>
          <table:covered-table-cell/>
          <table:table-cell table:style-name="Table18.A1" table:number-rows-spanned="27" office:value-type="string">
            <text:p text:style-name="P61" loext:marker-style-name="T53"><text:span text:style-name="T6"/></text:p>
            <text:p text:style-name="P51" loext:marker-style-name="T53"><text:span text:style-name="T1"/></text:p>
            <text:p text:style-name="P51" loext:marker-style-name="T50"><text:span text:style-name="T1"/></text:p>
            <text:p text:style-name="P51" loext:marker-style-name="T50"><text:span text:style-name="T1"/></text:p>
            <text:p text:style-name="P51" loext:marker-style-name="T53"><text:span text:style-name="T1"/></text:p>
            <text:p text:style-name="P51" loext:marker-style-name="T50"><text:span text:style-name="T1"/></text:p>
            <text:p text:style-name="P51" loext:marker-style-name="T50"><text:span text:style-name="T1"/></text:p>
            <text:p text:style-name="P51" loext:marker-style-name="T50"><text:span text:style-name="T1"/></text:p>
            <text:p text:style-name="P51" loext:marker-style-name="T50"><text:span text:style-name="T1"/></text:p>
            <text:p text:style-name="P51" loext:marker-style-name="T48"><text:span text:style-name="T1"/></text:p>
            <text:p text:style-name="P51" loext:marker-style-name="T53"><text:span text:style-name="T6"/></text:p>
            <text:p text:style-name="P51" loext:marker-style-name="T53"><text:span text:style-name="T6"/></text:p>
            <text:p text:style-name="P61" loext:marker-style-name="T53"><text:span text:style-name="T6"/></text:p>
            <text:p text:style-name="P60" loext:marker-style-name="T53"><text:span text:style-name="T6"><text:s/></text:span></text:p>
            <text:p text:style-name="P51" loext:marker-style-name="T53"><text:span text:style-name="T6"/></text:p>
            <text:p text:style-name="P51" loext:marker-style-name="T53"><text:span text:style-name="T4"/></text:p>
            <text:p text:style-name="P51" loext:marker-style-name="T50"><text:span text:style-name="T1"/></text:p>
            <text:p text:style-name="P60" loext:marker-style-name="T50"><text:span text:style-name="T9"><text:s/></text:span></text:p>
            <text:p text:style-name="P51" loext:marker-style-name="T50"><text:span text:style-name="T1"/></text:p>
            <text:p text:style-name="P51" loext:marker-style-name="T50"><text:span text:style-name="T1"/></text:p>
            <text:p text:style-name="P51" loext:marker-style-name="T50"><text:span text:style-name="T1"/></text:p>
            <text:p text:style-name="P51" loext:marker-style-name="T50"><text:span text:style-name="T4"/></text:p>
            <text:p text:style-name="P51" loext:marker-style-name="T50"><text:span text:style-name="T1"/></text:p>
          </table:table-cell>
          <table:table-cell table:style-name="Table18.A1" table:number-rows-spanned="27" office:value-type="string">
            <text:p text:style-name="P61" loext:marker-style-name="T53"/>
          </table:table-cell>
          <table:table-cell table:style-name="Table18.A1" table:number-columns-spanned="2" office:value-type="string">
            <text:p text:style-name="P37" loext:marker-style-name="T53"><text:span text:style-name="T6">Spirituosen </text:span><text:span text:style-name="T11">&amp;</text:span><text:span text:style-name="T6"> Lik</text:span><text:span text:style-name="T11">ö</text:span><text:span text:style-name="T6">re</text:span></text:p>
          </table:table-cell>
          <table:covered-table-cell/>
        </table:table-row>
        <table:table-row>
          <table:table-cell table:style-name="Table18.A1" office:value-type="string">
            <text:p text:style-name="P52" loext:marker-style-name="T48"><text:span text:style-name="T1">12</text:span></text:p>
          </table:table-cell>
          <table:table-cell table:style-name="Table18.A1" office:value-type="string">
            <text:p text:style-name="P155" loext:marker-style-name="T48"><text:span text:style-name="T1">Apfelsaft/Orangensaft</text:span></text:p>
          </table:table-cell>
          <table:table-cell table:style-name="Table18.A1" office:value-type="string">
            <text:p text:style-name="P137" loext:marker-style-name="T48"><text:span text:style-name="T27">0.2 l –</text:span> 2.5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63" loext:marker-style-name="T53"><text:span text:style-name="T6">57</text:span></text:p>
          </table:table-cell>
          <table:table-cell table:style-name="Table18.A1" office:value-type="string">
            <text:p text:style-name="P116" loext:marker-style-name="T53"><text:span text:style-name="T6">J</text:span><text:span text:style-name="T11">ä</text:span><text:span text:style-name="T6">germeister</text:span></text:p>
          </table:table-cell>
          <table:table-cell table:style-name="Table18.A1" office:value-type="string">
            <text:p text:style-name="P119" loext:marker-style-name="T53"><text:span text:style-name="T27">2 cl –</text:span> 2.80</text:p>
          </table:table-cell>
        </table:table-row>
        <table:table-row>
          <table:table-cell table:style-name="Table18.A1" office:value-type="string">
            <text:p text:style-name="P63" loext:marker-style-name="T48"><text:span text:style-name="T6">13</text:span></text:p>
          </table:table-cell>
          <table:table-cell table:style-name="Table18.A1" office:value-type="string">
            <text:p text:style-name="P155" loext:marker-style-name="T48"><text:span text:style-name="T3">Coca-Cola</text:span><text:span text:style-name="T6">, </text:span><text:span text:style-name="T3">Fanta</text:span><text:span text:style-name="T6"> </text:span></text:p>
          </table:table-cell>
          <table:table-cell table:style-name="Table18.A1" office:value-type="string">
            <text:p text:style-name="P137" loext:marker-style-name="T48"><text:span text:style-name="T27">0.4 l –</text:span> 3.9<text:span text:style-name="T40">0</text:span>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63" loext:marker-style-name="T50"><text:span text:style-name="T6">58</text:span></text:p>
          </table:table-cell>
          <table:table-cell table:style-name="Table18.A1" office:value-type="string">
            <text:p text:style-name="P116" loext:marker-style-name="T50"><text:span text:style-name="T6">Obstler</text:span></text:p>
          </table:table-cell>
          <table:table-cell table:style-name="Table18.A1" office:value-type="string">
            <text:p text:style-name="P119" loext:marker-style-name="T50"><text:span text:style-name="T27">2 cl –</text:span> 2.80</text:p>
          </table:table-cell>
        </table:table-row>
        <table:table-row>
          <table:table-cell table:style-name="Table18.A1" office:value-type="string">
            <text:p text:style-name="P63" loext:marker-style-name="T48"><text:span text:style-name="T6">14</text:span></text:p>
          </table:table-cell>
          <table:table-cell table:style-name="Table18.A1" office:value-type="string">
            <text:p text:style-name="P113" loext:marker-style-name="T48"><text:span text:style-name="T6">Spezi</text:span></text:p>
          </table:table-cell>
          <table:table-cell table:style-name="Table18.A1" office:value-type="string">
            <text:p text:style-name="P122" loext:marker-style-name="T48"><text:span text:style-name="T27">0.5 l –</text:span> 4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63" loext:marker-style-name="T50"><text:span text:style-name="T6">59</text:span></text:p>
          </table:table-cell>
          <table:table-cell table:style-name="Table18.A1" office:value-type="string">
            <text:p text:style-name="P116" loext:marker-style-name="T50"><text:span text:style-name="T6">Fernet Branca</text:span></text:p>
          </table:table-cell>
          <table:table-cell table:style-name="Table18.A1" office:value-type="string">
            <text:p text:style-name="P119" loext:marker-style-name="T50"><text:span text:style-name="T27">2 cl –</text:span> 2.80</text:p>
          </table:table-cell>
        </table:table-row>
        <table:table-row>
          <table:table-cell table:style-name="Table18.A1" office:value-type="string">
            <text:p text:style-name="P63" loext:marker-style-name="T48"><text:span text:style-name="T6">15</text:span></text:p>
          </table:table-cell>
          <table:table-cell table:style-name="Table18.A1" office:value-type="string">
            <text:p text:style-name="P113" loext:marker-style-name="T48"><text:span text:style-name="T6">Johannisbeer- Schorle od. Orangensaft-</text:span><text:span text:style-name="T10">Schorle</text:span></text:p>
          </table:table-cell>
          <table:table-cell table:style-name="Table18.A1" office:value-type="string">
            <text:p text:style-name="P122" loext:marker-style-name="T48"><text:span text:style-name="T27">0.4 </text:span><text:span text:style-name="T29">l</text:span><text:span text:style-name="T27"> –</text:span> 4.1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63" loext:marker-style-name="T53"><text:span text:style-name="T6">60</text:span></text:p>
          </table:table-cell>
          <table:table-cell table:style-name="Table18.A1" office:value-type="string">
            <text:p text:style-name="P116" loext:marker-style-name="T53"><text:span text:style-name="T6">Williamsbrine</text:span></text:p>
          </table:table-cell>
          <table:table-cell table:style-name="Table18.A1" office:value-type="string">
            <text:p text:style-name="P119" loext:marker-style-name="T53"><text:span text:style-name="T27">2 cl –</text:span> 2.90</text:p>
          </table:table-cell>
        </table:table-row>
        <table:table-row>
          <table:table-cell table:style-name="Table18.A1" office:value-type="string">
            <text:p text:style-name="P63" loext:marker-style-name="T48"><text:span text:style-name="T6">16</text:span></text:p>
          </table:table-cell>
          <table:table-cell table:style-name="Table18.A1" office:value-type="string">
            <text:p text:style-name="P116" loext:marker-style-name="T48"><text:span text:style-name="T6">Tafelwasser</text:span></text:p>
          </table:table-cell>
          <table:table-cell table:style-name="Table18.A1" office:value-type="string">
            <text:p text:style-name="P122" loext:marker-style-name="T48"><text:span text:style-name="T27">0.25 l -</text:span> 2.6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52" loext:marker-style-name="T50"><text:span text:style-name="T1">63</text:span></text:p>
          </table:table-cell>
          <table:table-cell table:style-name="Table18.A1" office:value-type="string">
            <text:p text:style-name="P158" loext:marker-style-name="T50"><text:span text:style-name="T1">Metaxa</text:span></text:p>
            <text:p text:style-name="P164" loext:marker-style-name="T54"><text:span text:style-name="T6">Griechischer Weinbrand</text:span></text:p>
          </table:table-cell>
          <table:table-cell table:style-name="Table18.A1" office:value-type="string">
            <text:p text:style-name="P135" loext:marker-style-name="T50"><text:span text:style-name="T27">2 cl –</text:span> 3.20</text:p>
          </table:table-cell>
        </table:table-row>
        <table:table-row>
          <table:table-cell table:style-name="Table18.A1" office:value-type="string">
            <text:p text:style-name="P63" loext:marker-style-name="T48"><text:span text:style-name="T6">17</text:span></text:p>
          </table:table-cell>
          <table:table-cell table:style-name="Table18.A1" office:value-type="string">
            <text:p text:style-name="P116" loext:marker-style-name="T48"><text:span text:style-name="T6">Tafelwasser</text:span></text:p>
          </table:table-cell>
          <table:table-cell table:style-name="Table18.A1" office:value-type="string">
            <text:p text:style-name="P122" loext:marker-style-name="T48"><text:span text:style-name="T27">0.5 l –</text:span> 3.60</text:p>
            <text:p text:style-name="P122" loext:marker-style-name="T48"/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52" loext:marker-style-name="T50"><text:span text:style-name="T1"/></text:p>
          </table:table-cell>
          <table:table-cell table:style-name="Table18.A1" office:value-type="string">
            <text:p text:style-name="P160" loext:marker-style-name="T50"><text:span text:style-name="T1">Ouzo </text:span></text:p>
          </table:table-cell>
          <table:table-cell table:style-name="Table18.A1" office:value-type="string">
            <text:p text:style-name="P135" loext:marker-style-name="T50"><text:span text:style-name="T27">2 cl –</text:span> 2.80</text:p>
          </table:table-cell>
        </table:table-row>
        <table:table-row>
          <table:table-cell table:style-name="Table18.A1" table:number-columns-spanned="3" office:value-type="string">
            <text:p text:style-name="P37" loext:marker-style-name="T53"><text:span text:style-name="T6">Hei</text:span><text:span text:style-name="T11">ß</text:span><text:span text:style-name="T6">e Getranke</text:span></text:p>
            <text:p text:style-name="P118" loext:marker-style-name="T53"><text:span text:style-name="T6"/></text:p>
          </table:table-cell>
          <table:covered-table-cell/>
          <table:covered-table-cell/>
          <table:covered-table-cell table:style-name="Table18.A1"/>
          <table:covered-table-cell table:style-name="Table18.A1"/>
          <table:table-cell table:style-name="Table18.A1" office:value-type="string">
            <text:p text:style-name="P52" loext:marker-style-name="T50"><text:span text:style-name="T1">65</text:span></text:p>
          </table:table-cell>
          <table:table-cell table:style-name="Table18.A1" office:value-type="string">
            <text:p text:style-name="P158" loext:marker-style-name="T50"><text:span text:style-name="T1">Hennessy</text:span></text:p>
            <text:p text:style-name="P164" loext:marker-style-name="T53"><text:span text:style-name="T6">Franz</text:span><text:span text:style-name="T11">ö</text:span><text:span text:style-name="T6">sischer Cognac</text:span></text:p>
          </table:table-cell>
          <table:table-cell table:style-name="Table18.A1" office:value-type="string">
            <text:p text:style-name="P135" loext:marker-style-name="T50"><text:span text:style-name="T27">2 cl –</text:span> 3.20</text:p>
          </table:table-cell>
        </table:table-row>
        <table:table-row>
          <table:table-cell table:style-name="Table18.A1" office:value-type="string">
            <text:p text:style-name="P63" loext:marker-style-name="T53"><text:span text:style-name="T6">21</text:span></text:p>
          </table:table-cell>
          <table:table-cell table:style-name="Table18.A1" office:value-type="string">
            <text:p text:style-name="P116" loext:marker-style-name="T53"><text:span text:style-name="T6">Hei</text:span><text:span text:style-name="T11">ß</text:span><text:span text:style-name="T6">e Zitrone</text:span></text:p>
          </table:table-cell>
          <table:table-cell table:style-name="Table18.A1" office:value-type="string">
            <text:p text:style-name="P122" loext:marker-style-name="T53">3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52" loext:marker-style-name="T50"><text:span text:style-name="T1"/></text:p>
          </table:table-cell>
          <table:table-cell table:style-name="Table18.A1" office:value-type="string">
            <text:p text:style-name="P160" loext:marker-style-name="T50"><text:span text:style-name="T1">Jack Daniel’s</text:span></text:p>
          </table:table-cell>
          <table:table-cell table:style-name="Table18.A1" office:value-type="string">
            <text:p text:style-name="P135" loext:marker-style-name="T50"><text:span text:style-name="T27">2 cl –</text:span> 3.20</text:p>
          </table:table-cell>
        </table:table-row>
        <table:table-row>
          <table:table-cell table:style-name="Table18.A1" office:value-type="string">
            <text:p text:style-name="P63" loext:marker-style-name="T50"><text:span text:style-name="T6">22</text:span></text:p>
          </table:table-cell>
          <table:table-cell table:style-name="Table18.A1" office:value-type="string">
            <text:p text:style-name="P116" loext:marker-style-name="T50"><text:span text:style-name="T6">Tasse Kaffee</text:span></text:p>
          </table:table-cell>
          <table:table-cell table:style-name="Table18.A1" office:value-type="string">
            <text:p text:style-name="P122" loext:marker-style-name="T50">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63" loext:marker-style-name="T48"><text:span text:style-name="T6">67</text:span></text:p>
          </table:table-cell>
          <table:table-cell table:style-name="Table18.A1" office:value-type="string">
            <text:p text:style-name="P116" loext:marker-style-name="T48"><text:span text:style-name="T6">Wodka </text:span></text:p>
          </table:table-cell>
          <table:table-cell table:style-name="Table18.A1" office:value-type="string">
            <text:p text:style-name="P119" loext:marker-style-name="T48"><text:span text:style-name="T27">2 cl –</text:span> 2.80</text:p>
          </table:table-cell>
        </table:table-row>
        <table:table-row>
          <table:table-cell table:style-name="Table18.A1" office:value-type="string">
            <text:p text:style-name="P63" loext:marker-style-name="T50"><text:span text:style-name="T6">23</text:span></text:p>
          </table:table-cell>
          <table:table-cell table:style-name="Table18.A1" office:value-type="string">
            <text:p text:style-name="P116" loext:marker-style-name="T50"><text:span text:style-name="T6">Cappuccino</text:span></text:p>
          </table:table-cell>
          <table:table-cell table:style-name="Table18.A1" office:value-type="string">
            <text:p text:style-name="P122" loext:marker-style-name="T50">3.6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63" loext:marker-style-name="T53"><text:span text:style-name="T6">68</text:span></text:p>
          </table:table-cell>
          <table:table-cell table:style-name="Table18.A1" office:value-type="string">
            <text:p text:style-name="P159" loext:marker-style-name="T53"><text:span text:style-name="T3">Kruskovac</text:span><text:span text:style-name="T1"> </text:span></text:p>
            <text:p text:style-name="P159" loext:marker-style-name="T53"><text:span text:style-name="T19">Brinenlik</text:span><text:span text:style-name="T20">ö</text:span><text:span text:style-name="T19">r</text:span></text:p>
          </table:table-cell>
          <table:table-cell table:style-name="Table18.A1" office:value-type="string">
            <text:p text:style-name="P135" loext:marker-style-name="T53"><text:span text:style-name="T27">2 cl –</text:span> 2.80</text:p>
          </table:table-cell>
        </table:table-row>
        <table:table-row>
          <table:table-cell table:style-name="Table18.A1" office:value-type="string">
            <text:p text:style-name="P63" loext:marker-style-name="T50"><text:span text:style-name="T6">24</text:span></text:p>
          </table:table-cell>
          <table:table-cell table:style-name="Table18.A1" office:value-type="string">
            <text:p text:style-name="P116" loext:marker-style-name="T50"><text:span text:style-name="T6">Mocca- Espresso</text:span></text:p>
          </table:table-cell>
          <table:table-cell table:style-name="Table18.A1" office:value-type="string">
            <text:p text:style-name="P122" loext:marker-style-name="T50">3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63" loext:marker-style-name="T53"><text:span text:style-name="T6"/></text:p>
          </table:table-cell>
          <table:table-cell table:style-name="Table18.A1" office:value-type="string">
            <text:p text:style-name="P120" loext:marker-style-name="T53"><text:span text:style-name="T6">Julischka</text:span></text:p>
          </table:table-cell>
          <table:table-cell table:style-name="Table18.A1" office:value-type="string">
            <text:p text:style-name="P135" loext:marker-style-name="T53"><text:span text:style-name="T27">2 cl –</text:span> 2.80</text:p>
            <text:p text:style-name="P135" loext:marker-style-name="T53"/>
          </table:table-cell>
        </table:table-row>
        <table:table-row>
          <table:table-cell table:style-name="Table18.A1" office:value-type="string">
            <text:p text:style-name="P63" loext:marker-style-name="T53"><text:span text:style-name="T6">25</text:span></text:p>
          </table:table-cell>
          <table:table-cell table:style-name="Table18.A1" office:value-type="string">
            <text:p text:style-name="P116" loext:marker-style-name="T53"><text:span text:style-name="T6">Tee mit Zitrone</text:span></text:p>
          </table:table-cell>
          <table:table-cell table:style-name="Table18.A1" office:value-type="string">
            <text:p text:style-name="P122" loext:marker-style-name="T53">3.00</text:p>
          </table:table-cell>
          <table:covered-table-cell table:style-name="Table18.A1"/>
          <table:covered-table-cell table:style-name="Table18.A1"/>
          <table:table-cell table:style-name="Table18.A1" table:number-columns-spanned="2" office:value-type="string">
            <text:p text:style-name="P37" loext:marker-style-name="T53"><text:span text:style-name="T6">Original kroatische Weine</text:span></text:p>
            <text:p text:style-name="P27" loext:marker-style-name="T53"><text:span text:style-name="T6"/></text:p>
          </table:table-cell>
          <table:covered-table-cell/>
        </table:table-row>
        <table:table-row>
          <table:table-cell table:style-name="Table18.A1" office:value-type="string">
            <text:p text:style-name="P63" loext:marker-style-name="T50"><text:span text:style-name="T6">26</text:span></text:p>
          </table:table-cell>
          <table:table-cell table:style-name="Table18.A1" office:value-type="string">
            <text:p text:style-name="P116" loext:marker-style-name="T50"><text:span text:style-name="T6">Tee mit Rum 2 cl</text:span></text:p>
          </table:table-cell>
          <table:table-cell table:style-name="Table18.A1" office:value-type="string">
            <text:p text:style-name="P122" loext:marker-style-name="T50">5.2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60" loext:marker-style-name="T53"><text:span text:style-name="T11"/></text:p>
          </table:table-cell>
          <table:table-cell table:style-name="Table18.A1" office:value-type="string">
            <text:p text:style-name="P163" loext:marker-style-name="T53"><text:span text:style-name="T9">~ </text:span><text:span text:style-name="T22">Wei</text:span><text:span text:style-name="T23">ß</text:span></text:p>
          </table:table-cell>
          <table:table-cell table:style-name="Table18.A1" office:value-type="string">
            <text:p text:style-name="P62" loext:marker-style-name="T53"/>
          </table:table-cell>
        </table:table-row>
        <table:table-row>
          <table:table-cell table:style-name="Table18.A1" office:value-type="string">
            <text:p text:style-name="P63" loext:marker-style-name="T53"><text:span text:style-name="T6"/></text:p>
          </table:table-cell>
          <table:table-cell table:style-name="Table18.A1" office:value-type="string">
            <text:p text:style-name="P116" loext:marker-style-name="T53"><text:span text:style-name="T6"/></text:p>
          </table:table-cell>
          <table:table-cell table:style-name="Table18.A1" office:value-type="string">
            <text:p text:style-name="P118" loext:marker-style-name="T53"/>
          </table:table-cell>
          <table:covered-table-cell table:style-name="Table18.A1"/>
          <table:covered-table-cell table:style-name="Table18.A1"/>
          <table:table-cell table:style-name="Table18.A1" table:number-rows-spanned="2" office:value-type="string">
            <text:p text:style-name="P52" loext:marker-style-name="T53"><text:span text:style-name="T3">71</text:span></text:p>
          </table:table-cell>
          <table:table-cell table:style-name="Table18.A1" table:number-rows-spanned="2" office:value-type="string">
            <text:p text:style-name="P158" loext:marker-style-name="T53"><text:span text:style-name="T3">Laski Rizling </text:span></text:p>
            <text:p text:style-name="P164" loext:marker-style-name="T53"><text:span text:style-name="T6">lieblich</text:span></text:p>
          </table:table-cell>
          <table:table-cell table:style-name="Table18.A1" table:number-rows-spanned="2" office:value-type="string">
            <text:p text:style-name="P135" loext:marker-style-name="T53"><text:span text:style-name="T27">0.2 l –</text:span> 5.90</text:p>
          </table:table-cell>
        </table:table-row>
        <table:table-row table:style-name="Table18.16">
          <table:table-cell table:style-name="Table18.A1" office:value-type="string">
            <text:p text:style-name="P61" loext:marker-style-name="T53"><text:span text:style-name="T6"/></text:p>
          </table:table-cell>
          <table:table-cell table:style-name="Table18.A1" office:value-type="string">
            <text:p text:style-name="P117" loext:marker-style-name="T53"><text:span text:style-name="T6">Aperitiv</text:span></text:p>
          </table:table-cell>
          <table:table-cell table:style-name="Table18.A1" office:value-type="string">
            <text:p text:style-name="P118" loext:marker-style-name="T53"/>
          </table:table-cell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</table:table-row>
        <table:table-row>
          <table:table-cell table:style-name="Table18.A1" office:value-type="string">
            <text:p text:style-name="P63" loext:marker-style-name="T50"><text:span text:style-name="T6">45</text:span></text:p>
          </table:table-cell>
          <table:table-cell table:style-name="Table18.A1" office:value-type="string">
            <text:p text:style-name="P116" loext:marker-style-name="T50"><text:span text:style-name="T6">Campari - Soda, Orange</text:span></text:p>
          </table:table-cell>
          <table:table-cell table:style-name="Table18.A1" office:value-type="string">
            <text:p text:style-name="P119" loext:marker-style-name="T50"><text:span text:style-name="T27">5 cl –</text:span> 5.5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52" loext:marker-style-name="T53"><text:span text:style-name="T4">72</text:span></text:p>
          </table:table-cell>
          <table:table-cell table:style-name="Table18.A1" office:value-type="string">
            <text:p text:style-name="P158" loext:marker-style-name="T53"><text:span text:style-name="T1">Traminer</text:span></text:p>
            <text:p text:style-name="P164" loext:marker-style-name="T53"><text:span text:style-name="T6">lieblich, sch</text:span><text:span text:style-name="T11">ö</text:span><text:span text:style-name="T6">ne w</text:span><text:span text:style-name="T11">ürzige Art</text:span></text:p>
          </table:table-cell>
          <table:table-cell table:style-name="Table18.A1" office:value-type="string">
            <text:p text:style-name="P135" loext:marker-style-name="T53"><text:span text:style-name="T27">0.2 –</text:span> 5.90</text:p>
          </table:table-cell>
        </table:table-row>
        <table:table-row>
          <table:table-cell table:style-name="Table18.A1" office:value-type="string">
            <text:p text:style-name="P63" loext:marker-style-name="T48"><text:span text:style-name="T6">46</text:span></text:p>
          </table:table-cell>
          <table:table-cell table:style-name="Table18.A1" office:value-type="string">
            <text:p text:style-name="P116" loext:marker-style-name="T48"><text:span text:style-name="T6">Campari, Martini</text:span></text:p>
          </table:table-cell>
          <table:table-cell table:style-name="Table18.A1" office:value-type="string">
            <text:p text:style-name="P119" loext:marker-style-name="T48"><text:span text:style-name="T27">5 cl –</text:span> 4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52" loext:marker-style-name="T50"><text:span text:style-name="T4">73</text:span></text:p>
          </table:table-cell>
          <table:table-cell table:style-name="Table18.A1" office:value-type="string">
            <text:p text:style-name="P158" loext:marker-style-name="T50"><text:span text:style-name="T1">Zilavka- Mostar</text:span></text:p>
            <text:p text:style-name="P164" loext:marker-style-name="T54"><text:span text:style-name="T11">Spritzenwein, feinfruchtig, trockene Art</text:span></text:p>
          </table:table-cell>
          <table:table-cell table:style-name="Table18.A1" office:value-type="string">
            <text:p text:style-name="P135" loext:marker-style-name="T50"><text:span text:style-name="T27">0.2 l –</text:span> 5.90</text:p>
          </table:table-cell>
        </table:table-row>
        <table:table-row>
          <table:table-cell table:style-name="Table18.A1" office:value-type="string">
            <text:p text:style-name="P63" loext:marker-style-name="T48"><text:span text:style-name="T6">47</text:span></text:p>
          </table:table-cell>
          <table:table-cell table:style-name="Table18.A1" office:value-type="string">
            <text:p text:style-name="P116" loext:marker-style-name="T48"><text:span text:style-name="T6">Sljivovic</text:span></text:p>
          </table:table-cell>
          <table:table-cell table:style-name="Table18.A1" office:value-type="string">
            <text:p text:style-name="P119" loext:marker-style-name="T48"><text:span text:style-name="T27">2 cl -</text:span> 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60" loext:marker-style-name="T50"><text:span text:style-name="T6"/></text:p>
          </table:table-cell>
          <table:table-cell table:style-name="Table18.A1" office:value-type="string">
            <text:p text:style-name="P163" loext:marker-style-name="T50"><text:span text:style-name="T9"/></text:p>
            <text:p text:style-name="P163" loext:marker-style-name="T50"><text:span text:style-name="T9">~ </text:span><text:span text:style-name="T22">Rot</text:span></text:p>
          </table:table-cell>
          <table:table-cell table:style-name="Table18.A1" office:value-type="string">
            <text:p text:style-name="P118" loext:marker-style-name="T50"/>
          </table:table-cell>
        </table:table-row>
        <table:table-row>
          <table:table-cell table:style-name="Table18.A1" office:value-type="string">
            <text:p text:style-name="P63" loext:marker-style-name="T48"><text:span text:style-name="T6"/></text:p>
          </table:table-cell>
          <table:table-cell table:style-name="Table18.A1" office:value-type="string">
            <text:p text:style-name="P120" loext:marker-style-name="T48"><text:span text:style-name="T6">Aperol Spritz</text:span></text:p>
          </table:table-cell>
          <table:table-cell table:style-name="Table18.A1" office:value-type="string">
            <text:p text:style-name="P119" loext:marker-style-name="T48">5.9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76" loext:marker-style-name="T50"><text:span text:style-name="T4">78</text:span></text:p>
          </table:table-cell>
          <table:table-cell table:style-name="Table18.A1" office:value-type="string">
            <text:p text:style-name="P158" loext:marker-style-name="T50"><text:span text:style-name="T1">Merlot</text:span></text:p>
            <text:p text:style-name="P165" loext:marker-style-name="T54"><text:span text:style-name="T11">feinherb, schooner Sortencharakter</text:span></text:p>
          </table:table-cell>
          <table:table-cell table:style-name="Table18.A1" office:value-type="string">
            <text:p text:style-name="P135" loext:marker-style-name="T50"><text:span text:style-name="T27">0.2 l –</text:span> 5.90</text:p>
          </table:table-cell>
        </table:table-row>
        <table:table-row>
          <table:table-cell table:style-name="Table18.A1" office:value-type="string">
            <text:p text:style-name="P63" loext:marker-style-name="T48"><text:span text:style-name="T6"/></text:p>
          </table:table-cell>
          <table:table-cell table:style-name="Table18.A1" office:value-type="string">
            <text:p text:style-name="P120" loext:marker-style-name="T48"><text:span text:style-name="T6">Hugo</text:span></text:p>
          </table:table-cell>
          <table:table-cell table:style-name="Table18.A1" office:value-type="string">
            <text:p text:style-name="P119" loext:marker-style-name="T48">5.9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76" loext:marker-style-name="T50"><text:span text:style-name="T1">79</text:span></text:p>
          </table:table-cell>
          <table:table-cell table:style-name="Table18.A1" office:value-type="string">
            <text:p text:style-name="P158" loext:marker-style-name="T50"><text:span text:style-name="T1">Plavac</text:span></text:p>
            <text:p text:style-name="P165" loext:marker-style-name="T53"><text:span text:style-name="T6">feinherb, gehaltvoll</text:span></text:p>
          </table:table-cell>
          <table:table-cell table:style-name="Table18.A1" office:value-type="string">
            <text:p text:style-name="P135" loext:marker-style-name="T50"><text:span text:style-name="T27">0.2 l - </text:span>5.90</text:p>
          </table:table-cell>
        </table:table-row>
        <table:table-row>
          <table:table-cell table:style-name="Table18.A1" office:value-type="string">
            <text:p text:style-name="P52" loext:marker-style-name="T48"><text:span text:style-name="T1">48</text:span></text:p>
          </table:table-cell>
          <table:table-cell table:style-name="Table18.A1" office:value-type="string">
            <text:p text:style-name="P158" loext:marker-style-name="T48"><text:span text:style-name="T1">Barack Palinka</text:span></text:p>
            <text:p text:style-name="P164" loext:marker-style-name="T49"><text:span text:style-name="T6">Aprikoaenbrand</text:span></text:p>
          </table:table-cell>
          <table:table-cell table:style-name="Table18.A1" office:value-type="string">
            <text:p text:style-name="P135" loext:marker-style-name="T48"><text:span text:style-name="T27">2 cl - </text:span>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52" loext:marker-style-name="T50"><text:span text:style-name="T1">80</text:span></text:p>
          </table:table-cell>
          <table:table-cell table:style-name="Table18.A1" office:value-type="string">
            <text:p text:style-name="P158" loext:marker-style-name="T50"><text:span text:style-name="T1">Peljesac</text:span></text:p>
            <text:p text:style-name="P164" loext:marker-style-name="T54"><text:span text:style-name="T6">mild, weich, samtige F</text:span><text:span text:style-name="T11">ü</text:span><text:span text:style-name="T6">lle</text:span></text:p>
          </table:table-cell>
          <table:table-cell table:style-name="Table18.A1" office:value-type="string">
            <text:p text:style-name="P135" loext:marker-style-name="T50"><text:span text:style-name="T27">0.2 l –</text:span> 5.90</text:p>
          </table:table-cell>
        </table:table-row>
        <table:table-row>
          <table:table-cell table:style-name="Table18.A1" office:value-type="string">
            <text:p text:style-name="P52" loext:marker-style-name="T50"><text:span text:style-name="T1">49</text:span></text:p>
          </table:table-cell>
          <table:table-cell table:style-name="Table18.A1" office:value-type="string">
            <text:p text:style-name="P158" loext:marker-style-name="T50"><text:span text:style-name="T1">Pelinkovac</text:span></text:p>
            <text:p text:style-name="P164" loext:marker-style-name="T54"><text:span text:style-name="T6">Magenbitter aus dalmatischen Kr</text:span><text:span text:style-name="T11">ä</text:span><text:span text:style-name="T6">uten</text:span></text:p>
          </table:table-cell>
          <table:table-cell table:style-name="Table18.A1" office:value-type="string">
            <text:p text:style-name="P135" loext:marker-style-name="T50"><text:span text:style-name="T27">2 cl – </text:span>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52" loext:marker-style-name="T50"><text:span text:style-name="T4">87</text:span></text:p>
          </table:table-cell>
          <table:table-cell table:style-name="Table18.A1" office:value-type="string">
            <text:p text:style-name="P158" loext:marker-style-name="T50"><text:span text:style-name="T1">Weinschorle</text:span></text:p>
            <text:p text:style-name="P164" loext:marker-style-name="T54"><text:span text:style-name="T6">s</text:span><text:span text:style-name="T11">üß oder sauer</text:span></text:p>
          </table:table-cell>
          <table:table-cell table:style-name="Table18.A1" office:value-type="string">
            <text:p text:style-name="P135" loext:marker-style-name="T50"><text:span text:style-name="T27">0.25 l –</text:span> 3.90</text:p>
          </table:table-cell>
        </table:table-row>
        <table:table-row>
          <table:table-cell table:style-name="Table18.A1" table:number-columns-spanned="3" office:value-type="string">
            <text:p text:style-name="P37" loext:marker-style-name="T53"><text:span text:style-name="T10">Sekte</text:span></text:p>
            <text:p text:style-name="P26" loext:marker-style-name="T53"><text:span text:style-name="T6"/></text:p>
          </table:table-cell>
          <table:covered-table-cell/>
          <table:covered-table-cell/>
          <table:covered-table-cell table:style-name="Table18.A1"/>
          <table:covered-table-cell table:style-name="Table18.A1"/>
          <table:table-cell table:style-name="Table18.A1" table:number-rows-spanned="2" office:value-type="string">
            <text:p text:style-name="P63" loext:marker-style-name="T50"><text:span text:style-name="T6">89</text:span></text:p>
          </table:table-cell>
          <table:table-cell table:style-name="Table18.A1" table:number-rows-spanned="2" office:value-type="string">
            <text:p text:style-name="P158" loext:marker-style-name="T50"><text:span text:style-name="T3">Weinschorle</text:span><text:span text:style-name="T6"> </text:span><text:span text:style-name="T18">aus Zilavka</text:span></text:p>
          </table:table-cell>
          <table:table-cell table:style-name="Table18.A1" table:number-rows-spanned="2" office:value-type="string">
            <text:p text:style-name="P135" loext:marker-style-name="T50"><text:span text:style-name="T27">0.5 l –</text:span> 8.50</text:p>
          </table:table-cell>
        </table:table-row>
        <table:table-row>
          <table:table-cell table:style-name="Table18.A1" office:value-type="string">
            <text:p text:style-name="P63" loext:marker-style-name="T53"><text:span text:style-name="T6">36</text:span></text:p>
          </table:table-cell>
          <table:table-cell table:style-name="Table18.A1" office:value-type="string">
            <text:p text:style-name="P116" loext:marker-style-name="T53"><text:span text:style-name="T6">F</text:span><text:span text:style-name="T11">ü</text:span><text:span text:style-name="T6">rst Metternich</text:span></text:p>
          </table:table-cell>
          <table:table-cell table:style-name="Table18.A1" office:value-type="string">
            <text:p text:style-name="P119" loext:marker-style-name="T53"><text:span text:style-name="T27">0.75 l –</text:span> 30.00</text:p>
            <text:p text:style-name="P119" loext:marker-style-name="T53"/>
          </table:table-cell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</table:table-row>
        <table:table-row>
          <table:table-cell table:style-name="Table18.A1" table:number-rows-spanned="2" office:value-type="string">
            <text:p text:style-name="P70" loext:marker-style-name="T50">37</text:p>
          </table:table-cell>
          <table:table-cell table:style-name="Table18.A1" table:number-rows-spanned="2" office:value-type="string">
            <text:p text:style-name="P116" loext:marker-style-name="T53"><text:span text:style-name="T6">F</text:span><text:span text:style-name="T11">ü</text:span><text:span text:style-name="T6">rst Metternich Piccolo</text:span></text:p>
          </table:table-cell>
          <table:table-cell table:style-name="Table18.A1" table:number-rows-spanned="2" office:value-type="string">
            <text:p text:style-name="P135" loext:marker-style-name="T50"><text:span text:style-name="T27">0.25 l</text:span> <text:span text:style-name="T27">-</text:span> 8.5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63" loext:marker-style-name="T50"><text:span text:style-name="T6"/></text:p>
          </table:table-cell>
          <table:table-cell table:style-name="Table18.A1" office:value-type="string">
            <text:p text:style-name="P51" loext:marker-style-name="T50"><text:span text:style-name="T18"/></text:p>
          </table:table-cell>
          <table:table-cell table:style-name="Table18.A1" office:value-type="string">
            <text:p text:style-name="P69" loext:marker-style-name="T50"/>
          </table:table-cell>
        </table:table-row>
        <table:table-row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table-cell table:style-name="Table18.A1" office:value-type="string">
            <text:p text:style-name="P63" loext:marker-style-name="T50"><text:span text:style-name="T6"/></text:p>
          </table:table-cell>
          <table:table-cell table:style-name="Table18.A1" office:value-type="string">
            <text:p text:style-name="P51" loext:marker-style-name="T50"><text:span text:style-name="T18"/></text:p>
          </table:table-cell>
          <table:table-cell table:style-name="Table18.A1" office:value-type="string">
            <text:p text:style-name="P69" loext:marker-style-name="T50"/>
          </table:table-cell>
        </table:table-row>
      </table:table>
      <text:p text:style-name="P18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Source Han Sans CN" svg:font-family="'Source Han Sans CN'" style:font-family-generic="system" style:font-pitch="variable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line-height="150%" fo:text-align="start" style:justify-single-word="false" fo:orphans="0" fo:widows="0" text:number-lines="false" text:line-number="0"/>
      <style:text-properties style:font-name="Ligconsolata" fo:font-family="Ligconsolata" style:font-pitch="fixed" fo:font-size="16pt" style:font-size-asian="16pt" style:font-size-complex="16pt"/>
    </style:style>
    <style:style style:name="NaslovPrveRazine" style:family="paragraph" style:parent-style-name="Table_20_Contents">
      <style:paragraph-properties fo:text-align="center" style:justify-single-word="false"/>
      <style:text-properties fo:font-size="24pt" fo:font-style="italic" officeooo:rsid="0015fbb2" style:font-size-asian="24pt" style:font-style-asian="italic" style:font-size-complex="24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align="center" style:justify-single-word="false" fo:text-indent="0in" style:auto-text-indent="false"/>
      <style:text-properties style:font-name="Ligconsolata" fo:font-family="Ligconsolata" style:font-pitch="fixe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846in" style:type="center"/>
          <style:tab-stop style:position="7.3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846in" style:type="center"/>
          <style:tab-stop style:position="7.3701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gconsolata" fo:font-style="normal" officeooo:paragraph-rsid="001f53ad" style:font-style-asian="normal" style:font-style-complex="normal"/>
    </style:style>
    <style:style style:name="MT1" style:family="text">
      <style:text-properties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110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 loext:marker-style-name="MT1"><text:span text:style-name="MT1">Die Preise sind inclusive Mehrwertsteuer und Bedienung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21:14:15.917851392</meta:creation-date>
    <dc:date>2024-02-01T23:46:29.401271997</dc:date>
    <meta:editing-duration>PT2H32M14S</meta:editing-duration>
    <meta:editing-cycles>6</meta:editing-cycles>
    <meta:generator>LibreOffice/7.5.9.2$Linux_X86_64 LibreOffice_project/50$Build-2</meta:generator>
    <meta:document-statistic meta:table-count="7" meta:image-count="0" meta:object-count="0" meta:page-count="7" meta:paragraph-count="597" meta:word-count="1308" meta:character-count="8538" meta:non-whitespace-character-count="7773"/>
  </office:meta>
</office:document-meta>
</file>